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3.783cm" fo:margin-left="-1.951cm" table:align="left" style:may-break-between-rows="false"/>
    </style:style>
    <style:style style:name="Table1.A" style:family="table-column">
      <style:table-column-properties style:column-width="4.009cm"/>
    </style:style>
    <style:style style:name="Table1.B" style:family="table-column">
      <style:table-column-properties style:column-width="4.6cm"/>
    </style:style>
    <style:style style:name="Table1.C" style:family="table-column">
      <style:table-column-properties style:column-width="15.173cm"/>
    </style:style>
    <style:style style:name="Table1.1" style:family="table-row">
      <style:table-row-properties style:min-row-height="0.993cm" fo:keep-together="always"/>
    </style:style>
    <style:style style:name="Table1.A1" style:family="table-cell">
      <style:table-cell-properties style:vertical-align="middle" fo:background-color="#ffffff" style:border-line-width="0.023cm 0.023cm 0.023cm" fo:padding="0.097cm" fo:border="1.95pt double #000000">
        <style:background-image/>
      </style:table-cell-properties>
    </style:style>
    <style:style style:name="Table1.2" style:family="table-row">
      <style:table-row-properties style:min-row-height="0.658cm" fo:keep-together="always"/>
    </style:style>
    <style:style style:name="Table1.A2" style:family="table-cell">
      <style:table-cell-properties style:vertical-align="middle" fo:background-color="#cfe7f5" style:border-line-width-left="0.023cm 0.023cm 0.023cm" style:border-line-width-top="0.023cm 0.023cm 0.023cm" style:border-line-width-bottom="0.023cm 0.023cm 0.023cm" fo:padding="0.097cm" fo:border-left="1.95pt double #000000" fo:border-right="none" fo:border-top="1.95pt double #000000" fo:border-bottom="1.95pt double #000000">
        <style:background-image/>
      </style:table-cell-properties>
    </style:style>
    <style:style style:name="Table1.C2" style:family="table-cell">
      <style:table-cell-properties style:vertical-align="middle" fo:background-color="#cfe7f5" style:border-line-width="0.023cm 0.023cm 0.023cm" fo:padding="0.097cm" fo:border="1.95pt double #000000">
        <style:background-image/>
      </style:table-cell-properties>
    </style:style>
    <style:style style:name="Table1.3" style:family="table-row">
      <style:table-row-properties style:min-row-height="1.02cm" fo:keep-together="always"/>
    </style:style>
    <style:style style:name="Table1.C3" style:family="table-cell">
      <style:table-cell-properties style:vertical-align="middle" fo:background-color="#cfe7f5"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1.4" style:family="table-row">
      <style:table-row-properties style:min-row-height="0.51cm" fo:keep-together="always"/>
    </style:style>
    <style:style style:name="Table1.A4" style:family="table-cell">
      <style:table-cell-properties style:vertical-align="middle" fo:background-color="#cfe7f5"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1.A10" style:family="table-cell">
      <style:table-cell-properties style:vertical-align="middle" fo:background-color="#99ccff"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1.C10" style:family="table-cell">
      <style:table-cell-properties style:vertical-align="middle" fo:background-color="#99ccff"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1.14" style:family="table-row">
      <style:table-row-properties style:min-row-height="0.254cm" fo:keep-together="always"/>
    </style:style>
    <style:style style:name="Table1.18" style:family="table-row">
      <style:table-row-properties style:min-row-height="0.709cm" fo:keep-together="always"/>
    </style:style>
    <style:style style:name="Table2" style:family="table">
      <style:table-properties style:width="23.783cm" fo:margin-left="-1.951cm" fo:break-before="page" table:align="left" style:may-break-between-rows="false"/>
    </style:style>
    <style:style style:name="Table2.A" style:family="table-column">
      <style:table-column-properties style:column-width="4.009cm"/>
    </style:style>
    <style:style style:name="Table2.B" style:family="table-column">
      <style:table-column-properties style:column-width="4.987cm"/>
    </style:style>
    <style:style style:name="Table2.C" style:family="table-column">
      <style:table-column-properties style:column-width="14.787cm"/>
    </style:style>
    <style:style style:name="Table2.1" style:family="table-row">
      <style:table-row-properties style:min-row-height="0.993cm" fo:keep-together="always"/>
    </style:style>
    <style:style style:name="Table2.A1" style:family="table-cell">
      <style:table-cell-properties style:vertical-align="middle" fo:background-color="#ffffff" style:border-line-width="0.023cm 0.023cm 0.023cm" fo:padding="0.097cm" fo:border="1.95pt double #000000">
        <style:background-image/>
      </style:table-cell-properties>
    </style:style>
    <style:style style:name="Table2.2" style:family="table-row">
      <style:table-row-properties style:min-row-height="0.658cm" fo:keep-together="always"/>
    </style:style>
    <style:style style:name="Table2.A2" style:family="table-cell">
      <style:table-cell-properties style:vertical-align="middle" fo:background-color="#cfe7f5" style:border-line-width-left="0.023cm 0.023cm 0.023cm" style:border-line-width-top="0.023cm 0.023cm 0.023cm" style:border-line-width-bottom="0.023cm 0.023cm 0.023cm" fo:padding="0.097cm" fo:border-left="1.95pt double #000000" fo:border-right="none" fo:border-top="1.95pt double #000000" fo:border-bottom="1.95pt double #000000">
        <style:background-image/>
      </style:table-cell-properties>
    </style:style>
    <style:style style:name="Table2.C2" style:family="table-cell">
      <style:table-cell-properties style:vertical-align="middle" fo:background-color="#cfe7f5" style:border-line-width="0.023cm 0.023cm 0.023cm" fo:padding="0.097cm" fo:border="1.95pt double #000000">
        <style:background-image/>
      </style:table-cell-properties>
    </style:style>
    <style:style style:name="Table2.3" style:family="table-row">
      <style:table-row-properties style:min-row-height="1.02cm" fo:keep-together="always"/>
    </style:style>
    <style:style style:name="Table2.C3" style:family="table-cell">
      <style:table-cell-properties style:vertical-align="middle" fo:background-color="#cfe7f5"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2.4" style:family="table-row">
      <style:table-row-properties style:min-row-height="0.51cm" fo:keep-together="always"/>
    </style:style>
    <style:style style:name="Table2.A4" style:family="table-cell">
      <style:table-cell-properties style:vertical-align="middle" fo:background-color="#cfe7f5"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2.A8" style:family="table-cell">
      <style:table-cell-properties style:vertical-align="middle" fo:background-color="#99ccff"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2.C8" style:family="table-cell">
      <style:table-cell-properties style:vertical-align="middle" fo:background-color="#99ccff"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2.14" style:family="table-row">
      <style:table-row-properties style:min-row-height="0.254cm" fo:keep-together="always"/>
    </style:style>
    <style:style style:name="Table3" style:family="table">
      <style:table-properties style:width="23.783cm" fo:margin-left="-1.951cm" fo:break-before="page" table:align="left" style:may-break-between-rows="false"/>
    </style:style>
    <style:style style:name="Table3.A" style:family="table-column">
      <style:table-column-properties style:column-width="4.009cm"/>
    </style:style>
    <style:style style:name="Table3.B" style:family="table-column">
      <style:table-column-properties style:column-width="4.987cm"/>
    </style:style>
    <style:style style:name="Table3.C" style:family="table-column">
      <style:table-column-properties style:column-width="14.787cm"/>
    </style:style>
    <style:style style:name="Table3.1" style:family="table-row">
      <style:table-row-properties style:min-row-height="0.993cm" fo:keep-together="always"/>
    </style:style>
    <style:style style:name="Table3.A1" style:family="table-cell">
      <style:table-cell-properties style:vertical-align="middle" fo:background-color="#ffffff" style:border-line-width="0.023cm 0.023cm 0.023cm" fo:padding="0.097cm" fo:border="1.95pt double #000000">
        <style:background-image/>
      </style:table-cell-properties>
    </style:style>
    <style:style style:name="Table3.2" style:family="table-row">
      <style:table-row-properties style:min-row-height="0.658cm" fo:keep-together="always"/>
    </style:style>
    <style:style style:name="Table3.A2" style:family="table-cell">
      <style:table-cell-properties style:vertical-align="middle" fo:background-color="#cfe7f5" style:border-line-width-left="0.023cm 0.023cm 0.023cm" style:border-line-width-top="0.023cm 0.023cm 0.023cm" style:border-line-width-bottom="0.023cm 0.023cm 0.023cm" fo:padding="0.097cm" fo:border-left="1.95pt double #000000" fo:border-right="none" fo:border-top="1.95pt double #000000" fo:border-bottom="1.95pt double #000000">
        <style:background-image/>
      </style:table-cell-properties>
    </style:style>
    <style:style style:name="Table3.C2" style:family="table-cell">
      <style:table-cell-properties style:vertical-align="middle" fo:background-color="#cfe7f5" style:border-line-width="0.023cm 0.023cm 0.023cm" fo:padding="0.097cm" fo:border="1.95pt double #000000">
        <style:background-image/>
      </style:table-cell-properties>
    </style:style>
    <style:style style:name="Table3.3" style:family="table-row">
      <style:table-row-properties style:min-row-height="1.02cm" fo:keep-together="always"/>
    </style:style>
    <style:style style:name="Table3.C3" style:family="table-cell">
      <style:table-cell-properties style:vertical-align="middle" fo:background-color="#cfe7f5"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3.4" style:family="table-row">
      <style:table-row-properties style:min-row-height="0.51cm" fo:keep-together="always"/>
    </style:style>
    <style:style style:name="Table3.A4" style:family="table-cell">
      <style:table-cell-properties style:vertical-align="middle" fo:background-color="#cfe7f5"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3.A8" style:family="table-cell">
      <style:table-cell-properties style:vertical-align="middle" fo:background-color="#99ccff"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3.C8" style:family="table-cell">
      <style:table-cell-properties style:vertical-align="middle" fo:background-color="#99ccff"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4" style:family="table">
      <style:table-properties style:width="23.783cm" fo:margin-left="-1.951cm" fo:break-before="page" table:align="left" style:may-break-between-rows="false"/>
    </style:style>
    <style:style style:name="Table4.A" style:family="table-column">
      <style:table-column-properties style:column-width="4.009cm"/>
    </style:style>
    <style:style style:name="Table4.B" style:family="table-column">
      <style:table-column-properties style:column-width="4.987cm"/>
    </style:style>
    <style:style style:name="Table4.C" style:family="table-column">
      <style:table-column-properties style:column-width="14.787cm"/>
    </style:style>
    <style:style style:name="Table4.1" style:family="table-row">
      <style:table-row-properties style:min-row-height="0.993cm" fo:keep-together="always"/>
    </style:style>
    <style:style style:name="Table4.A1" style:family="table-cell">
      <style:table-cell-properties style:vertical-align="middle" fo:background-color="#ffffff" style:border-line-width="0.023cm 0.023cm 0.023cm" fo:padding="0.097cm" fo:border="1.95pt double #000000">
        <style:background-image/>
      </style:table-cell-properties>
    </style:style>
    <style:style style:name="Table4.2" style:family="table-row">
      <style:table-row-properties style:min-row-height="0.658cm" fo:keep-together="always"/>
    </style:style>
    <style:style style:name="Table4.A2" style:family="table-cell">
      <style:table-cell-properties style:vertical-align="middle" fo:background-color="#cfe7f5" style:border-line-width-left="0.023cm 0.023cm 0.023cm" style:border-line-width-top="0.023cm 0.023cm 0.023cm" style:border-line-width-bottom="0.023cm 0.023cm 0.023cm" fo:padding="0.097cm" fo:border-left="1.95pt double #000000" fo:border-right="none" fo:border-top="1.95pt double #000000" fo:border-bottom="1.95pt double #000000">
        <style:background-image/>
      </style:table-cell-properties>
    </style:style>
    <style:style style:name="Table4.C2" style:family="table-cell">
      <style:table-cell-properties style:vertical-align="middle" fo:background-color="#cfe7f5" style:border-line-width="0.023cm 0.023cm 0.023cm" fo:padding="0.097cm" fo:border="1.95pt double #000000">
        <style:background-image/>
      </style:table-cell-properties>
    </style:style>
    <style:style style:name="Table4.3" style:family="table-row">
      <style:table-row-properties style:min-row-height="1.02cm" fo:keep-together="always"/>
    </style:style>
    <style:style style:name="Table4.C3" style:family="table-cell">
      <style:table-cell-properties style:vertical-align="middle" fo:background-color="#cfe7f5"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4.4" style:family="table-row">
      <style:table-row-properties style:min-row-height="0.51cm" fo:keep-together="always"/>
    </style:style>
    <style:style style:name="Table4.A4" style:family="table-cell">
      <style:table-cell-properties style:vertical-align="middle" fo:background-color="#cfe7f5"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4.10" style:family="table-row">
      <style:table-row-properties style:min-row-height="0.656cm" fo:keep-together="always"/>
    </style:style>
    <style:style style:name="Table4.A12" style:family="table-cell">
      <style:table-cell-properties style:vertical-align="middle" fo:background-color="#99ccff"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4.C12" style:family="table-cell">
      <style:table-cell-properties style:vertical-align="middle" fo:background-color="#99ccff"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4.14" style:family="table-row">
      <style:table-row-properties style:min-row-height="0.254cm" fo:keep-together="always"/>
    </style:style>
    <style:style style:name="Table5" style:family="table">
      <style:table-properties style:width="23.783cm" fo:margin-left="-1.951cm" fo:break-before="page" table:align="left" style:may-break-between-rows="false"/>
    </style:style>
    <style:style style:name="Table5.A" style:family="table-column">
      <style:table-column-properties style:column-width="4.009cm"/>
    </style:style>
    <style:style style:name="Table5.B" style:family="table-column">
      <style:table-column-properties style:column-width="4.987cm"/>
    </style:style>
    <style:style style:name="Table5.C" style:family="table-column">
      <style:table-column-properties style:column-width="14.787cm"/>
    </style:style>
    <style:style style:name="Table5.1" style:family="table-row">
      <style:table-row-properties style:min-row-height="0.993cm" fo:keep-together="always"/>
    </style:style>
    <style:style style:name="Table5.A1" style:family="table-cell">
      <style:table-cell-properties style:vertical-align="middle" fo:background-color="#ffffff" style:border-line-width="0.023cm 0.023cm 0.023cm" fo:padding="0.097cm" fo:border="1.95pt double #000000">
        <style:background-image/>
      </style:table-cell-properties>
    </style:style>
    <style:style style:name="Table5.2" style:family="table-row">
      <style:table-row-properties style:min-row-height="0.658cm" fo:keep-together="always"/>
    </style:style>
    <style:style style:name="Table5.A2" style:family="table-cell">
      <style:table-cell-properties style:vertical-align="middle" fo:background-color="#cfe7f5" style:border-line-width-left="0.023cm 0.023cm 0.023cm" style:border-line-width-top="0.023cm 0.023cm 0.023cm" style:border-line-width-bottom="0.023cm 0.023cm 0.023cm" fo:padding="0.097cm" fo:border-left="1.95pt double #000000" fo:border-right="none" fo:border-top="1.95pt double #000000" fo:border-bottom="1.95pt double #000000">
        <style:background-image/>
      </style:table-cell-properties>
    </style:style>
    <style:style style:name="Table5.C2" style:family="table-cell">
      <style:table-cell-properties style:vertical-align="middle" fo:background-color="#cfe7f5" style:border-line-width="0.023cm 0.023cm 0.023cm" fo:padding="0.097cm" fo:border="1.95pt double #000000">
        <style:background-image/>
      </style:table-cell-properties>
    </style:style>
    <style:style style:name="Table5.3" style:family="table-row">
      <style:table-row-properties style:min-row-height="1.02cm" fo:keep-together="always"/>
    </style:style>
    <style:style style:name="Table5.C3" style:family="table-cell">
      <style:table-cell-properties style:vertical-align="middle" fo:background-color="#cfe7f5"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5.4" style:family="table-row">
      <style:table-row-properties style:min-row-height="0.51cm" fo:keep-together="always"/>
    </style:style>
    <style:style style:name="Table5.A4" style:family="table-cell">
      <style:table-cell-properties style:vertical-align="middle" fo:background-color="#cfe7f5"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5.A6" style:family="table-cell">
      <style:table-cell-properties style:vertical-align="middle" fo:background-color="#99ccff"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5.C6" style:family="table-cell">
      <style:table-cell-properties style:vertical-align="middle" fo:background-color="#99ccff"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6" style:family="table">
      <style:table-properties style:width="23.783cm" fo:margin-left="-1.951cm" fo:break-before="page" table:align="left" style:may-break-between-rows="false"/>
    </style:style>
    <style:style style:name="Table6.A" style:family="table-column">
      <style:table-column-properties style:column-width="4.009cm"/>
    </style:style>
    <style:style style:name="Table6.B" style:family="table-column">
      <style:table-column-properties style:column-width="4.987cm"/>
    </style:style>
    <style:style style:name="Table6.C" style:family="table-column">
      <style:table-column-properties style:column-width="14.787cm"/>
    </style:style>
    <style:style style:name="Table6.1" style:family="table-row">
      <style:table-row-properties style:min-row-height="0.993cm" fo:keep-together="always"/>
    </style:style>
    <style:style style:name="Table6.A1" style:family="table-cell">
      <style:table-cell-properties style:vertical-align="middle" fo:background-color="#ffffff" style:border-line-width="0.023cm 0.023cm 0.023cm" fo:padding="0.097cm" fo:border="1.95pt double #000000">
        <style:background-image/>
      </style:table-cell-properties>
    </style:style>
    <style:style style:name="Table6.2" style:family="table-row">
      <style:table-row-properties style:min-row-height="0.658cm" fo:keep-together="always"/>
    </style:style>
    <style:style style:name="Table6.A2" style:family="table-cell">
      <style:table-cell-properties style:vertical-align="middle" fo:background-color="#cfe7f5" style:border-line-width-left="0.023cm 0.023cm 0.023cm" style:border-line-width-top="0.023cm 0.023cm 0.023cm" style:border-line-width-bottom="0.023cm 0.023cm 0.023cm" fo:padding="0.097cm" fo:border-left="1.95pt double #000000" fo:border-right="none" fo:border-top="1.95pt double #000000" fo:border-bottom="1.95pt double #000000">
        <style:background-image/>
      </style:table-cell-properties>
    </style:style>
    <style:style style:name="Table6.C2" style:family="table-cell">
      <style:table-cell-properties style:vertical-align="middle" fo:background-color="#cfe7f5" style:border-line-width="0.023cm 0.023cm 0.023cm" fo:padding="0.097cm" fo:border="1.95pt double #000000">
        <style:background-image/>
      </style:table-cell-properties>
    </style:style>
    <style:style style:name="Table6.3" style:family="table-row">
      <style:table-row-properties style:min-row-height="1.02cm" fo:keep-together="always"/>
    </style:style>
    <style:style style:name="Table6.C3" style:family="table-cell">
      <style:table-cell-properties style:vertical-align="middle" fo:background-color="#cfe7f5"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6.4" style:family="table-row">
      <style:table-row-properties style:min-row-height="0.51cm" fo:keep-together="always"/>
    </style:style>
    <style:style style:name="Table6.A4" style:family="table-cell">
      <style:table-cell-properties style:vertical-align="middle" fo:background-color="#cfe7f5"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6.10" style:family="table-row">
      <style:table-row-properties style:min-row-height="0.656cm" fo:keep-together="always"/>
    </style:style>
    <style:style style:name="Table6.A10" style:family="table-cell">
      <style:table-cell-properties style:vertical-align="middle" fo:background-color="#99ccff"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6.C10" style:family="table-cell">
      <style:table-cell-properties style:vertical-align="middle" fo:background-color="#99ccff"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6.14" style:family="table-row">
      <style:table-row-properties style:min-row-height="0.254cm" fo:keep-together="always"/>
    </style:style>
    <style:style style:name="Table7" style:family="table">
      <style:table-properties style:width="23.783cm" fo:margin-left="-1.951cm" fo:break-before="page" table:align="left" style:may-break-between-rows="false"/>
    </style:style>
    <style:style style:name="Table7.A" style:family="table-column">
      <style:table-column-properties style:column-width="4.009cm"/>
    </style:style>
    <style:style style:name="Table7.B" style:family="table-column">
      <style:table-column-properties style:column-width="4.987cm"/>
    </style:style>
    <style:style style:name="Table7.C" style:family="table-column">
      <style:table-column-properties style:column-width="14.787cm"/>
    </style:style>
    <style:style style:name="Table7.1" style:family="table-row">
      <style:table-row-properties style:min-row-height="0.993cm" fo:keep-together="always"/>
    </style:style>
    <style:style style:name="Table7.A1" style:family="table-cell">
      <style:table-cell-properties style:vertical-align="middle" fo:background-color="#ffffff" style:border-line-width="0.023cm 0.023cm 0.023cm" fo:padding="0.097cm" fo:border="1.95pt double #000000">
        <style:background-image/>
      </style:table-cell-properties>
    </style:style>
    <style:style style:name="Table7.2" style:family="table-row">
      <style:table-row-properties style:min-row-height="0.658cm" fo:keep-together="always"/>
    </style:style>
    <style:style style:name="Table7.A2" style:family="table-cell">
      <style:table-cell-properties style:vertical-align="middle" fo:background-color="#99ccff" style:border-line-width-left="0.023cm 0.023cm 0.023cm" style:border-line-width-top="0.023cm 0.023cm 0.023cm" style:border-line-width-bottom="0.023cm 0.023cm 0.023cm" fo:padding="0.097cm" fo:border-left="1.95pt double #000000" fo:border-right="none" fo:border-top="1.95pt double #000000" fo:border-bottom="1.95pt double #000000">
        <style:background-image/>
      </style:table-cell-properties>
    </style:style>
    <style:style style:name="Table7.C2" style:family="table-cell">
      <style:table-cell-properties style:vertical-align="middle" fo:background-color="#99ccff" style:border-line-width="0.023cm 0.023cm 0.023cm" fo:padding="0.097cm" fo:border="1.95pt double #000000">
        <style:background-image/>
      </style:table-cell-properties>
    </style:style>
    <style:style style:name="Table7.3" style:family="table-row">
      <style:table-row-properties style:min-row-height="1.02cm" fo:keep-together="always"/>
    </style:style>
    <style:style style:name="Table7.C3" style:family="table-cell">
      <style:table-cell-properties style:vertical-align="middle" fo:background-color="#99ccff" style:border-line-width-left="0.023cm 0.023cm 0.023cm" style:border-line-width-right="0.023cm 0.023cm 0.023cm" style:border-line-width-bottom="0.023cm 0.023cm 0.023cm" fo:padding="0.097cm" fo:border-left="1.95pt double #000000" fo:border-right="1.95pt double #000000" fo:border-top="none" fo:border-bottom="1.95pt double #000000">
        <style:background-image/>
      </style:table-cell-properties>
    </style:style>
    <style:style style:name="Table7.4" style:family="table-row">
      <style:table-row-properties style:min-row-height="0.51cm" fo:keep-together="always"/>
    </style:style>
    <style:style style:name="Table7.A4" style:family="table-cell">
      <style:table-cell-properties style:vertical-align="middle" fo:background-color="#99ccff" style:border-line-width-left="0.023cm 0.023cm 0.023cm" style:border-line-width-bottom="0.023cm 0.023cm 0.023cm" fo:padding="0.097cm" fo:border-left="1.95pt double #000000" fo:border-right="none" fo:border-top="none" fo:border-bottom="1.95pt double #000000">
        <style:background-image/>
      </style:table-cell-properties>
    </style:style>
    <style:style style:name="Table7.12" style:family="table-row">
      <style:table-row-properties style:min-row-height="0.656cm" fo:keep-together="always"/>
    </style:style>
    <style:style style:name="Table7.16" style:family="table-row">
      <style:table-row-properties style:min-row-height="0.254cm" fo:keep-together="always"/>
    </style:style>
    <style:style style:name="P1" style:family="paragraph" style:parent-style-name="Header">
      <style:text-properties fo:language="en" fo:country="GB"/>
    </style:style>
    <style:style style:name="P2" style:family="paragraph" style:parent-style-name="Standard">
      <style:paragraph-properties fo:text-align="start" style:justify-single-word="false"/>
      <style:text-properties fo:font-size="10pt" fo:language="en" fo:country="GB" officeooo:rsid="0055a999" officeooo:paragraph-rsid="0055a999" style:font-size-asian="10pt" style:font-size-complex="10pt"/>
    </style:style>
    <style:style style:name="P3" style:family="paragraph" style:parent-style-name="Standard">
      <style:paragraph-properties fo:text-align="center" style:justify-single-word="false"/>
      <style:text-properties fo:language="en" fo:country="GB" officeooo:paragraph-rsid="000fa410"/>
    </style:style>
    <style:style style:name="P4" style:family="paragraph" style:parent-style-name="Standard">
      <style:paragraph-properties fo:text-align="center" style:justify-single-word="false"/>
      <style:text-properties fo:language="en" fo:country="GB" officeooo:paragraph-rsid="002aed24"/>
    </style:style>
    <style:style style:name="P5" style:family="paragraph" style:parent-style-name="Standard">
      <style:paragraph-properties fo:text-align="center" style:justify-single-word="false"/>
      <style:text-properties fo:language="en" fo:country="GB" officeooo:paragraph-rsid="003c725c"/>
    </style:style>
    <style:style style:name="P6" style:family="paragraph" style:parent-style-name="Standard">
      <style:paragraph-properties fo:text-align="center" style:justify-single-word="false"/>
      <style:text-properties fo:language="en" fo:country="GB" officeooo:paragraph-rsid="003e272f"/>
    </style:style>
    <style:style style:name="P7" style:family="paragraph" style:parent-style-name="Standard">
      <style:paragraph-properties fo:text-align="center" style:justify-single-word="false"/>
      <style:text-properties fo:language="en" fo:country="GB" officeooo:paragraph-rsid="0041d617"/>
    </style:style>
    <style:style style:name="P8" style:family="paragraph" style:parent-style-name="Standard">
      <style:paragraph-properties fo:text-align="center" style:justify-single-word="false"/>
      <style:text-properties fo:language="en" fo:country="GB" officeooo:paragraph-rsid="004d9320"/>
    </style:style>
    <style:style style:name="P9" style:family="paragraph" style:parent-style-name="Standard">
      <style:paragraph-properties fo:text-align="center" style:justify-single-word="false"/>
      <style:text-properties fo:language="en" fo:country="GB" fo:font-weight="bold" officeooo:rsid="00387e73" officeooo:paragraph-rsid="00387e73" style:font-weight-asian="bold" style:font-weight-complex="bold"/>
    </style:style>
    <style:style style:name="P10" style:family="paragraph" style:parent-style-name="Standard">
      <style:paragraph-properties fo:text-align="center" style:justify-single-word="false"/>
      <style:text-properties fo:language="en" fo:country="GB" fo:font-weight="bold" officeooo:rsid="0041d617" officeooo:paragraph-rsid="0041d617" style:font-weight-asian="bold" style:font-weight-complex="bold"/>
    </style:style>
    <style:style style:name="P11" style:family="paragraph" style:parent-style-name="Standard">
      <style:paragraph-properties fo:text-align="center" style:justify-single-word="false"/>
      <style:text-properties fo:language="en" fo:country="GB" fo:font-weight="bold" officeooo:rsid="005052fe" officeooo:paragraph-rsid="005052fe" style:font-weight-asian="bold" style:font-weight-complex="bold"/>
    </style:style>
    <style:style style:name="P12" style:family="paragraph" style:parent-style-name="Standard">
      <style:paragraph-properties fo:text-align="center" style:justify-single-word="false"/>
      <style:text-properties fo:language="en" fo:country="GB" fo:font-weight="bold" officeooo:rsid="005eb96f" officeooo:paragraph-rsid="005eb96f" style:font-weight-asian="bold" style:font-weight-complex="bold"/>
    </style:style>
    <style:style style:name="P13" style:family="paragraph" style:parent-style-name="Standard">
      <style:paragraph-properties fo:text-align="center" style:justify-single-word="false"/>
      <style:text-properties fo:language="en" fo:country="GB" fo:font-weight="normal" officeooo:rsid="0041d617" officeooo:paragraph-rsid="0041d617" style:font-weight-asian="normal" style:font-weight-complex="normal"/>
    </style:style>
    <style:style style:name="P14" style:family="paragraph" style:parent-style-name="Standard">
      <style:paragraph-properties fo:text-align="center" style:justify-single-word="false"/>
      <style:text-properties fo:language="en" fo:country="GB" fo:font-weight="normal" officeooo:rsid="005eb96f" officeooo:paragraph-rsid="005eb96f" style:font-weight-asian="normal" style:font-weight-complex="normal"/>
    </style:style>
    <style:style style:name="P15" style:family="paragraph" style:parent-style-name="Table_20_Contents">
      <style:paragraph-properties fo:text-align="center" style:justify-single-word="false"/>
      <style:text-properties fo:font-size="12pt" fo:language="en" fo:country="GB" fo:font-weight="normal" officeooo:rsid="00255a48" officeooo:paragraph-rsid="00255a48" style:font-size-asian="10.5pt" style:font-weight-asian="normal" style:font-size-complex="12pt" style:font-weight-complex="normal"/>
    </style:style>
    <style:style style:name="P16" style:family="paragraph" style:parent-style-name="Table_20_Contents">
      <style:paragraph-properties fo:text-align="center" style:justify-single-word="false"/>
      <style:text-properties fo:font-size="12pt" fo:language="en" fo:country="GB" fo:font-weight="normal" officeooo:rsid="0025639a" officeooo:paragraph-rsid="0025639a" style:font-size-asian="10.5pt" style:font-weight-asian="normal" style:font-size-complex="12pt" style:font-weight-complex="normal"/>
    </style:style>
    <style:style style:name="P17" style:family="paragraph" style:parent-style-name="Table_20_Contents">
      <style:paragraph-properties fo:text-align="center" style:justify-single-word="false"/>
      <style:text-properties fo:font-size="12pt" fo:language="en" fo:country="GB" fo:font-weight="normal" officeooo:rsid="0031f4b6" officeooo:paragraph-rsid="0031f4b6" style:font-size-asian="10.5pt" style:font-weight-asian="normal" style:font-size-complex="12pt" style:font-weight-complex="normal"/>
    </style:style>
    <style:style style:name="P18" style:family="paragraph" style:parent-style-name="Table_20_Contents">
      <style:paragraph-properties fo:text-align="center" style:justify-single-word="false"/>
      <style:text-properties fo:font-size="12pt" fo:language="en" fo:country="GB" fo:font-weight="normal" officeooo:rsid="0031f4b6" officeooo:paragraph-rsid="004a7975" style:font-size-asian="10.5pt" style:font-weight-asian="normal" style:font-size-complex="12pt" style:font-weight-complex="normal"/>
    </style:style>
    <style:style style:name="P19" style:family="paragraph" style:parent-style-name="Table_20_Contents">
      <style:paragraph-properties fo:text-align="center" style:justify-single-word="false"/>
      <style:text-properties fo:font-size="12pt" fo:language="en" fo:country="GB" fo:font-weight="normal" officeooo:rsid="0031f4b6" officeooo:paragraph-rsid="00387e73" style:font-size-asian="10.5pt" style:font-weight-asian="normal" style:font-size-complex="12pt" style:font-weight-complex="normal"/>
    </style:style>
    <style:style style:name="P20" style:family="paragraph" style:parent-style-name="Table_20_Contents">
      <style:paragraph-properties fo:text-align="center" style:justify-single-word="false"/>
      <style:text-properties fo:font-size="12pt" fo:language="en" fo:country="GB" fo:font-weight="normal" officeooo:rsid="004a7975" officeooo:paragraph-rsid="004a7975" style:font-size-asian="10.5pt" style:font-weight-asian="normal" style:font-size-complex="12pt" style:font-weight-complex="normal"/>
    </style:style>
    <style:style style:name="P21" style:family="paragraph" style:parent-style-name="Table_20_Contents">
      <style:paragraph-properties fo:text-align="center" style:justify-single-word="false"/>
      <style:text-properties fo:font-size="12pt" fo:language="en" fo:country="GB" fo:font-weight="normal" officeooo:rsid="0043ae7e" officeooo:paragraph-rsid="0043ae7e" style:font-size-asian="10.5pt" style:font-weight-asian="normal" style:font-size-complex="12pt" style:font-weight-complex="normal"/>
    </style:style>
    <style:style style:name="P22" style:family="paragraph" style:parent-style-name="Table_20_Contents">
      <style:paragraph-properties fo:text-align="center" style:justify-single-word="false"/>
      <style:text-properties fo:font-size="12pt" fo:language="en" fo:country="GB" fo:font-weight="normal" officeooo:rsid="00454d6c" officeooo:paragraph-rsid="00454d6c" style:font-size-asian="10.5pt" style:font-weight-asian="normal" style:font-size-complex="12pt" style:font-weight-complex="normal"/>
    </style:style>
    <style:style style:name="P23" style:family="paragraph" style:parent-style-name="Table_20_Contents">
      <style:paragraph-properties fo:text-align="center" style:justify-single-word="false"/>
      <style:text-properties fo:font-size="12pt" fo:language="en" fo:country="GB" fo:font-weight="normal" officeooo:rsid="0055a999" officeooo:paragraph-rsid="0055a999" style:font-size-asian="10.5pt" style:font-weight-asian="normal" style:font-size-complex="12pt" style:font-weight-complex="normal"/>
    </style:style>
    <style:style style:name="P24" style:family="paragraph" style:parent-style-name="Table_20_Contents">
      <style:paragraph-properties fo:text-align="center" style:justify-single-word="false"/>
      <style:text-properties fo:font-size="12pt" fo:language="en" fo:country="GB" fo:font-weight="normal" officeooo:rsid="0059865c" officeooo:paragraph-rsid="0059865c" style:font-size-asian="10.5pt" style:font-weight-asian="normal" style:font-size-complex="12pt" style:font-weight-complex="normal"/>
    </style:style>
    <style:style style:name="P25" style:family="paragraph" style:parent-style-name="Table_20_Contents">
      <style:paragraph-properties fo:text-align="center" style:justify-single-word="false"/>
      <style:text-properties fo:font-size="12pt" fo:language="en" fo:country="GB" fo:font-weight="normal" officeooo:rsid="005b8046" officeooo:paragraph-rsid="005b8046" style:font-size-asian="10.5pt" style:font-weight-asian="normal" style:font-size-complex="12pt" style:font-weight-complex="normal"/>
    </style:style>
    <style:style style:name="P26" style:family="paragraph" style:parent-style-name="Table_20_Contents">
      <style:paragraph-properties fo:text-align="center" style:justify-single-word="false"/>
      <style:text-properties fo:font-size="12pt" fo:language="en" fo:country="GB" fo:font-weight="bold" officeooo:rsid="0043ae7e" officeooo:paragraph-rsid="0043ae7e" style:font-size-asian="10.5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language="en" fo:country="GB" fo:font-weight="bold" officeooo:rsid="0043ae7e" officeooo:paragraph-rsid="004d9320" style:font-size-asian="10.5pt" style:font-weight-asian="bold" style:font-size-complex="12pt" style:font-weight-complex="bold"/>
    </style:style>
    <style:style style:name="P28" style:family="paragraph" style:parent-style-name="Table_20_Contents">
      <style:paragraph-properties fo:text-align="center" style:justify-single-word="false"/>
      <style:text-properties fo:font-size="10pt" fo:language="en" fo:country="GB" officeooo:rsid="00218070" officeooo:paragraph-rsid="0032e0a4" style:font-size-asian="10pt" style:font-size-complex="10pt"/>
    </style:style>
    <style:style style:name="P29" style:family="paragraph" style:parent-style-name="Table_20_Contents">
      <style:paragraph-properties fo:text-align="center" style:justify-single-word="false"/>
      <style:text-properties fo:font-size="10pt" fo:language="en" fo:country="GB" officeooo:rsid="00218070" officeooo:paragraph-rsid="00343911" style:font-size-asian="10pt" style:font-size-complex="10pt"/>
    </style:style>
    <style:style style:name="P30" style:family="paragraph" style:parent-style-name="Table_20_Contents">
      <style:paragraph-properties fo:text-align="center" style:justify-single-word="false"/>
      <style:text-properties fo:font-size="10pt" fo:language="en" fo:country="GB" officeooo:rsid="00218070" officeooo:paragraph-rsid="003c725c" style:font-size-asian="10pt" style:font-size-complex="10pt"/>
    </style:style>
    <style:style style:name="P31" style:family="paragraph" style:parent-style-name="Table_20_Contents">
      <style:paragraph-properties fo:text-align="center" style:justify-single-word="false"/>
      <style:text-properties fo:font-size="10pt" fo:language="en" fo:country="GB" officeooo:rsid="00218070" officeooo:paragraph-rsid="00387e73" style:font-size-asian="10pt" style:font-size-complex="10pt"/>
    </style:style>
    <style:style style:name="P32" style:family="paragraph" style:parent-style-name="Table_20_Contents">
      <style:paragraph-properties fo:text-align="center" style:justify-single-word="false"/>
      <style:text-properties fo:font-size="10pt" fo:language="en" fo:country="GB" officeooo:rsid="00218070" officeooo:paragraph-rsid="0041d617" style:font-size-asian="10pt" style:font-size-complex="10pt"/>
    </style:style>
    <style:style style:name="P33" style:family="paragraph" style:parent-style-name="Table_20_Contents">
      <style:paragraph-properties fo:text-align="center" style:justify-single-word="false"/>
      <style:text-properties fo:font-size="10pt" fo:language="en" fo:country="GB" officeooo:rsid="00218070" officeooo:paragraph-rsid="003e272f" style:font-size-asian="10pt" style:font-size-complex="10pt"/>
    </style:style>
    <style:style style:name="P34" style:family="paragraph" style:parent-style-name="Table_20_Contents">
      <style:paragraph-properties fo:text-align="center" style:justify-single-word="false"/>
      <style:text-properties fo:font-size="10pt" fo:language="en" fo:country="GB" officeooo:rsid="00218070" officeooo:paragraph-rsid="003f32ba" style:font-size-asian="10pt" style:font-size-complex="10pt"/>
    </style:style>
    <style:style style:name="P35" style:family="paragraph" style:parent-style-name="Table_20_Contents">
      <style:paragraph-properties fo:text-align="center" style:justify-single-word="false"/>
      <style:text-properties fo:font-size="10pt" fo:language="en" fo:country="GB" officeooo:rsid="00218070" officeooo:paragraph-rsid="004d9320" style:font-size-asian="10pt" style:font-size-complex="10pt"/>
    </style:style>
    <style:style style:name="P36" style:family="paragraph" style:parent-style-name="Table_20_Contents">
      <style:paragraph-properties fo:text-align="center" style:justify-single-word="false"/>
      <style:text-properties fo:font-size="10pt" fo:language="en" fo:country="GB" officeooo:rsid="00218070" officeooo:paragraph-rsid="0053ce59" style:font-size-asian="10pt" style:font-size-complex="10pt"/>
    </style:style>
    <style:style style:name="P37" style:family="paragraph" style:parent-style-name="Table_20_Contents">
      <style:paragraph-properties fo:text-align="center" style:justify-single-word="false"/>
      <style:text-properties fo:font-size="10pt" fo:language="en" fo:country="GB" officeooo:rsid="00218070" officeooo:paragraph-rsid="00557e7e" style:font-size-asian="10pt" style:font-size-complex="10pt"/>
    </style:style>
    <style:style style:name="P38" style:family="paragraph" style:parent-style-name="Table_20_Contents">
      <style:paragraph-properties fo:text-align="center" style:justify-single-word="false"/>
      <style:text-properties fo:font-size="10pt" fo:language="en" fo:country="GB" officeooo:rsid="00218070" officeooo:paragraph-rsid="005052fe" style:font-size-asian="10pt" style:font-size-complex="10pt"/>
    </style:style>
    <style:style style:name="P39" style:family="paragraph" style:parent-style-name="Table_20_Contents">
      <style:paragraph-properties fo:text-align="start" style:justify-single-word="false"/>
      <style:text-properties fo:font-size="10pt" fo:language="en" fo:country="GB" officeooo:rsid="00218070" officeooo:paragraph-rsid="00218070" style:font-size-asian="10pt" style:font-size-complex="10pt"/>
    </style:style>
    <style:style style:name="P40" style:family="paragraph" style:parent-style-name="Table_20_Contents">
      <style:paragraph-properties fo:text-align="start" style:justify-single-word="false"/>
      <style:text-properties fo:font-size="10pt" fo:language="en" fo:country="GB" officeooo:rsid="00218070" officeooo:paragraph-rsid="002408e1" style:font-size-asian="10pt" style:font-size-complex="10pt"/>
    </style:style>
    <style:style style:name="P41" style:family="paragraph" style:parent-style-name="Table_20_Contents">
      <style:paragraph-properties fo:text-align="start" style:justify-single-word="false"/>
      <style:text-properties fo:font-size="10pt" fo:language="en" fo:country="GB" officeooo:rsid="00218070" officeooo:paragraph-rsid="00255a48" style:font-size-asian="10pt" style:font-size-complex="10pt"/>
    </style:style>
    <style:style style:name="P42" style:family="paragraph" style:parent-style-name="Table_20_Contents">
      <style:paragraph-properties fo:text-align="start" style:justify-single-word="false"/>
      <style:text-properties fo:font-size="10pt" fo:language="en" fo:country="GB" officeooo:rsid="00255a48" officeooo:paragraph-rsid="00255a48" style:font-size-asian="10pt" style:font-size-complex="10pt"/>
    </style:style>
    <style:style style:name="P43" style:family="paragraph" style:parent-style-name="Table_20_Contents">
      <style:paragraph-properties fo:text-align="start" style:justify-single-word="false"/>
      <style:text-properties fo:font-size="10pt" fo:language="en" fo:country="GB" officeooo:rsid="002d2d23" officeooo:paragraph-rsid="002d2d23" style:font-size-asian="10pt" style:font-size-complex="10pt"/>
    </style:style>
    <style:style style:name="P44" style:family="paragraph" style:parent-style-name="Table_20_Contents">
      <style:paragraph-properties fo:text-align="start" style:justify-single-word="false"/>
      <style:text-properties fo:font-size="10pt" fo:language="en" fo:country="GB" officeooo:rsid="002ec168" officeooo:paragraph-rsid="002ec168" style:font-size-asian="10pt" style:font-size-complex="10pt"/>
    </style:style>
    <style:style style:name="P45" style:family="paragraph" style:parent-style-name="Table_20_Contents">
      <style:paragraph-properties fo:text-align="start" style:justify-single-word="false"/>
      <style:text-properties fo:font-size="10pt" fo:language="en" fo:country="GB" officeooo:rsid="0031f4b6" officeooo:paragraph-rsid="003c725c" style:font-size-asian="10pt" style:font-size-complex="10pt"/>
    </style:style>
    <style:style style:name="P46" style:family="paragraph" style:parent-style-name="Table_20_Contents">
      <style:paragraph-properties fo:text-align="start" style:justify-single-word="false"/>
      <style:text-properties fo:font-size="10pt" fo:language="en" fo:country="GB" officeooo:rsid="00387e73" officeooo:paragraph-rsid="003c725c" style:font-size-asian="10pt" style:font-size-complex="10pt"/>
    </style:style>
    <style:style style:name="P47" style:family="paragraph" style:parent-style-name="Table_20_Contents">
      <style:paragraph-properties fo:text-align="start" style:justify-single-word="false"/>
      <style:text-properties fo:font-size="10pt" fo:language="en" fo:country="GB" officeooo:rsid="0038bf64" officeooo:paragraph-rsid="0038bf64" style:font-size-asian="10pt" style:font-size-complex="10pt"/>
    </style:style>
    <style:style style:name="P48" style:family="paragraph" style:parent-style-name="Table_20_Contents">
      <style:paragraph-properties fo:text-align="start" style:justify-single-word="false"/>
      <style:text-properties fo:font-size="10pt" fo:language="en" fo:country="GB" officeooo:rsid="0038ed68" officeooo:paragraph-rsid="0038ed68" style:font-size-asian="10pt" style:font-size-complex="10pt"/>
    </style:style>
    <style:style style:name="P49" style:family="paragraph" style:parent-style-name="Table_20_Contents">
      <style:paragraph-properties fo:text-align="start" style:justify-single-word="false"/>
      <style:text-properties fo:font-size="10pt" fo:language="en" fo:country="GB" officeooo:rsid="00454d6c" officeooo:paragraph-rsid="00454d6c" style:font-size-asian="10pt" style:font-size-complex="10pt"/>
    </style:style>
    <style:style style:name="P50" style:family="paragraph" style:parent-style-name="Table_20_Contents">
      <style:paragraph-properties fo:text-align="start" style:justify-single-word="false"/>
      <style:text-properties fo:font-size="10pt" fo:language="en" fo:country="GB" officeooo:rsid="0055a999" officeooo:paragraph-rsid="0055a999" style:font-size-asian="10pt" style:font-size-complex="10pt"/>
    </style:style>
    <style:style style:name="P51" style:family="paragraph" style:parent-style-name="Table_20_Contents">
      <style:paragraph-properties fo:text-align="start" style:justify-single-word="false"/>
      <style:text-properties fo:font-size="10pt" fo:language="en" fo:country="GB" officeooo:rsid="0059865c" officeooo:paragraph-rsid="0059865c" style:font-size-asian="10pt" style:font-size-complex="10pt"/>
    </style:style>
    <style:style style:name="P52" style:family="paragraph" style:parent-style-name="Table_20_Contents">
      <style:paragraph-properties fo:text-align="start" style:justify-single-word="false"/>
      <style:text-properties fo:font-size="10pt" fo:language="en" fo:country="GB" officeooo:rsid="005b8046" officeooo:paragraph-rsid="005b8046" style:font-size-asian="10pt" style:font-size-complex="10pt"/>
    </style:style>
    <style:style style:name="P53" style:family="paragraph" style:parent-style-name="Table_20_Contents">
      <style:paragraph-properties fo:text-align="center" style:justify-single-word="false"/>
      <style:text-properties fo:font-size="10pt" fo:language="en" fo:country="GB" fo:font-weight="bold" officeooo:rsid="0032e0a4" officeooo:paragraph-rsid="0032e0a4"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language="en" fo:country="GB" fo:font-weight="bold" officeooo:rsid="0032e0a4" officeooo:paragraph-rsid="00343911"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fo:font-size="10pt" fo:language="en" fo:country="GB" fo:font-weight="bold" officeooo:rsid="0032e0a4" officeooo:paragraph-rsid="003c725c"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0pt" fo:language="en" fo:country="GB" fo:font-weight="bold" officeooo:rsid="0032e0a4" officeooo:paragraph-rsid="00387e73"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language="en" fo:country="GB" fo:font-weight="bold" officeooo:rsid="0032e0a4" officeooo:paragraph-rsid="0041d617"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font-size="10pt" fo:language="en" fo:country="GB" fo:font-weight="bold" officeooo:rsid="0032e0a4" officeooo:paragraph-rsid="003e272f"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10pt" fo:language="en" fo:country="GB" fo:font-weight="bold" officeooo:rsid="0032e0a4" officeooo:paragraph-rsid="003f32ba"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language="en" fo:country="GB" fo:font-weight="bold" officeooo:rsid="0032e0a4" officeooo:paragraph-rsid="004d9320"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font-size="10pt" fo:language="en" fo:country="GB" fo:font-weight="bold" officeooo:rsid="0032e0a4" officeooo:paragraph-rsid="0053ce59"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fo:font-size="10pt" fo:language="en" fo:country="GB" fo:font-weight="bold" officeooo:rsid="0032e0a4" officeooo:paragraph-rsid="005052fe"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font-size="10pt" fo:language="en" fo:country="GB" fo:font-weight="bold" officeooo:rsid="00218070" officeooo:paragraph-rsid="00218070"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fo:font-size="10pt" fo:language="en" fo:country="GB" fo:font-weight="bold" officeooo:rsid="00218070" officeooo:paragraph-rsid="002408e1"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fo:font-size="10pt" fo:language="en" fo:country="GB" fo:font-weight="bold" officeooo:rsid="00218070" officeooo:paragraph-rsid="00227231"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fo:font-size="10pt" fo:language="en" fo:country="GB" fo:font-weight="bold" officeooo:rsid="00218070" officeooo:paragraph-rsid="0032e0a4"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fo:font-size="10pt" fo:language="en" fo:country="GB" fo:font-weight="bold" officeooo:rsid="00218070" officeooo:paragraph-rsid="002aed24"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fo:font-size="10pt" fo:language="en" fo:country="GB" fo:font-weight="bold" officeooo:rsid="00218070" officeooo:paragraph-rsid="00343911"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language="en" fo:country="GB" fo:font-weight="bold" officeooo:rsid="00218070" officeooo:paragraph-rsid="003c725c"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fo:font-size="10pt" fo:language="en" fo:country="GB" fo:font-weight="bold" officeooo:rsid="00218070" officeooo:paragraph-rsid="00387e73"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font-size="10pt" fo:language="en" fo:country="GB" fo:font-weight="bold" officeooo:rsid="00218070" officeooo:paragraph-rsid="0041d617"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font-size="10pt" fo:language="en" fo:country="GB" fo:font-weight="bold" officeooo:rsid="00218070" officeooo:paragraph-rsid="003e272f"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fo:font-size="10pt" fo:language="en" fo:country="GB" fo:font-weight="bold" officeooo:rsid="00218070" officeooo:paragraph-rsid="003f32ba"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font-size="10pt" fo:language="en" fo:country="GB" fo:font-weight="bold" officeooo:rsid="00218070" officeooo:paragraph-rsid="004d9320"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language="en" fo:country="GB" fo:font-weight="bold" officeooo:rsid="00218070" officeooo:paragraph-rsid="0053ce59"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language="en" fo:country="GB" fo:font-weight="bold" officeooo:rsid="00218070" officeooo:paragraph-rsid="005052fe"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fo:font-size="10pt" fo:language="en" fo:country="GB" fo:font-weight="bold" officeooo:rsid="00218070" officeooo:paragraph-rsid="00218070" style:font-size-asian="10pt" style:font-weight-asian="bold" style:font-size-complex="10pt" style:font-weight-complex="bold"/>
    </style:style>
    <style:style style:name="P78" style:family="paragraph" style:parent-style-name="Table_20_Contents">
      <style:paragraph-properties fo:text-align="start" style:justify-single-word="false"/>
      <style:text-properties fo:font-size="10pt" fo:language="en" fo:country="GB" fo:font-weight="bold" officeooo:rsid="00218070" officeooo:paragraph-rsid="00227231" style:font-size-asian="10pt" style:font-weight-asian="bold" style:font-size-complex="10pt" style:font-weight-complex="bold"/>
    </style:style>
    <style:style style:name="P79" style:family="paragraph" style:parent-style-name="Table_20_Contents">
      <style:paragraph-properties fo:text-align="start" style:justify-single-word="false"/>
      <style:text-properties fo:font-size="10pt" fo:language="en" fo:country="GB" fo:font-weight="bold" officeooo:rsid="00218070" officeooo:paragraph-rsid="0025639a" style:font-size-asian="10pt" style:font-weight-asian="bold" style:font-size-complex="10pt" style:font-weight-complex="bold"/>
    </style:style>
    <style:style style:name="P80" style:family="paragraph" style:parent-style-name="Table_20_Contents">
      <style:paragraph-properties fo:text-align="start" style:justify-single-word="false"/>
      <style:text-properties fo:font-size="10pt" fo:language="en" fo:country="GB" fo:font-weight="bold" officeooo:rsid="00218070" officeooo:paragraph-rsid="0028cb43" style:font-size-asian="10pt" style:font-weight-asian="bold" style:font-size-complex="10pt" style:font-weight-complex="bold"/>
    </style:style>
    <style:style style:name="P81" style:family="paragraph" style:parent-style-name="Table_20_Contents">
      <style:paragraph-properties fo:text-align="start" style:justify-single-word="false"/>
      <style:text-properties fo:font-size="10pt" fo:language="en" fo:country="GB" fo:font-weight="bold" officeooo:rsid="00218070" officeooo:paragraph-rsid="0032e0a4" style:font-size-asian="10pt" style:font-weight-asian="bold" style:font-size-complex="10pt" style:font-weight-complex="bold"/>
    </style:style>
    <style:style style:name="P82" style:family="paragraph" style:parent-style-name="Table_20_Contents">
      <style:paragraph-properties fo:text-align="start" style:justify-single-word="false"/>
      <style:text-properties fo:font-size="10pt" fo:language="en" fo:country="GB" fo:font-weight="bold" officeooo:rsid="00218070" officeooo:paragraph-rsid="002aed24" style:font-size-asian="10pt" style:font-weight-asian="bold" style:font-size-complex="10pt" style:font-weight-complex="bold"/>
    </style:style>
    <style:style style:name="P83" style:family="paragraph" style:parent-style-name="Table_20_Contents">
      <style:paragraph-properties fo:text-align="start" style:justify-single-word="false"/>
      <style:text-properties fo:font-size="10pt" fo:language="en" fo:country="GB" fo:font-weight="bold" officeooo:rsid="00218070" officeooo:paragraph-rsid="002c5296" style:font-size-asian="10pt" style:font-weight-asian="bold" style:font-size-complex="10pt" style:font-weight-complex="bold"/>
    </style:style>
    <style:style style:name="P84" style:family="paragraph" style:parent-style-name="Table_20_Contents">
      <style:paragraph-properties fo:text-align="start" style:justify-single-word="false"/>
      <style:text-properties fo:font-size="10pt" fo:language="en" fo:country="GB" fo:font-weight="bold" officeooo:rsid="00218070" officeooo:paragraph-rsid="003c725c" style:font-size-asian="10pt" style:font-weight-asian="bold" style:font-size-complex="10pt" style:font-weight-complex="bold"/>
    </style:style>
    <style:style style:name="P85" style:family="paragraph" style:parent-style-name="Table_20_Contents">
      <style:paragraph-properties fo:text-align="start" style:justify-single-word="false"/>
      <style:text-properties fo:font-size="10pt" fo:language="en" fo:country="GB" fo:font-weight="bold" officeooo:rsid="00218070" officeooo:paragraph-rsid="0053ce59" style:font-size-asian="10pt" style:font-weight-asian="bold" style:font-size-complex="10pt" style:font-weight-complex="bold"/>
    </style:style>
    <style:style style:name="P86" style:family="paragraph" style:parent-style-name="Table_20_Contents">
      <style:paragraph-properties fo:text-align="start" style:justify-single-word="false"/>
      <style:text-properties fo:font-size="10pt" fo:language="en" fo:country="GB" fo:font-weight="bold" officeooo:rsid="00218070" officeooo:paragraph-rsid="00387e73" style:font-size-asian="10pt" style:font-weight-asian="bold" style:font-size-complex="10pt" style:font-weight-complex="bold"/>
    </style:style>
    <style:style style:name="P87" style:family="paragraph" style:parent-style-name="Table_20_Contents">
      <style:paragraph-properties fo:text-align="start" style:justify-single-word="false"/>
      <style:text-properties fo:font-size="10pt" fo:language="en" fo:country="GB" fo:font-weight="bold" officeooo:rsid="00218070" officeooo:paragraph-rsid="0038bf64" style:font-size-asian="10pt" style:font-weight-asian="bold" style:font-size-complex="10pt" style:font-weight-complex="bold"/>
    </style:style>
    <style:style style:name="P88" style:family="paragraph" style:parent-style-name="Table_20_Contents">
      <style:paragraph-properties fo:text-align="start" style:justify-single-word="false"/>
      <style:text-properties fo:font-size="10pt" fo:language="en" fo:country="GB" fo:font-weight="bold" officeooo:rsid="00218070" officeooo:paragraph-rsid="003a6ddc" style:font-size-asian="10pt" style:font-weight-asian="bold" style:font-size-complex="10pt" style:font-weight-complex="bold"/>
    </style:style>
    <style:style style:name="P89" style:family="paragraph" style:parent-style-name="Table_20_Contents">
      <style:paragraph-properties fo:text-align="start" style:justify-single-word="false"/>
      <style:text-properties fo:font-size="10pt" fo:language="en" fo:country="GB" fo:font-weight="bold" officeooo:rsid="00218070" officeooo:paragraph-rsid="003e272f" style:font-size-asian="10pt" style:font-weight-asian="bold" style:font-size-complex="10pt" style:font-weight-complex="bold"/>
    </style:style>
    <style:style style:name="P90" style:family="paragraph" style:parent-style-name="Table_20_Contents">
      <style:paragraph-properties fo:text-align="start" style:justify-single-word="false"/>
      <style:text-properties fo:font-size="10pt" fo:language="en" fo:country="GB" fo:font-weight="bold" officeooo:rsid="00218070" officeooo:paragraph-rsid="0041d617" style:font-size-asian="10pt" style:font-weight-asian="bold" style:font-size-complex="10pt" style:font-weight-complex="bold"/>
    </style:style>
    <style:style style:name="P91" style:family="paragraph" style:parent-style-name="Table_20_Contents">
      <style:paragraph-properties fo:text-align="start" style:justify-single-word="false"/>
      <style:text-properties fo:font-size="10pt" fo:language="en" fo:country="GB" fo:font-weight="bold" officeooo:rsid="00218070" officeooo:paragraph-rsid="0043ae7e" style:font-size-asian="10pt" style:font-weight-asian="bold" style:font-size-complex="10pt" style:font-weight-complex="bold"/>
    </style:style>
    <style:style style:name="P92" style:family="paragraph" style:parent-style-name="Table_20_Contents">
      <style:paragraph-properties fo:text-align="start" style:justify-single-word="false"/>
      <style:text-properties fo:font-size="10pt" fo:language="en" fo:country="GB" fo:font-weight="bold" officeooo:rsid="00218070" officeooo:paragraph-rsid="00462910" style:font-size-asian="10pt" style:font-weight-asian="bold" style:font-size-complex="10pt" style:font-weight-complex="bold"/>
    </style:style>
    <style:style style:name="P93" style:family="paragraph" style:parent-style-name="Table_20_Contents">
      <style:paragraph-properties fo:text-align="start" style:justify-single-word="false"/>
      <style:text-properties fo:font-size="10pt" fo:language="en" fo:country="GB" fo:font-weight="bold" officeooo:rsid="00218070" officeooo:paragraph-rsid="006a6eea" style:font-size-asian="10pt" style:font-weight-asian="bold" style:font-size-complex="10pt" style:font-weight-complex="bold"/>
    </style:style>
    <style:style style:name="P94" style:family="paragraph" style:parent-style-name="Table_20_Contents">
      <style:paragraph-properties fo:text-align="start" style:justify-single-word="false"/>
      <style:text-properties fo:font-size="10pt" fo:language="en" fo:country="GB" fo:font-weight="bold" officeooo:rsid="00218070" officeooo:paragraph-rsid="006cf336" style:font-size-asian="10pt" style:font-weight-asian="bold" style:font-size-complex="10pt" style:font-weight-complex="bold"/>
    </style:style>
    <style:style style:name="P95" style:family="paragraph" style:parent-style-name="Table_20_Contents">
      <style:paragraph-properties fo:text-align="start" style:justify-single-word="false"/>
      <style:text-properties fo:font-size="10pt" fo:language="en" fo:country="GB" fo:font-weight="bold" officeooo:rsid="00255a48" officeooo:paragraph-rsid="00255a48" style:font-size-asian="10pt" style:font-weight-asian="bold" style:font-size-complex="10pt" style:font-weight-complex="bold"/>
    </style:style>
    <style:style style:name="P96" style:family="paragraph" style:parent-style-name="Table_20_Contents">
      <style:paragraph-properties fo:text-align="start" style:justify-single-word="false"/>
      <style:text-properties fo:font-size="10pt" fo:language="en" fo:country="GB" fo:font-weight="normal" officeooo:rsid="00218070" officeooo:paragraph-rsid="002408e1" style:font-size-asian="10pt" style:font-weight-asian="normal" style:font-size-complex="10pt" style:font-weight-complex="normal"/>
    </style:style>
    <style:style style:name="P97" style:family="paragraph" style:parent-style-name="Table_20_Contents">
      <style:paragraph-properties fo:text-align="start" style:justify-single-word="false"/>
      <style:text-properties fo:font-size="10pt" fo:language="en" fo:country="GB" fo:font-weight="normal" officeooo:rsid="00218070" officeooo:paragraph-rsid="00255a48" style:font-size-asian="10pt" style:font-weight-asian="normal" style:font-size-complex="10pt" style:font-weight-complex="normal"/>
    </style:style>
    <style:style style:name="P98" style:family="paragraph" style:parent-style-name="Table_20_Contents">
      <style:paragraph-properties fo:text-align="start" style:justify-single-word="false"/>
      <style:text-properties fo:font-size="10pt" fo:language="en" fo:country="GB" fo:font-weight="normal" officeooo:rsid="0025639a" officeooo:paragraph-rsid="0025639a" style:font-size-asian="10pt" style:font-weight-asian="normal" style:font-size-complex="10pt" style:font-weight-complex="normal"/>
    </style:style>
    <style:style style:name="P99" style:family="paragraph" style:parent-style-name="Table_20_Contents">
      <style:paragraph-properties fo:text-align="start" style:justify-single-word="false"/>
      <style:text-properties fo:font-size="10pt" fo:language="en" fo:country="GB" fo:font-weight="normal" officeooo:rsid="0025639a" officeooo:paragraph-rsid="00270db7" style:font-size-asian="10pt" style:font-weight-asian="normal" style:font-size-complex="10pt" style:font-weight-complex="normal"/>
    </style:style>
    <style:style style:name="P100" style:family="paragraph" style:parent-style-name="Table_20_Contents">
      <style:paragraph-properties fo:text-align="start" style:justify-single-word="false"/>
      <style:text-properties fo:font-size="10pt" fo:language="en" fo:country="GB" fo:font-weight="normal" officeooo:rsid="002831f0" officeooo:paragraph-rsid="002831f0" style:font-size-asian="10pt" style:font-weight-asian="normal" style:font-size-complex="10pt" style:font-weight-complex="normal"/>
    </style:style>
    <style:style style:name="P101" style:family="paragraph" style:parent-style-name="Table_20_Contents">
      <style:paragraph-properties fo:text-align="start" style:justify-single-word="false"/>
      <style:text-properties fo:font-size="10pt" fo:language="en" fo:country="GB" fo:font-weight="normal" officeooo:rsid="0028cb43" officeooo:paragraph-rsid="0028cb43" style:font-size-asian="10pt" style:font-weight-asian="normal" style:font-size-complex="10pt" style:font-weight-complex="normal"/>
    </style:style>
    <style:style style:name="P102" style:family="paragraph" style:parent-style-name="Table_20_Contents">
      <style:paragraph-properties fo:text-align="start" style:justify-single-word="false"/>
      <style:text-properties fo:font-size="10pt" fo:language="en" fo:country="GB" fo:font-weight="normal" officeooo:rsid="002d2d23" officeooo:paragraph-rsid="002d2d23" style:font-size-asian="10pt" style:font-weight-asian="normal" style:font-size-complex="10pt" style:font-weight-complex="normal"/>
    </style:style>
    <style:style style:name="P103" style:family="paragraph" style:parent-style-name="Table_20_Contents">
      <style:paragraph-properties fo:text-align="start" style:justify-single-word="false"/>
      <style:text-properties fo:font-size="10pt" fo:language="en" fo:country="GB" fo:font-weight="normal" officeooo:rsid="00301061" officeooo:paragraph-rsid="00301061" style:font-size-asian="10pt" style:font-weight-asian="normal" style:font-size-complex="10pt" style:font-weight-complex="normal"/>
    </style:style>
    <style:style style:name="P104" style:family="paragraph" style:parent-style-name="Table_20_Contents">
      <style:paragraph-properties fo:text-align="start" style:justify-single-word="false"/>
      <style:text-properties fo:font-size="10pt" fo:language="en" fo:country="GB" fo:font-weight="normal" officeooo:rsid="0031f4b6" officeooo:paragraph-rsid="0031f4b6" style:font-size-asian="10pt" style:font-weight-asian="normal" style:font-size-complex="10pt" style:font-weight-complex="normal"/>
    </style:style>
    <style:style style:name="P105" style:family="paragraph" style:parent-style-name="Table_20_Contents">
      <style:paragraph-properties fo:text-align="start" style:justify-single-word="false"/>
      <style:text-properties fo:font-size="10pt" fo:language="en" fo:country="GB" fo:font-weight="normal" officeooo:rsid="00387e73" officeooo:paragraph-rsid="003c725c" style:font-size-asian="10pt" style:font-weight-asian="normal" style:font-size-complex="10pt" style:font-weight-complex="normal"/>
    </style:style>
    <style:style style:name="P106" style:family="paragraph" style:parent-style-name="Table_20_Contents">
      <style:paragraph-properties fo:text-align="start" style:justify-single-word="false"/>
      <style:text-properties fo:font-size="10pt" fo:language="en" fo:country="GB" fo:font-weight="normal" officeooo:rsid="0038bf64" officeooo:paragraph-rsid="0038bf64" style:font-size-asian="10pt" style:font-weight-asian="normal" style:font-size-complex="10pt" style:font-weight-complex="normal"/>
    </style:style>
    <style:style style:name="P107" style:family="paragraph" style:parent-style-name="Table_20_Contents">
      <style:paragraph-properties fo:text-align="start" style:justify-single-word="false"/>
      <style:text-properties fo:font-size="10pt" fo:language="en" fo:country="GB" fo:font-weight="normal" officeooo:rsid="0038ed68" officeooo:paragraph-rsid="0038ed68" style:font-size-asian="10pt" style:font-weight-asian="normal" style:font-size-complex="10pt" style:font-weight-complex="normal"/>
    </style:style>
    <style:style style:name="P108" style:family="paragraph" style:parent-style-name="Table_20_Contents">
      <style:paragraph-properties fo:text-align="start" style:justify-single-word="false"/>
      <style:text-properties fo:font-size="10pt" fo:language="en" fo:country="GB" fo:font-weight="normal" officeooo:rsid="003a6ddc" officeooo:paragraph-rsid="003a6ddc" style:font-size-asian="10pt" style:font-weight-asian="normal" style:font-size-complex="10pt" style:font-weight-complex="normal"/>
    </style:style>
    <style:style style:name="P109" style:family="paragraph" style:parent-style-name="Table_20_Contents">
      <style:paragraph-properties fo:text-align="start" style:justify-single-word="false"/>
      <style:text-properties fo:font-size="10pt" fo:language="en" fo:country="GB" fo:font-weight="normal" officeooo:rsid="003c6b86" officeooo:paragraph-rsid="003c6b86" style:font-size-asian="10pt" style:font-weight-asian="normal" style:font-size-complex="10pt" style:font-weight-complex="normal"/>
    </style:style>
    <style:style style:name="P110" style:family="paragraph" style:parent-style-name="Table_20_Contents">
      <style:paragraph-properties fo:text-align="start" style:justify-single-word="false"/>
      <style:text-properties fo:font-size="10pt" fo:language="en" fo:country="GB" fo:font-weight="normal" officeooo:rsid="0041d617" officeooo:paragraph-rsid="0041d617" style:font-size-asian="10pt" style:font-weight-asian="normal" style:font-size-complex="10pt" style:font-weight-complex="normal"/>
    </style:style>
    <style:style style:name="P111" style:family="paragraph" style:parent-style-name="Table_20_Contents">
      <style:paragraph-properties fo:text-align="start" style:justify-single-word="false"/>
      <style:text-properties fo:font-size="10pt" fo:language="en" fo:country="GB" fo:font-weight="normal" officeooo:rsid="00454d6c" officeooo:paragraph-rsid="00454d6c" style:font-size-asian="10pt" style:font-weight-asian="normal" style:font-size-complex="10pt" style:font-weight-complex="normal"/>
    </style:style>
    <style:style style:name="P112" style:family="paragraph" style:parent-style-name="Table_20_Contents">
      <style:paragraph-properties fo:text-align="start" style:justify-single-word="false"/>
      <style:text-properties fo:font-size="10pt" fo:language="en" fo:country="GB" fo:font-weight="normal" officeooo:rsid="00462910" officeooo:paragraph-rsid="00462910" style:font-size-asian="10pt" style:font-weight-asian="normal" style:font-size-complex="10pt" style:font-weight-complex="normal"/>
    </style:style>
    <style:style style:name="P113" style:family="paragraph" style:parent-style-name="Table_20_Contents">
      <style:paragraph-properties fo:text-align="start" style:justify-single-word="false"/>
      <style:text-properties fo:font-size="10pt" fo:language="en" fo:country="GB" fo:font-weight="normal" officeooo:rsid="0048277c" officeooo:paragraph-rsid="0048277c" style:font-size-asian="10pt" style:font-weight-asian="normal" style:font-size-complex="10pt" style:font-weight-complex="normal"/>
    </style:style>
    <style:style style:name="P114" style:family="paragraph" style:parent-style-name="Table_20_Contents">
      <style:paragraph-properties fo:text-align="start" style:justify-single-word="false"/>
      <style:text-properties fo:font-size="10pt" fo:language="en" fo:country="GB" fo:font-weight="normal" officeooo:rsid="0049a46f" officeooo:paragraph-rsid="0049a46f" style:font-size-asian="10pt" style:font-weight-asian="normal" style:font-size-complex="10pt" style:font-weight-complex="normal"/>
    </style:style>
    <style:style style:name="P115" style:family="paragraph" style:parent-style-name="Table_20_Contents">
      <style:paragraph-properties fo:text-align="start" style:justify-single-word="false"/>
      <style:text-properties fo:font-size="10pt" fo:language="en" fo:country="GB" fo:font-weight="normal" officeooo:rsid="0055a999" officeooo:paragraph-rsid="0055a999" style:font-size-asian="10pt" style:font-weight-asian="normal" style:font-size-complex="10pt" style:font-weight-complex="normal"/>
    </style:style>
    <style:style style:name="P116" style:family="paragraph" style:parent-style-name="Table_20_Contents">
      <style:paragraph-properties fo:text-align="start" style:justify-single-word="false"/>
      <style:text-properties fo:font-size="10pt" fo:language="en" fo:country="GB" fo:font-weight="normal" officeooo:rsid="0059865c" officeooo:paragraph-rsid="0059865c" style:font-size-asian="10pt" style:font-weight-asian="normal" style:font-size-complex="10pt" style:font-weight-complex="normal"/>
    </style:style>
    <style:style style:name="P117" style:family="paragraph" style:parent-style-name="Table_20_Contents">
      <style:paragraph-properties fo:text-align="start" style:justify-single-word="false"/>
      <style:text-properties fo:font-size="10pt" fo:language="en" fo:country="GB" fo:font-weight="normal" officeooo:rsid="0059865c" officeooo:paragraph-rsid="006cf336" style:font-size-asian="10pt" style:font-weight-asian="normal" style:font-size-complex="10pt" style:font-weight-complex="normal"/>
    </style:style>
    <style:style style:name="P118" style:family="paragraph" style:parent-style-name="Table_20_Contents">
      <style:paragraph-properties fo:text-align="start" style:justify-single-word="false"/>
      <style:text-properties fo:font-size="10pt" fo:language="en" fo:country="GB" fo:font-weight="normal" officeooo:rsid="005b8046" officeooo:paragraph-rsid="005b8046" style:font-size-asian="10pt" style:font-weight-asian="normal" style:font-size-complex="10pt" style:font-weight-complex="normal"/>
    </style:style>
    <style:style style:name="P119" style:family="paragraph" style:parent-style-name="Table_20_Contents">
      <style:paragraph-properties fo:text-align="start" style:justify-single-word="false"/>
      <style:text-properties fo:font-size="10pt" fo:language="en" fo:country="GB" fo:font-weight="normal" officeooo:rsid="005d1eea" officeooo:paragraph-rsid="005d1eea" style:font-size-asian="10pt" style:font-weight-asian="normal" style:font-size-complex="10pt" style:font-weight-complex="normal"/>
    </style:style>
    <style:style style:name="P120" style:family="paragraph" style:parent-style-name="Table_20_Contents">
      <style:paragraph-properties fo:text-align="start" style:justify-single-word="false"/>
      <style:text-properties fo:font-size="10pt" fo:language="en" fo:country="GB" fo:font-weight="normal" officeooo:rsid="005eb96f" officeooo:paragraph-rsid="005eb96f" style:font-size-asian="10pt" style:font-weight-asian="normal" style:font-size-complex="10pt" style:font-weight-complex="normal"/>
    </style:style>
    <style:style style:name="P121" style:family="paragraph" style:parent-style-name="Table_20_Contents">
      <style:paragraph-properties fo:text-align="center" style:justify-single-word="false"/>
      <style:text-properties fo:font-size="24pt" fo:language="en" fo:country="GB" fo:font-weight="bold" officeooo:rsid="001dae89" officeooo:paragraph-rsid="001dae89" style:font-size-asian="21pt" style:font-weight-asian="bold" style:font-size-complex="24pt" style:font-weight-complex="bold"/>
    </style:style>
    <style:style style:name="P122" style:family="paragraph" style:parent-style-name="Table_20_Contents">
      <style:paragraph-properties fo:text-align="center" style:justify-single-word="false"/>
      <style:text-properties fo:font-size="24pt" fo:language="en" fo:country="GB" fo:font-weight="bold" officeooo:rsid="001dae89" officeooo:paragraph-rsid="002aed24" style:font-size-asian="21pt" style:font-weight-asian="bold" style:font-size-complex="24pt" style:font-weight-complex="bold"/>
    </style:style>
    <style:style style:name="P123" style:family="paragraph" style:parent-style-name="Table_20_Contents">
      <style:paragraph-properties fo:text-align="center" style:justify-single-word="false"/>
      <style:text-properties fo:font-size="24pt" fo:language="en" fo:country="GB" fo:font-weight="bold" officeooo:rsid="001dae89" officeooo:paragraph-rsid="004a7975" style:font-size-asian="21pt" style:font-weight-asian="bold" style:font-size-complex="24pt" style:font-weight-complex="bold"/>
    </style:style>
    <style:style style:name="P124" style:family="paragraph" style:parent-style-name="Table_20_Contents">
      <style:paragraph-properties fo:text-align="center" style:justify-single-word="false"/>
      <style:text-properties fo:font-size="24pt" fo:language="en" fo:country="GB" fo:font-weight="bold" officeooo:rsid="001dae89" officeooo:paragraph-rsid="00387e73" style:font-size-asian="21pt" style:font-weight-asian="bold" style:font-size-complex="24pt" style:font-weight-complex="bold"/>
    </style:style>
    <style:style style:name="P125" style:family="paragraph" style:parent-style-name="Table_20_Contents">
      <style:paragraph-properties fo:text-align="center" style:justify-single-word="false"/>
      <style:text-properties fo:font-size="24pt" fo:language="en" fo:country="GB" fo:font-weight="bold" officeooo:rsid="001dae89" officeooo:paragraph-rsid="003e272f" style:font-size-asian="21pt" style:font-weight-asian="bold" style:font-size-complex="24pt" style:font-weight-complex="bold"/>
    </style:style>
    <style:style style:name="P126" style:family="paragraph" style:parent-style-name="Table_20_Contents">
      <style:paragraph-properties fo:text-align="center" style:justify-single-word="false"/>
      <style:text-properties fo:font-size="24pt" fo:language="en" fo:country="GB" fo:font-weight="bold" officeooo:rsid="001dae89" officeooo:paragraph-rsid="0043ae7e" style:font-size-asian="21pt" style:font-weight-asian="bold" style:font-size-complex="24pt" style:font-weight-complex="bold"/>
    </style:style>
    <style:style style:name="P127" style:family="paragraph" style:parent-style-name="Table_20_Contents">
      <style:paragraph-properties fo:text-align="center" style:justify-single-word="false"/>
      <style:text-properties fo:font-size="24pt" fo:language="en" fo:country="GB" fo:font-weight="bold" officeooo:rsid="001dae89" officeooo:paragraph-rsid="004d9320" style:font-size-asian="21pt" style:font-weight-asian="bold" style:font-size-complex="24pt" style:font-weight-complex="bold"/>
    </style:style>
    <style:style style:name="P128" style:family="paragraph" style:parent-style-name="Table_20_Contents">
      <style:paragraph-properties fo:text-align="center" style:justify-single-word="false"/>
      <style:text-properties fo:font-size="24pt" fo:language="en" fo:country="GB" fo:font-weight="bold" officeooo:rsid="0043ae7e" officeooo:paragraph-rsid="0043ae7e" style:font-size-asian="21pt" style:font-weight-asian="bold" style:font-size-complex="24pt" style:font-weight-complex="bold"/>
    </style:style>
    <style:style style:name="P129" style:family="paragraph" style:parent-style-name="Table_20_Contents">
      <style:paragraph-properties fo:text-align="center" style:justify-single-word="false"/>
      <style:text-properties fo:language="en" fo:country="GB" fo:font-weight="bold" officeooo:rsid="00218070" officeooo:paragraph-rsid="00218070" style:font-weight-asian="bold" style:font-weight-complex="bold"/>
    </style:style>
    <style:style style:name="P130" style:family="paragraph" style:parent-style-name="Table_20_Contents">
      <style:paragraph-properties fo:text-align="center" style:justify-single-word="false"/>
      <style:text-properties fo:language="en" fo:country="GB" fo:font-weight="bold" officeooo:rsid="00227231" officeooo:paragraph-rsid="00227231" style:font-weight-asian="bold" style:font-weight-complex="bold"/>
    </style:style>
    <style:style style:name="P131" style:family="paragraph" style:parent-style-name="Table_20_Contents">
      <style:paragraph-properties fo:text-align="center" style:justify-single-word="false"/>
      <style:text-properties fo:language="en" fo:country="GB" fo:font-weight="bold" officeooo:rsid="00270db7" officeooo:paragraph-rsid="00270db7" style:font-weight-asian="bold" style:font-weight-complex="bold"/>
    </style:style>
    <style:style style:name="P132" style:family="paragraph" style:parent-style-name="Table_20_Contents">
      <style:paragraph-properties fo:text-align="center" style:justify-single-word="false"/>
      <style:text-properties fo:language="en" fo:country="GB" fo:font-weight="bold" officeooo:rsid="0025639a" officeooo:paragraph-rsid="0025639a" style:font-weight-asian="bold" style:font-weight-complex="bold"/>
    </style:style>
    <style:style style:name="P133" style:family="paragraph" style:parent-style-name="Table_20_Contents">
      <style:paragraph-properties fo:text-align="center" style:justify-single-word="false"/>
      <style:text-properties fo:language="en" fo:country="GB" fo:font-weight="bold" officeooo:rsid="002831f0" officeooo:paragraph-rsid="002831f0" style:font-weight-asian="bold" style:font-weight-complex="bold"/>
    </style:style>
    <style:style style:name="P134" style:family="paragraph" style:parent-style-name="Table_20_Contents">
      <style:paragraph-properties fo:text-align="center" style:justify-single-word="false"/>
      <style:text-properties fo:language="en" fo:country="GB" fo:font-weight="bold" officeooo:rsid="0028cb43" officeooo:paragraph-rsid="0028cb43" style:font-weight-asian="bold" style:font-weight-complex="bold"/>
    </style:style>
    <style:style style:name="P135" style:family="paragraph" style:parent-style-name="Table_20_Contents">
      <style:paragraph-properties fo:text-align="center" style:justify-single-word="false"/>
      <style:text-properties fo:language="en" fo:country="GB" fo:font-weight="bold" officeooo:rsid="002aed24" officeooo:paragraph-rsid="002aed24" style:font-weight-asian="bold" style:font-weight-complex="bold"/>
    </style:style>
    <style:style style:name="P136" style:family="paragraph" style:parent-style-name="Table_20_Contents">
      <style:paragraph-properties fo:text-align="center" style:justify-single-word="false"/>
      <style:text-properties fo:language="en" fo:country="GB" fo:font-weight="bold" officeooo:rsid="0031f4b6" officeooo:paragraph-rsid="003c725c" style:font-weight-asian="bold" style:font-weight-complex="bold"/>
    </style:style>
    <style:style style:name="P137" style:family="paragraph" style:parent-style-name="Table_20_Contents">
      <style:paragraph-properties fo:text-align="center" style:justify-single-word="false"/>
      <style:text-properties fo:language="en" fo:country="GB" fo:font-weight="bold" officeooo:rsid="00354e55" officeooo:paragraph-rsid="003c725c" style:font-weight-asian="bold" style:font-weight-complex="bold"/>
    </style:style>
    <style:style style:name="P138" style:family="paragraph" style:parent-style-name="Table_20_Contents">
      <style:paragraph-properties fo:text-align="center" style:justify-single-word="false"/>
      <style:text-properties fo:language="en" fo:country="GB" fo:font-weight="bold" officeooo:rsid="00387e73" officeooo:paragraph-rsid="00387e73" style:font-weight-asian="bold" style:font-weight-complex="bold"/>
    </style:style>
    <style:style style:name="P139" style:family="paragraph" style:parent-style-name="Table_20_Contents">
      <style:paragraph-properties fo:text-align="center" style:justify-single-word="false"/>
      <style:text-properties fo:language="en" fo:country="GB" fo:font-weight="bold" officeooo:rsid="00387e73" officeooo:paragraph-rsid="003a6ddc" style:font-weight-asian="bold" style:font-weight-complex="bold"/>
    </style:style>
    <style:style style:name="P140" style:family="paragraph" style:parent-style-name="Table_20_Contents">
      <style:paragraph-properties fo:text-align="center" style:justify-single-word="false"/>
      <style:text-properties fo:language="en" fo:country="GB" fo:font-weight="bold" officeooo:rsid="003e272f" officeooo:paragraph-rsid="003e272f" style:font-weight-asian="bold" style:font-weight-complex="bold"/>
    </style:style>
    <style:style style:name="P141" style:family="paragraph" style:parent-style-name="Table_20_Contents">
      <style:paragraph-properties fo:text-align="center" style:justify-single-word="false"/>
      <style:text-properties fo:language="en" fo:country="GB" fo:font-weight="bold" officeooo:rsid="003e272f" officeooo:paragraph-rsid="0041d617" style:font-weight-asian="bold" style:font-weight-complex="bold"/>
    </style:style>
    <style:style style:name="P142" style:family="paragraph" style:parent-style-name="Table_20_Contents">
      <style:paragraph-properties fo:text-align="center" style:justify-single-word="false"/>
      <style:text-properties fo:language="en" fo:country="GB" fo:font-weight="bold" officeooo:rsid="0041d617" officeooo:paragraph-rsid="0041d617" style:font-weight-asian="bold" style:font-weight-complex="bold"/>
    </style:style>
    <style:style style:name="P143" style:family="paragraph" style:parent-style-name="Table_20_Contents">
      <style:paragraph-properties fo:text-align="center" style:justify-single-word="false"/>
      <style:text-properties fo:language="en" fo:country="GB" fo:font-weight="bold" officeooo:rsid="004f7b4f" officeooo:paragraph-rsid="004f7b4f" style:font-weight-asian="bold" style:font-weight-complex="bold"/>
    </style:style>
    <style:style style:name="P144" style:family="paragraph" style:parent-style-name="Table_20_Contents">
      <style:paragraph-properties fo:text-align="center" style:justify-single-word="false"/>
      <style:text-properties fo:language="en" fo:country="GB" fo:font-weight="bold" officeooo:rsid="004f7b4f" officeooo:paragraph-rsid="0053ce59" style:font-weight-asian="bold" style:font-weight-complex="bold"/>
    </style:style>
    <style:style style:name="P145" style:family="paragraph" style:parent-style-name="Table_20_Contents">
      <style:paragraph-properties fo:text-align="center" style:justify-single-word="false"/>
      <style:text-properties fo:language="en" fo:country="GB" fo:font-weight="bold" officeooo:rsid="0053ce59" officeooo:paragraph-rsid="0053ce59" style:font-weight-asian="bold" style:font-weight-complex="bold"/>
    </style:style>
    <style:style style:name="P146" style:family="paragraph" style:parent-style-name="Table_20_Contents">
      <style:paragraph-properties fo:text-align="center" style:justify-single-word="false"/>
      <style:text-properties fo:language="en" fo:country="GB" fo:font-weight="bold" officeooo:rsid="005052fe" officeooo:paragraph-rsid="005052fe" style:font-weight-asian="bold" style:font-weight-complex="bold"/>
    </style:style>
    <style:style style:name="P147" style:family="paragraph" style:parent-style-name="Table_20_Contents">
      <style:paragraph-properties fo:text-align="center" style:justify-single-word="false"/>
      <style:text-properties fo:font-size="10pt" fo:language="en" fo:country="GB" fo:font-weight="bold" officeooo:rsid="0032e0a4" officeooo:paragraph-rsid="006ea877"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27231" style:font-weight-asian="normal" style:font-weight-complex="normal"/>
    </style:style>
    <style:style style:name="T3" style:family="text">
      <style:text-properties fo:font-weight="normal" officeooo:rsid="002408e1" style:font-weight-asian="normal" style:font-weight-complex="normal"/>
    </style:style>
    <style:style style:name="T4" style:family="text">
      <style:text-properties fo:font-weight="normal" officeooo:rsid="00218070" style:font-weight-asian="normal" style:font-weight-complex="normal"/>
    </style:style>
    <style:style style:name="T5" style:family="text">
      <style:text-properties fo:font-weight="normal" officeooo:rsid="0025639a" style:font-weight-asian="normal" style:font-weight-complex="normal"/>
    </style:style>
    <style:style style:name="T6" style:family="text">
      <style:text-properties fo:font-weight="normal" officeooo:rsid="00270db7" style:font-weight-asian="normal" style:font-weight-complex="normal"/>
    </style:style>
    <style:style style:name="T7" style:family="text">
      <style:text-properties fo:font-weight="normal" officeooo:rsid="002831f0" style:font-weight-asian="normal" style:font-weight-complex="normal"/>
    </style:style>
    <style:style style:name="T8" style:family="text">
      <style:text-properties fo:font-weight="normal" officeooo:rsid="002aed24" style:font-weight-asian="normal" style:font-weight-complex="normal"/>
    </style:style>
    <style:style style:name="T9" style:family="text">
      <style:text-properties fo:font-weight="normal" officeooo:rsid="002c5296" style:font-weight-asian="normal" style:font-weight-complex="normal"/>
    </style:style>
    <style:style style:name="T10" style:family="text">
      <style:text-properties fo:font-weight="normal" officeooo:rsid="00301061" style:font-weight-asian="normal" style:font-weight-complex="normal"/>
    </style:style>
    <style:style style:name="T11" style:family="text">
      <style:text-properties fo:font-weight="normal" officeooo:rsid="0031f4b6" style:font-weight-asian="normal" style:font-weight-complex="normal"/>
    </style:style>
    <style:style style:name="T12" style:family="text">
      <style:text-properties fo:font-weight="normal" officeooo:rsid="0032e0a4" style:font-weight-asian="normal" style:font-weight-complex="normal"/>
    </style:style>
    <style:style style:name="T13" style:family="text">
      <style:text-properties fo:font-weight="normal" officeooo:rsid="00343911" style:font-weight-asian="normal" style:font-weight-complex="normal"/>
    </style:style>
    <style:style style:name="T14" style:family="text">
      <style:text-properties fo:font-weight="normal" officeooo:rsid="00354e55" style:font-weight-asian="normal" style:font-weight-complex="normal"/>
    </style:style>
    <style:style style:name="T15" style:family="text">
      <style:text-properties fo:font-weight="normal" officeooo:rsid="00387e73" style:font-weight-asian="normal" style:font-weight-complex="normal"/>
    </style:style>
    <style:style style:name="T16" style:family="text">
      <style:text-properties fo:font-weight="normal" officeooo:rsid="0038bf64" style:font-weight-asian="normal" style:font-weight-complex="normal"/>
    </style:style>
    <style:style style:name="T17" style:family="text">
      <style:text-properties fo:font-weight="normal" officeooo:rsid="003a6ddc" style:font-weight-asian="normal" style:font-weight-complex="normal"/>
    </style:style>
    <style:style style:name="T18" style:family="text">
      <style:text-properties fo:font-weight="normal" officeooo:rsid="003c6b86" style:font-weight-asian="normal" style:font-weight-complex="normal"/>
    </style:style>
    <style:style style:name="T19" style:family="text">
      <style:text-properties fo:font-weight="normal" officeooo:rsid="003e272f" style:font-weight-asian="normal" style:font-weight-complex="normal"/>
    </style:style>
    <style:style style:name="T20" style:family="text">
      <style:text-properties fo:font-weight="normal" officeooo:rsid="0041d617" style:font-weight-asian="normal" style:font-weight-complex="normal"/>
    </style:style>
    <style:style style:name="T21" style:family="text">
      <style:text-properties fo:font-weight="normal" officeooo:rsid="0043ae7e" style:font-weight-asian="normal" style:font-weight-complex="normal"/>
    </style:style>
    <style:style style:name="T22" style:family="text">
      <style:text-properties fo:font-weight="normal" officeooo:rsid="00462910" style:font-weight-asian="normal" style:font-weight-complex="normal"/>
    </style:style>
    <style:style style:name="T23" style:family="text">
      <style:text-properties fo:font-weight="normal" officeooo:rsid="005052fe" style:font-weight-asian="normal" style:font-weight-complex="normal"/>
    </style:style>
    <style:style style:name="T24" style:family="text">
      <style:text-properties fo:font-weight="normal" officeooo:rsid="0053ce59" style:font-weight-asian="normal" style:font-weight-complex="normal"/>
    </style:style>
    <style:style style:name="T25" style:family="text">
      <style:text-properties fo:font-weight="normal" officeooo:rsid="0054f2c1" style:font-weight-asian="normal" style:font-weight-complex="normal"/>
    </style:style>
    <style:style style:name="T26" style:family="text">
      <style:text-properties fo:font-weight="normal" officeooo:rsid="00557e7e" style:font-weight-asian="normal" style:font-weight-complex="normal"/>
    </style:style>
    <style:style style:name="T27" style:family="text">
      <style:text-properties fo:font-weight="normal" officeooo:rsid="0055a171" style:font-weight-asian="normal" style:font-weight-complex="normal"/>
    </style:style>
    <style:style style:name="T28" style:family="text">
      <style:text-properties fo:font-weight="normal" officeooo:rsid="005b8046" style:font-weight-asian="normal" style:font-weight-complex="normal"/>
    </style:style>
    <style:style style:name="T29" style:family="text">
      <style:text-properties fo:font-weight="normal" officeooo:rsid="005d1eea" style:font-weight-asian="normal" style:font-weight-complex="normal"/>
    </style:style>
    <style:style style:name="T30" style:family="text">
      <style:text-properties fo:font-weight="normal" officeooo:rsid="005eb96f" style:font-weight-asian="normal" style:font-weight-complex="normal"/>
    </style:style>
    <style:style style:name="T31" style:family="text">
      <style:text-properties fo:font-weight="normal" officeooo:rsid="00629078" style:font-weight-asian="normal" style:font-weight-complex="normal"/>
    </style:style>
    <style:style style:name="T32" style:family="text">
      <style:text-properties fo:font-weight="normal" officeooo:rsid="00634df6" style:font-weight-asian="normal" style:font-weight-complex="normal"/>
    </style:style>
    <style:style style:name="T33" style:family="text">
      <style:text-properties fo:font-weight="normal" officeooo:rsid="006520ac" style:font-weight-asian="normal" style:font-weight-complex="normal"/>
    </style:style>
    <style:style style:name="T34" style:family="text">
      <style:text-properties fo:font-weight="normal" officeooo:rsid="00663f21" style:font-weight-asian="normal" style:font-weight-complex="normal"/>
    </style:style>
    <style:style style:name="T35" style:family="text">
      <style:text-properties fo:font-weight="normal" officeooo:rsid="006795fb" style:font-weight-asian="normal" style:font-weight-complex="normal"/>
    </style:style>
    <style:style style:name="T36" style:family="text">
      <style:text-properties fo:font-weight="normal" officeooo:rsid="0067bd2a" style:font-weight-asian="normal" style:font-weight-complex="normal"/>
    </style:style>
    <style:style style:name="T37" style:family="text">
      <style:text-properties fo:font-weight="normal" officeooo:rsid="0069ab65" style:font-weight-asian="normal" style:font-weight-complex="normal"/>
    </style:style>
    <style:style style:name="T38" style:family="text">
      <style:text-properties fo:font-weight="normal" officeooo:rsid="006cf336" style:font-weight-asian="normal" style:font-weight-complex="normal"/>
    </style:style>
    <style:style style:name="T39" style:family="text">
      <style:text-properties fo:font-weight="normal" officeooo:rsid="006ea877" style:font-weight-asian="normal" style:font-weight-complex="normal"/>
    </style:style>
    <style:style style:name="T40" style:family="text">
      <style:text-properties fo:font-weight="normal" officeooo:rsid="006ef0be" style:font-weight-asian="normal" style:font-weight-complex="normal"/>
    </style:style>
    <style:style style:name="T41" style:family="text">
      <style:text-properties fo:font-weight="bold" style:font-weight-asian="bold" style:font-weight-complex="bold"/>
    </style:style>
    <style:style style:name="T42" style:family="text">
      <style:text-properties fo:font-weight="bold" officeooo:rsid="00227231" style:font-weight-asian="bold" style:font-weight-complex="bold"/>
    </style:style>
    <style:style style:name="T43" style:family="text">
      <style:text-properties fo:font-weight="bold" officeooo:rsid="0032e0a4" style:font-weight-asian="bold" style:font-weight-complex="bold"/>
    </style:style>
    <style:style style:name="T44" style:family="text">
      <style:text-properties fo:font-weight="bold" officeooo:rsid="002408e1" style:font-weight-asian="bold" style:font-weight-complex="bold"/>
    </style:style>
    <style:style style:name="T45" style:family="text">
      <style:text-properties style:font-size-asian="24pt"/>
    </style:style>
    <style:style style:name="T46" style:family="text">
      <style:text-properties officeooo:rsid="00255a48" style:font-size-asian="24pt"/>
    </style:style>
    <style:style style:name="T47" style:family="text">
      <style:text-properties officeooo:rsid="00227231"/>
    </style:style>
    <style:style style:name="T48" style:family="text">
      <style:text-properties officeooo:rsid="00255a48"/>
    </style:style>
    <style:style style:name="T49" style:family="text">
      <style:text-properties officeooo:rsid="0025639a"/>
    </style:style>
    <style:style style:name="T50" style:family="text">
      <style:text-properties officeooo:rsid="00270db7"/>
    </style:style>
    <style:style style:name="T51" style:family="text">
      <style:text-properties officeooo:rsid="002831f0"/>
    </style:style>
    <style:style style:name="T52" style:family="text">
      <style:text-properties officeooo:rsid="0028cb43"/>
    </style:style>
    <style:style style:name="T53" style:family="text">
      <style:text-properties officeooo:rsid="002a23ea"/>
    </style:style>
    <style:style style:name="T54" style:family="text">
      <style:text-properties officeooo:rsid="002aed24"/>
    </style:style>
    <style:style style:name="T55" style:family="text">
      <style:text-properties officeooo:rsid="002ec168"/>
    </style:style>
    <style:style style:name="T56" style:family="text">
      <style:text-properties officeooo:rsid="00301061"/>
    </style:style>
    <style:style style:name="T57" style:family="text">
      <style:text-properties officeooo:rsid="0031f4b6"/>
    </style:style>
    <style:style style:name="T58" style:family="text">
      <style:text-properties officeooo:rsid="0032e0a4"/>
    </style:style>
    <style:style style:name="T59" style:family="text">
      <style:text-properties officeooo:rsid="00387e73"/>
    </style:style>
    <style:style style:name="T60" style:family="text">
      <style:text-properties officeooo:rsid="0038ed68"/>
    </style:style>
    <style:style style:name="T61" style:family="text">
      <style:text-properties officeooo:rsid="003a6ddc"/>
    </style:style>
    <style:style style:name="T62" style:family="text">
      <style:text-properties officeooo:rsid="003c6b86"/>
    </style:style>
    <style:style style:name="T63" style:family="text">
      <style:text-properties officeooo:rsid="003e272f"/>
    </style:style>
    <style:style style:name="T64" style:family="text">
      <style:text-properties officeooo:rsid="0041d617"/>
    </style:style>
    <style:style style:name="T65" style:family="text">
      <style:text-properties officeooo:rsid="0038bf64"/>
    </style:style>
    <style:style style:name="T66" style:family="text">
      <style:text-properties fo:font-size="12pt" fo:font-weight="normal" style:font-size-asian="10.5pt" style:font-weight-asian="normal" style:font-size-complex="12pt" style:font-weight-complex="normal"/>
    </style:style>
    <style:style style:name="T67" style:family="text">
      <style:text-properties fo:font-size="12pt" fo:font-weight="normal" officeooo:rsid="0031f4b6" style:font-size-asian="10.5pt" style:font-weight-asian="normal" style:font-size-complex="12pt" style:font-weight-complex="normal"/>
    </style:style>
    <style:style style:name="T68" style:family="text">
      <style:text-properties officeooo:rsid="00454d6c"/>
    </style:style>
    <style:style style:name="T69" style:family="text">
      <style:text-properties officeooo:rsid="00462910"/>
    </style:style>
    <style:style style:name="T70" style:family="text">
      <style:text-properties officeooo:rsid="0049a46f"/>
    </style:style>
    <style:style style:name="T71" style:family="text">
      <style:text-properties officeooo:rsid="004d1928"/>
    </style:style>
    <style:style style:name="T72" style:family="text">
      <style:text-properties officeooo:rsid="00528579"/>
    </style:style>
    <style:style style:name="T73" style:family="text">
      <style:text-properties officeooo:rsid="0053ce59"/>
    </style:style>
    <style:style style:name="T74" style:family="text">
      <style:text-properties officeooo:rsid="0055a999"/>
    </style:style>
    <style:style style:name="T75" style:family="text">
      <style:text-properties officeooo:rsid="00572a69"/>
    </style:style>
    <style:style style:name="T76" style:family="text">
      <style:text-properties officeooo:rsid="005807ba"/>
    </style:style>
    <style:style style:name="T77" style:family="text">
      <style:text-properties officeooo:rsid="0059865c"/>
    </style:style>
    <style:style style:name="T78" style:family="text">
      <style:text-properties officeooo:rsid="005afb07"/>
    </style:style>
    <style:style style:name="T79" style:family="text">
      <style:text-properties fo:font-style="italic" style:font-style-asian="italic" style:font-style-complex="italic"/>
    </style:style>
    <style:style style:name="T80" style:family="text">
      <style:text-properties fo:font-style="normal" style:font-style-asian="normal" style:font-style-complex="normal"/>
    </style:style>
    <style:style style:name="T81" style:family="text">
      <style:text-properties officeooo:rsid="005c0bbf"/>
    </style:style>
    <style:style style:name="T82" style:family="text">
      <style:text-properties officeooo:rsid="0060272d"/>
    </style:style>
    <style:style style:name="T83" style:family="text">
      <style:text-properties officeooo:rsid="006520ac"/>
    </style:style>
    <style:style style:name="T84" style:family="text">
      <style:text-properties officeooo:rsid="006a6eea"/>
    </style:style>
    <style:style style:name="T85" style:family="text">
      <style:text-properties officeooo:rsid="006be7c7"/>
    </style:style>
    <style:style style:name="T86" style:family="text">
      <style:text-properties officeooo:rsid="006cf336"/>
    </style:style>
    <style:style style:name="T87" style:family="text">
      <style:text-properties officeooo:rsid="006ea8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21"><text:span text:style-name="T45">Grim's A&amp;A – </text:span><text:span text:style-name="T46">Weapon</text:span> Reference Sheet: <text:span text:style-name="T48">Swords</text:span></text:p>
            <text:p text:style-name="P15">Swords in history were used widely <text:span text:style-name="T53">by soldiers </text:span>as a sidearm, with or without shield and sometimes as primary battlefield weapon.</text:p>
            <text:p text:style-name="P15">Civilians in some places also carr<text:span text:style-name="T53">ied</text:span> them as self-defence, display of status and wealth, <text:span text:style-name="T53">or as</text:span> badge of office.</text:p>
            <text:p text:style-name="P15"/>
            <text:p text:style-name="P15">In the game, swords <text:span text:style-name="T49">are fast, have decent reach and most can be used with a shield which makes them</text:span> a good choice for unarmored or lightly armored soldiers <text:span text:style-name="T83">and beasts of various size.</text:span></text:p>
            <text:p text:style-name="P16">The <text:span text:style-name="T83">lacking impact force makes these a fairly poor choice as anti-armor weapon.</text:span></text:p>
          </table:table-cell>
          <table:covered-table-cell/>
          <table:covered-table-cell/>
        </table:table-row>
        <table:table-row table:style-name="Table1.2">
          <table:table-cell table:style-name="Table1.A2" table:number-rows-spanned="2" office:value-type="string">
            <text:p text:style-name="P129">Short Arming Sword</text:p>
          </table:table-cell>
          <table:table-cell table:style-name="Table1.A2" table:number-rows-spanned="2" office:value-type="string">
            <text:p text:style-name="P28"><text:span text:style-name="T42">Range: </text:span><text:span text:style-name="T12">Short</text:span></text:p>
            <text:p text:style-name="P53">Speed: <text:span text:style-name="T39">V. </text:span><text:span text:style-name="T1">Fast</text:span></text:p>
            <text:p text:style-name="P28"><text:span text:style-name="T43">Weight</text:span><text:span text:style-name="T41">: </text:span><text:span text:style-name="T1">105</text:span></text:p>
            <text:p text:style-name="P63">Min Wielder Size <text:span text:style-name="T47">2</text:span>h/<text:span text:style-name="T47">1</text:span>h:</text:p>
            <text:p text:style-name="P64"><text:span text:style-name="T1">25000/35000</text:span> </text:p>
            <text:p text:style-name="P64">Cost: <text:span text:style-name="T3">3</text:span></text:p>
          </table:table-cell>
          <table:table-cell table:style-name="Table1.C2" office:value-type="string">
            <text:p text:style-name="P77">Attacks (<text:span text:style-name="T47">prepare,recover</text:span>): <text:span text:style-name="T1">Slash(</text:span><text:span text:style-name="T2">4,</text:span><text:span text:style-name="T33">1</text:span><text:span text:style-name="T1">)/Stab(</text:span><text:span text:style-name="T33">3</text:span><text:span text:style-name="T2">,1</text:span><text:span text:style-name="T1">)</text:span></text:p>
          </table:table-cell>
        </table:table-row>
        <table:table-row table:style-name="Table1.3">
          <table:covered-table-cell/>
          <table:covered-table-cell/>
          <table:table-cell table:style-name="Table1.C3" office:value-type="string">
            <text:p text:style-name="P39">A short one-handed, double-edged sword with a fairly narrow point.</text:p>
            <text:p text:style-name="P39"><text:span text:style-name="T48">Mainly u</text:span>seful against lighty armored enemies. </text:p>
          </table:table-cell>
        </table:table-row>
        <table:table-row table:style-name="Table1.4">
          <table:table-cell table:style-name="Table1.A4" table:number-rows-spanned="2" office:value-type="string">
            <text:p text:style-name="P129">Arming Sword</text:p>
          </table:table-cell>
          <table:table-cell table:style-name="Table1.A4" table:number-rows-spanned="2" office:value-type="string">
            <text:p text:style-name="P28"><text:span text:style-name="T42">Range: </text:span><text:span text:style-name="T12">Medium</text:span></text:p>
            <text:p text:style-name="P147">Speed: <text:span text:style-name="T39">V. </text:span><text:span text:style-name="T1">Fast</text:span></text:p>
            <text:p text:style-name="P28"><text:span text:style-name="T43">Weight</text:span><text:span text:style-name="T44">: </text:span><text:span text:style-name="T3">1</text:span><text:span text:style-name="T12">40</text:span></text:p>
            <text:p text:style-name="P65">Min Wielder Size <text:span text:style-name="T47">2</text:span>h/<text:span text:style-name="T47">1</text:span>h:</text:p>
            <text:p text:style-name="P64"><text:s/><text:span text:style-name="T2">45000/45000</text:span></text:p>
            <text:p text:style-name="P64"><text:span text:style-name="T47">Cost:</text:span><text:span text:style-name="T2"> 4</text:span></text:p>
          </table:table-cell>
          <table:table-cell table:style-name="Table1.C3" office:value-type="string">
            <text:p text:style-name="P77">Attacks (<text:span text:style-name="T47">prepare,recover</text:span>): <text:span text:style-name="T1">Slash(</text:span><text:span text:style-name="T2">3,</text:span><text:span text:style-name="T33">2</text:span><text:span text:style-name="T1">)/Stab(</text:span><text:span text:style-name="T2">3,</text:span><text:span text:style-name="T33">1</text:span><text:span text:style-name="T1">)/</text:span><text:span text:style-name="T2">Mordhau(</text:span><text:span text:style-name="T3">4,4</text:span><text:span text:style-name="T2">)</text:span></text:p>
          </table:table-cell>
        </table:table-row>
        <table:table-row table:style-name="Table1.4">
          <table:covered-table-cell/>
          <table:covered-table-cell/>
          <table:table-cell table:style-name="Table1.C3" office:value-type="string">
            <text:p text:style-name="P40">A one-handed, double-edged sword with a fairly narrow point.</text:p>
            <text:p text:style-name="P96"><text:span text:style-name="T48">Mainly u</text:span>seful against lighty armored enemies. </text:p>
          </table:table-cell>
        </table:table-row>
        <table:table-row table:style-name="Table1.4">
          <table:table-cell table:style-name="Table1.A4" table:number-rows-spanned="2" office:value-type="string">
            <text:p text:style-name="P130">Bastard Sword</text:p>
          </table:table-cell>
          <table:table-cell table:style-name="Table1.A4" table:number-rows-spanned="2" office:value-type="string">
            <text:p text:style-name="P28"><text:span text:style-name="T42">Range: </text:span><text:span text:style-name="T12">Medium</text:span></text:p>
            <text:p text:style-name="P147">Speed: <text:span text:style-name="T39">V. </text:span><text:span text:style-name="T1">Fast</text:span></text:p>
            <text:p text:style-name="P28"><text:span text:style-name="T43">Weight</text:span><text:span text:style-name="T44">: </text:span><text:span text:style-name="T12">165</text:span></text:p>
            <text:p text:style-name="P65">Min Wielder Size <text:span text:style-name="T47">2</text:span>h/<text:span text:style-name="T47">1</text:span>h:</text:p>
            <text:p text:style-name="P64"><text:s/><text:span text:style-name="T2">45000/75000</text:span></text:p>
            <text:p text:style-name="P64"><text:span text:style-name="T47">Cost: </text:span><text:span text:style-name="T2">5</text:span></text:p>
          </table:table-cell>
          <table:table-cell table:style-name="Table1.C3" office:value-type="string">
            <text:p text:style-name="P78">Attacks (<text:span text:style-name="T47">prepare,recover</text:span>): <text:span text:style-name="T1">Slash(</text:span><text:span text:style-name="T2">3,</text:span><text:span text:style-name="T33">2</text:span><text:span text:style-name="T1">)/Stab(</text:span><text:span text:style-name="T2">3,</text:span><text:span text:style-name="T33">1</text:span><text:span text:style-name="T1">)/</text:span><text:span text:style-name="T2">Mordhau(</text:span><text:span text:style-name="T3">4</text:span><text:span text:style-name="T2">,</text:span><text:span text:style-name="T3">4</text:span><text:span text:style-name="T2">)</text:span></text:p>
          </table:table-cell>
        </table:table-row>
        <table:table-row table:style-name="Table1.4">
          <table:covered-table-cell/>
          <table:covered-table-cell/>
          <table:table-cell table:style-name="Table1.C3" office:value-type="string">
            <text:p text:style-name="P41">A double-edged sword <text:span text:style-name="T48">with a broader point that can be used with one or with two hands, depending on your size.</text:span></text:p>
            <text:p text:style-name="P42">This and the longsword are the same weapon, but here we use 'bastard sword' for a smaller version.</text:p>
            <text:p text:style-name="P97"><text:span text:style-name="T48">Mainly u</text:span>seful against lighty armored enemies.</text:p>
          </table:table-cell>
        </table:table-row>
        <table:table-row table:style-name="Table1.4">
          <table:table-cell table:style-name="Table1.A4" table:number-rows-spanned="2" office:value-type="string">
            <text:p text:style-name="P130">Longsword</text:p>
          </table:table-cell>
          <table:table-cell table:style-name="Table1.A4" table:number-rows-spanned="2" office:value-type="string">
            <text:p text:style-name="P28"><text:span text:style-name="T42">Range: </text:span><text:span text:style-name="T12">Medium</text:span></text:p>
            <text:p text:style-name="P147">Speed: <text:span text:style-name="T39">V. </text:span><text:span text:style-name="T1">Fast</text:span></text:p>
            <text:p text:style-name="P28"><text:span text:style-name="T43">Weight</text:span><text:span text:style-name="T44">: </text:span><text:span text:style-name="T12">190</text:span></text:p>
            <text:p text:style-name="P65">Min Wielder Size <text:span text:style-name="T47">2</text:span>h/<text:span text:style-name="T47">1</text:span>h:</text:p>
            <text:p text:style-name="P64"><text:s/><text:span text:style-name="T2">47500/97500</text:span> </text:p>
            <text:p text:style-name="P64">Cost: <text:span text:style-name="T2">5</text:span></text:p>
          </table:table-cell>
          <table:table-cell table:style-name="Table1.C3" office:value-type="string">
            <text:p text:style-name="P78">Attacks (<text:span text:style-name="T47">prepare,recover</text:span>): <text:span text:style-name="T1">Slash(</text:span><text:span text:style-name="T2">3,</text:span><text:span text:style-name="T33">2</text:span><text:span text:style-name="T1">)/Stab(</text:span><text:span text:style-name="T2">3,</text:span><text:span text:style-name="T33">1</text:span><text:span text:style-name="T1">)/</text:span><text:span text:style-name="T2">Mordhau(</text:span><text:span text:style-name="T3">4</text:span><text:span text:style-name="T2">,</text:span><text:span text:style-name="T3">4</text:span><text:span text:style-name="T2">)</text:span></text:p>
          </table:table-cell>
        </table:table-row>
        <table:table-row table:style-name="Table1.4">
          <table:covered-table-cell/>
          <table:covered-table-cell/>
          <table:table-cell table:style-name="Table1.C3" office:value-type="string">
            <text:p text:style-name="P41">A double-edged sword <text:span text:style-name="T48">with a narrow point that can be used with one or with two hands, depending on your size.</text:span></text:p>
            <text:p text:style-name="P42">This and the bastard sword are the same weapon, but here we use 'longsword' for a larger, pointier version. <text:span text:style-name="T1">Mainly u</text:span><text:span text:style-name="T4">seful against lighty armored enemies.</text:span></text:p>
          </table:table-cell>
        </table:table-row>
        <table:table-row table:style-name="Table1.4">
          <table:table-cell table:style-name="Table1.A10" table:number-rows-spanned="2" office:value-type="string">
            <text:p text:style-name="P130">Greatsword</text:p>
          </table:table-cell>
          <table:table-cell table:style-name="Table1.A10" table:number-rows-spanned="2" office:value-type="string">
            <text:p text:style-name="P28"><text:span text:style-name="T42">Range: </text:span><text:span text:style-name="T14">Long</text:span></text:p>
            <text:p text:style-name="P53">Speed: <text:span text:style-name="T1">Fast</text:span></text:p>
            <text:p text:style-name="P28"><text:span text:style-name="T43">Weight</text:span><text:span text:style-name="T44">: </text:span><text:span text:style-name="T12">260</text:span></text:p>
            <text:p text:style-name="P65">Min Wielder Size <text:span text:style-name="T47">2</text:span>h/<text:span text:style-name="T47">1</text:span>h:</text:p>
            <text:p text:style-name="P64"><text:span text:style-name="T1"><text:s/></text:span><text:span text:style-name="T32">7</text:span><text:span text:style-name="T2">5000/140000</text:span> </text:p>
            <text:p text:style-name="P64">Cost: <text:span text:style-name="T3">7</text:span></text:p>
          </table:table-cell>
          <table:table-cell table:style-name="Table1.C10" office:value-type="string">
            <text:p text:style-name="P78">Attacks (<text:span text:style-name="T47">prepare,recover</text:span>): <text:span text:style-name="T1">Slash(</text:span><text:span text:style-name="T3">2</text:span><text:span text:style-name="T2">,</text:span><text:span text:style-name="T33">4</text:span><text:span text:style-name="T1">)/Stab(</text:span><text:span text:style-name="T3">2</text:span><text:span text:style-name="T2">,</text:span><text:span text:style-name="T33">3</text:span><text:span text:style-name="T1">)/</text:span><text:span text:style-name="T2">Mordhau(3,5)</text:span></text:p>
          </table:table-cell>
        </table:table-row>
        <table:table-row table:style-name="Table1.4">
          <table:covered-table-cell/>
          <table:covered-table-cell/>
          <table:table-cell table:style-name="Table1.C10" office:value-type="string">
            <text:p text:style-name="P41">A <text:span text:style-name="T48">large, double-edged</text:span> sword <text:span text:style-name="T48">for two-handed use. </text:span></text:p>
            <text:p text:style-name="P95"><text:span text:style-name="T1">Despite the size, it is still fairly light and nimble and will be formidable a</text:span><text:span text:style-name="T4">gainst lighty armored enemies. </text:span><text:span text:style-name="T1">It will still struggle against armored targets.</text:span></text:p>
          </table:table-cell>
        </table:table-row>
        <table:table-row table:style-name="Table1.4">
          <table:table-cell table:style-name="Table1.A4" table:number-rows-spanned="2" office:value-type="string">
            <text:p text:style-name="P131">Saber</text:p>
          </table:table-cell>
          <table:table-cell table:style-name="Table1.A4" table:number-rows-spanned="2" office:value-type="string">
            <text:p text:style-name="P28"><text:span text:style-name="T42">Range: </text:span><text:span text:style-name="T12">Short</text:span></text:p>
            <text:p text:style-name="P147">Speed: <text:span text:style-name="T39">V. </text:span><text:span text:style-name="T1">Fast</text:span></text:p>
            <text:p text:style-name="P28"><text:span text:style-name="T43">Weight</text:span><text:span text:style-name="T44">: </text:span><text:span text:style-name="T12">145</text:span></text:p>
            <text:p text:style-name="P65">Min Wielder Size <text:span text:style-name="T47">2</text:span>h/<text:span text:style-name="T47">1</text:span>h:</text:p>
            <text:p text:style-name="P64"><text:s/><text:span text:style-name="T2">4</text:span><text:span text:style-name="T6">25</text:span><text:span text:style-name="T2">00/</text:span><text:span text:style-name="T5">4</text:span><text:span text:style-name="T6">25</text:span><text:span text:style-name="T5">0</text:span><text:span text:style-name="T2">0</text:span> </text:p>
            <text:p text:style-name="P64">Cost: <text:span text:style-name="T6">3</text:span></text:p>
          </table:table-cell>
          <table:table-cell table:style-name="Table1.C3" office:value-type="string">
            <text:p text:style-name="P79">Attacks (<text:span text:style-name="T47">prepare,recover</text:span>): <text:span text:style-name="T1">Slash(</text:span><text:span text:style-name="T2">3,</text:span><text:span text:style-name="T33">2</text:span><text:span text:style-name="T1">)/Slash(</text:span><text:span text:style-name="T2">3,</text:span><text:span text:style-name="T33">2</text:span><text:span text:style-name="T1">)/Stab(</text:span><text:span text:style-name="T2">3,</text:span><text:span text:style-name="T33">1</text:span><text:span text:style-name="T1">)</text:span></text:p>
          </table:table-cell>
        </table:table-row>
        <table:table-row table:style-name="Table1.4">
          <table:covered-table-cell/>
          <table:covered-table-cell/>
          <table:table-cell table:style-name="Table1.C3" office:value-type="string">
            <text:p text:style-name="P98">A <text:span text:style-name="T50">one-handed,</text:span> <text:span text:style-name="T51">curved</text:span>, single-edged sword ending in a <text:span text:style-name="T51">rounded point</text:span>.</text:p>
            <text:p text:style-name="P98">This <text:span text:style-name="T51">light</text:span> sword is <text:span text:style-name="T51">mostly</text:span> focused on slashing attacks, <text:span text:style-name="T50">making is almost only useful against lightly armored enemies.</text:span></text:p>
          </table:table-cell>
        </table:table-row>
        <table:table-row table:style-name="Table1.14">
          <table:table-cell table:style-name="Table1.A4" table:number-rows-spanned="2" office:value-type="string">
            <text:p text:style-name="P132">Falchion</text:p>
          </table:table-cell>
          <table:table-cell table:style-name="Table1.A4" table:number-rows-spanned="2" office:value-type="string">
            <text:p text:style-name="P28"><text:span text:style-name="T42">Range: </text:span><text:span text:style-name="T12">Medium</text:span></text:p>
            <text:p text:style-name="P147">Speed: <text:span text:style-name="T39">V. </text:span><text:span text:style-name="T1">Fast</text:span></text:p>
            <text:p text:style-name="P28"><text:span text:style-name="T43">Weight</text:span><text:span text:style-name="T44">: </text:span><text:span text:style-name="T12">1</text:span><text:span text:style-name="T39">7</text:span><text:span text:style-name="T12">0</text:span></text:p>
            <text:p text:style-name="P65">Min Wielder Size <text:span text:style-name="T47">2</text:span>h/<text:span text:style-name="T47">1</text:span>h:</text:p>
            <text:p text:style-name="P64"><text:s/><text:span text:style-name="T2">4</text:span><text:span text:style-name="T5">50</text:span><text:span text:style-name="T2">00/</text:span><text:span text:style-name="T5">4500</text:span><text:span text:style-name="T2">0</text:span> </text:p>
            <text:p text:style-name="P64">Cost: <text:span text:style-name="T5">4</text:span></text:p>
          </table:table-cell>
          <table:table-cell table:style-name="Table1.C3" office:value-type="string">
            <text:p text:style-name="P80">Attacks (<text:span text:style-name="T47">prepare,recover</text:span>): <text:span text:style-name="T1">Slash(</text:span><text:span text:style-name="T2">3,</text:span><text:span text:style-name="T33">2</text:span><text:span text:style-name="T1">)/Slash(</text:span><text:span text:style-name="T2">3,</text:span><text:span text:style-name="T33">2</text:span><text:span text:style-name="T1">)/Stab(</text:span><text:span text:style-name="T2">3,</text:span><text:span text:style-name="T33">1</text:span><text:span text:style-name="T1">)/</text:span><text:span text:style-name="T2">Mordhau(</text:span><text:span text:style-name="T3">4</text:span><text:span text:style-name="T2">,</text:span><text:span text:style-name="T3">4</text:span><text:span text:style-name="T2">)</text:span></text:p>
          </table:table-cell>
        </table:table-row>
        <table:table-row table:style-name="Table1.14">
          <table:covered-table-cell/>
          <table:covered-table-cell/>
          <table:table-cell table:style-name="Table1.C3" office:value-type="string">
            <text:p text:style-name="P98">A <text:span text:style-name="T50">one-handed,</text:span> straight, single-edged sword ending in an acute point.</text:p>
            <text:p text:style-name="P98">This sword is more focused on slashing attacks, <text:span text:style-name="T50">making is almost only useful against lightly armored enemies.</text:span></text:p>
          </table:table-cell>
        </table:table-row>
        <table:table-row table:style-name="Table1.14">
          <table:table-cell table:style-name="Table1.A10" table:number-rows-spanned="2" office:value-type="string">
            <text:p text:style-name="P131">Kriegsmesser</text:p>
          </table:table-cell>
          <table:table-cell table:style-name="Table1.A10" table:number-rows-spanned="2" office:value-type="string">
            <text:p text:style-name="P28"><text:span text:style-name="T42">Range: </text:span><text:span text:style-name="T12">Medium</text:span></text:p>
            <text:p text:style-name="P53">Speed: <text:span text:style-name="T1">Fast</text:span></text:p>
            <text:p text:style-name="P28"><text:span text:style-name="T43">Weight</text:span><text:span text:style-name="T44">: </text:span><text:span text:style-name="T12">2</text:span><text:span text:style-name="T39">3</text:span><text:span text:style-name="T12">0</text:span></text:p>
            <text:p text:style-name="P65">Min Wielder Size <text:span text:style-name="T47">2</text:span>h/<text:span text:style-name="T47">1</text:span>h:</text:p>
            <text:p text:style-name="P64"><text:s/><text:span text:style-name="T32">7</text:span><text:span text:style-name="T5">50</text:span><text:span text:style-name="T2">00/</text:span><text:span text:style-name="T6">120000</text:span> </text:p>
            <text:p text:style-name="P64">Cost: <text:span text:style-name="T6">5</text:span></text:p>
          </table:table-cell>
          <table:table-cell table:style-name="Table1.C10" office:value-type="string">
            <text:p text:style-name="P80">Attacks (<text:span text:style-name="T47">prepare,recover</text:span>): <text:span text:style-name="T1">Slash(</text:span><text:span text:style-name="T2">3,3</text:span><text:span text:style-name="T1">)/Slash(</text:span><text:span text:style-name="T2">3,3</text:span><text:span text:style-name="T1">)/Stab(</text:span><text:span text:style-name="T2">3,2</text:span><text:span text:style-name="T1">)/</text:span><text:span text:style-name="T2">Mordhau(</text:span><text:span text:style-name="T3">4</text:span><text:span text:style-name="T2">,</text:span><text:span text:style-name="T3">4</text:span><text:span text:style-name="T2">)</text:span></text:p>
          </table:table-cell>
        </table:table-row>
        <table:table-row table:style-name="Table1.14">
          <table:covered-table-cell/>
          <table:covered-table-cell/>
          <table:table-cell table:style-name="Table1.C10" office:value-type="string">
            <text:p text:style-name="P99">A <text:span text:style-name="T50">two-handed,</text:span> <text:span text:style-name="T50">slightly curved</text:span>, single-edged sword ending <text:span text:style-name="T50">in a rounded point</text:span>.</text:p>
            <text:p text:style-name="P99">This sword is <text:span text:style-name="T50">mostly</text:span> focused on slashing attacks, <text:span text:style-name="T50">making is almost only useful against lightly armored enemies.</text:span></text:p>
          </table:table-cell>
        </table:table-row>
        <table:table-row table:style-name="Table1.18">
          <table:table-cell table:style-name="Table1.A4" table:number-rows-spanned="2" office:value-type="string">
            <text:p text:style-name="P133">Broad Estoc</text:p>
          </table:table-cell>
          <table:table-cell table:style-name="Table1.A4" table:number-rows-spanned="2" office:value-type="string">
            <text:p text:style-name="P28"><text:span text:style-name="T42">Range: </text:span><text:span text:style-name="T12">Medium</text:span></text:p>
            <text:p text:style-name="P147">Speed: <text:span text:style-name="T39">V. </text:span><text:span text:style-name="T1">Fast</text:span></text:p>
            <text:p text:style-name="P28"><text:span text:style-name="T43">Weight</text:span><text:span text:style-name="T44">: </text:span><text:span text:style-name="T12">1</text:span><text:span text:style-name="T13">55</text:span></text:p>
            <text:p text:style-name="P65">Min Wielder Size <text:span text:style-name="T47">2</text:span>h/<text:span text:style-name="T47">1</text:span>h:</text:p>
            <text:p text:style-name="P64"><text:s/><text:span text:style-name="T7">3</text:span><text:span text:style-name="T5">50</text:span><text:span text:style-name="T2">00/</text:span><text:span text:style-name="T5">4</text:span><text:span text:style-name="T7">25</text:span><text:span text:style-name="T5">0</text:span><text:span text:style-name="T2">0</text:span> </text:p>
            <text:p text:style-name="P64">Cost: <text:span text:style-name="T7">3</text:span></text:p>
          </table:table-cell>
          <table:table-cell table:style-name="Table1.C3" office:value-type="string">
            <text:p text:style-name="P80">Attacks (<text:span text:style-name="T47">prepare,recover</text:span>): <text:span text:style-name="T1">Slash(</text:span><text:span text:style-name="T2">3,</text:span><text:span text:style-name="T33">2</text:span><text:span text:style-name="T1">)/Stab(</text:span><text:span text:style-name="T2">3,</text:span><text:span text:style-name="T33">1</text:span><text:span text:style-name="T1">)/Stab(</text:span><text:span text:style-name="T2">3,</text:span><text:span text:style-name="T33">1</text:span><text:span text:style-name="T1">)/</text:span><text:span text:style-name="T2">Mordhau(</text:span><text:span text:style-name="T3">4</text:span><text:span text:style-name="T2">,</text:span><text:span text:style-name="T3">4</text:span><text:span text:style-name="T2">)</text:span></text:p>
          </table:table-cell>
        </table:table-row>
        <table:table-row table:style-name="Table1.14">
          <table:covered-table-cell/>
          <table:covered-table-cell/>
          <table:table-cell table:style-name="Table1.C3" office:value-type="string">
            <text:p text:style-name="P100">A one-handed stabbing sword.</text:p>
            <text:p text:style-name="P100">This one still has an edge, but it is less effective than other swords <text:span text:style-name="T52">and should mostly be used again moderately armored enemies for stabbing and the occasional mordhau.</text:span></text:p>
            <text:p text:style-name="P100"/>
          </table:table-cell>
        </table:table-row>
        <table:table-row table:style-name="Table1.14">
          <table:table-cell table:style-name="Table1.A4" table:number-rows-spanned="2" office:value-type="string">
            <text:p text:style-name="P134">Long Estoc</text:p>
          </table:table-cell>
          <table:table-cell table:style-name="Table1.A4" table:number-rows-spanned="2" office:value-type="string">
            <text:p text:style-name="P28"><text:span text:style-name="T42">Range: </text:span><text:span text:style-name="T12">Medium</text:span></text:p>
            <text:p text:style-name="P147">Speed: <text:span text:style-name="T39">V. </text:span><text:span text:style-name="T1">Fast</text:span></text:p>
            <text:p text:style-name="P28"><text:span text:style-name="T43">Weight</text:span><text:span text:style-name="T44">: </text:span><text:span text:style-name="T12">200</text:span></text:p>
            <text:p text:style-name="P65">Min Wielder Size <text:span text:style-name="T47">2</text:span>h/<text:span text:style-name="T47">1</text:span>h:</text:p>
            <text:p text:style-name="P64"><text:s/><text:span text:style-name="T2">4</text:span><text:span text:style-name="T7">75</text:span><text:span text:style-name="T2">00/</text:span><text:span text:style-name="T7">975</text:span><text:span text:style-name="T5">0</text:span><text:span text:style-name="T2">0</text:span> </text:p>
            <text:p text:style-name="P64">Cost: <text:span text:style-name="T7">5</text:span></text:p>
          </table:table-cell>
          <table:table-cell table:style-name="Table1.C3" office:value-type="string">
            <text:p text:style-name="P81">Attacks (<text:span text:style-name="T47">prepare,recover</text:span>): <text:span text:style-name="T1">Stab(</text:span><text:span text:style-name="T2">3,</text:span><text:span text:style-name="T33">1</text:span><text:span text:style-name="T1">)/Stab(</text:span><text:span text:style-name="T2">3,</text:span><text:span text:style-name="T33">1</text:span><text:span text:style-name="T1">)/</text:span><text:span text:style-name="T2">Mordhau(</text:span><text:span text:style-name="T3">4</text:span><text:span text:style-name="T2">,</text:span><text:span text:style-name="T3">4</text:span><text:span text:style-name="T2">)</text:span></text:p>
          </table:table-cell>
        </table:table-row>
        <table:table-row table:style-name="Table1.14">
          <table:covered-table-cell/>
          <table:covered-table-cell/>
          <table:table-cell table:style-name="Table1.C3" office:value-type="string">
            <text:p text:style-name="P101">An edgeless, two-handed stabbing sword.</text:p>
            <text:p text:style-name="P101">This is essentially a long spike on a longsword hilt and can only be used for stabbing <text:span text:style-name="T58">and bludgeoning.</text:span></text:p>
          </table:table-cell>
        </table:table-row>
      </table:table>
      <text:p text:style-name="P3"/>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22"><text:span text:style-name="T45">Grim's A&amp;A – </text:span><text:span text:style-name="T46">Weapon</text:span> Reference Sheet: <text:span text:style-name="T54">Axes</text:span></text:p>
            <text:p text:style-name="P17">Axes are certainly one for the oldest implements to be swung around, and can act as a tool, weapon or both.</text:p>
            <text:p text:style-name="P17">Battles axes for the most part are specialized for fighting and most would not make fantastic tools.</text:p>
            <text:p text:style-name="P17"/>
            <text:p text:style-name="P17">They do however make a good compromise in between a blunt weapons <text:span text:style-name="T76">ability</text:span> to crush armored foes into submission, and a swords sheer trauma inflicted on anything without armor.</text:p>
          </table:table-cell>
          <table:covered-table-cell/>
          <table:covered-table-cell/>
        </table:table-row>
        <table:table-row table:style-name="Table2.2">
          <table:table-cell table:style-name="Table2.A2" table:number-rows-spanned="2" office:value-type="string">
            <text:p text:style-name="P135">Battle <text:span text:style-name="T57">A</text:span>xe</text:p>
          </table:table-cell>
          <table:table-cell table:style-name="Table2.A2" table:number-rows-spanned="2" office:value-type="string">
            <text:p text:style-name="P28"><text:span text:style-name="T42">Range: </text:span><text:span text:style-name="T12">V. Short</text:span></text:p>
            <text:p text:style-name="P53">Speed: <text:span text:style-name="T1">Fast</text:span></text:p>
            <text:p text:style-name="P66"><text:span text:style-name="T58">Weight: </text:span><text:span text:style-name="T12">130</text:span></text:p>
            <text:p text:style-name="P66">Min <text:span text:style-name="T58">Wielder</text:span> Size <text:span text:style-name="T47">2</text:span>h/<text:span text:style-name="T47">1</text:span>h:</text:p>
            <text:p text:style-name="P67"><text:span text:style-name="T1">25000/3</text:span><text:span text:style-name="T8">25</text:span><text:span text:style-name="T1">00</text:span> </text:p>
            <text:p text:style-name="P67">Cost: <text:span text:style-name="T8">2</text:span></text:p>
          </table:table-cell>
          <table:table-cell table:style-name="Table2.C2" office:value-type="string">
            <text:p text:style-name="P82">Attacks (<text:span text:style-name="T47">prepare,recover</text:span>): <text:span text:style-name="T8">hack</text:span><text:span text:style-name="T1">(</text:span><text:span text:style-name="T8">5</text:span><text:span text:style-name="T2">,</text:span><text:span text:style-name="T8">1)</text:span></text:p>
          </table:table-cell>
        </table:table-row>
        <table:table-row table:style-name="Table2.3">
          <table:covered-table-cell/>
          <table:covered-table-cell/>
          <table:table-cell table:style-name="Table2.C3" office:value-type="string">
            <text:p text:style-name="P43">A no-frills, light, one-handed axe. It swings fast, can inflict deep wounds and sever limbs.</text:p>
            <text:p text:style-name="P43">It does have a very short range and lacks the heft to deal with heavily armored foes.</text:p>
          </table:table-cell>
        </table:table-row>
        <table:table-row table:style-name="Table2.4">
          <table:table-cell table:style-name="Table2.A4" table:number-rows-spanned="2" office:value-type="string">
            <text:p text:style-name="P135">Short Crescent Axe</text:p>
          </table:table-cell>
          <table:table-cell table:style-name="Table2.A4" table:number-rows-spanned="2" office:value-type="string">
            <text:p text:style-name="P28"><text:span text:style-name="T42">Range: </text:span><text:span text:style-name="T12">V. Short</text:span></text:p>
            <text:p text:style-name="P53">Speed: <text:span text:style-name="T1">Medium</text:span></text:p>
            <text:p text:style-name="P66"><text:span text:style-name="T58">Weight:</text:span><text:span text:style-name="T12"> 155</text:span></text:p>
            <text:p text:style-name="P66">Min <text:span text:style-name="T58">Wielder</text:span> Size <text:span text:style-name="T47">2</text:span>h/<text:span text:style-name="T47">1</text:span>h:</text:p>
            <text:p text:style-name="P67"><text:s/><text:span text:style-name="T8">30000</text:span><text:span text:style-name="T2">/4</text:span><text:span text:style-name="T8">25</text:span><text:span text:style-name="T2">00</text:span></text:p>
            <text:p text:style-name="P67"><text:span text:style-name="T47">Cost:</text:span><text:span text:style-name="T2"> 4</text:span></text:p>
          </table:table-cell>
          <table:table-cell table:style-name="Table2.C3" office:value-type="string">
            <text:p text:style-name="P82">Attacks (<text:span text:style-name="T47">prepare,recover</text:span>): <text:span text:style-name="T8">hack</text:span><text:span text:style-name="T1">(</text:span><text:span text:style-name="T8">5</text:span><text:span text:style-name="T2">,</text:span><text:span text:style-name="T8">2)/Bash(5,2)/Stab(5,1)</text:span></text:p>
          </table:table-cell>
        </table:table-row>
        <table:table-row table:style-name="Table2.4">
          <table:covered-table-cell/>
          <table:covered-table-cell/>
          <table:table-cell table:style-name="Table2.C3" office:value-type="string">
            <text:p text:style-name="P102">This small, versatile axe has a pronged hammer head on the back and a short, square spike on the end.</text:p>
            <text:p text:style-name="P102">That and the slightly greater heft give it a chance against well-armored opponents, though being a jack-of-all trades does mean<text:span text:style-name="T56">s</text:span> it does not excel in any of them.</text:p>
          </table:table-cell>
        </table:table-row>
        <table:table-row table:style-name="Table2.4">
          <table:table-cell table:style-name="Table2.A4" table:number-rows-spanned="2" office:value-type="string">
            <text:p text:style-name="P135">Crescent Axe</text:p>
          </table:table-cell>
          <table:table-cell table:style-name="Table2.A4" table:number-rows-spanned="2" office:value-type="string">
            <text:p text:style-name="P28"><text:span text:style-name="T42">Range: </text:span><text:span text:style-name="T12">Short</text:span></text:p>
            <text:p text:style-name="P53">Speed: <text:span text:style-name="T1">Slower</text:span></text:p>
            <text:p text:style-name="P66"><text:span text:style-name="T58">Weight: </text:span><text:span text:style-name="T12">175</text:span></text:p>
            <text:p text:style-name="P66">Min <text:span text:style-name="T58">Wielder</text:span> Size <text:span text:style-name="T47">2</text:span>h/<text:span text:style-name="T47">1</text:span>h:</text:p>
            <text:p text:style-name="P67"><text:s/><text:span text:style-name="T8">35000</text:span><text:span text:style-name="T2">/</text:span><text:span text:style-name="T8">4</text:span><text:span text:style-name="T2">5000</text:span></text:p>
            <text:p text:style-name="P67"><text:span text:style-name="T47">Cost: </text:span><text:span text:style-name="T8">4</text:span></text:p>
          </table:table-cell>
          <table:table-cell table:style-name="Table2.C3" office:value-type="string">
            <text:p text:style-name="P82">Attacks (<text:span text:style-name="T47">prepare,recover</text:span>): <text:span text:style-name="T8">hack</text:span><text:span text:style-name="T1">(</text:span><text:span text:style-name="T8">4</text:span><text:span text:style-name="T2">,</text:span><text:span text:style-name="T8">4)/Spike(4,4)</text:span></text:p>
          </table:table-cell>
        </table:table-row>
        <table:table-row table:style-name="Table2.4">
          <table:covered-table-cell/>
          <table:covered-table-cell/>
          <table:table-cell table:style-name="Table2.C3" office:value-type="string">
            <text:p text:style-name="P102">A larger, <text:span text:style-name="T56">broader</text:span> one-handed axe with a spike on back. It is <text:span text:style-name="T56">a bit</text:span> longer than the other one-handed axes and has some greater heft to it as well, making this a more suited weapon against armored opponents.</text:p>
            <text:p text:style-name="P102">It does come at the cost of speed, putting it at a disadvantage in unarmored fights.</text:p>
          </table:table-cell>
        </table:table-row>
        <table:table-row table:style-name="Table2.4">
          <table:table-cell table:style-name="Table2.A8" table:number-rows-spanned="2" office:value-type="string">
            <text:p text:style-name="P135">Horned Axe</text:p>
          </table:table-cell>
          <table:table-cell table:style-name="Table2.A8" table:number-rows-spanned="2" office:value-type="string">
            <text:p text:style-name="P29"><text:span text:style-name="T42">Range: </text:span><text:span text:style-name="T13">Medium</text:span></text:p>
            <text:p text:style-name="P54">Speed: <text:span text:style-name="T13">Fast</text:span></text:p>
            <text:p text:style-name="P68"><text:span text:style-name="T58">Weight:</text:span><text:span text:style-name="T12"> 175</text:span></text:p>
            <text:p text:style-name="P66">Min <text:span text:style-name="T58">Wielder</text:span> Size <text:span text:style-name="T47">2</text:span>h/<text:span text:style-name="T47">1</text:span>h:</text:p>
            <text:p text:style-name="P67"><text:s/><text:span text:style-name="T2">45</text:span><text:span text:style-name="T8">0</text:span><text:span text:style-name="T2">00/</text:span><text:span text:style-name="T8">150000</text:span> </text:p>
            <text:p text:style-name="P67">Cost: <text:span text:style-name="T8">3</text:span></text:p>
          </table:table-cell>
          <table:table-cell table:style-name="Table2.C8" office:value-type="string">
            <text:p text:style-name="P82">Attacks (<text:span text:style-name="T47">prepare,recover</text:span>): <text:span text:style-name="T8">hack</text:span><text:span text:style-name="T1">(</text:span><text:span text:style-name="T8">3</text:span><text:span text:style-name="T2">,</text:span><text:span text:style-name="T8">3)/hack</text:span><text:span text:style-name="T1">(</text:span><text:span text:style-name="T8">3</text:span><text:span text:style-name="T2">,</text:span><text:span text:style-name="T8">3)/Stab(3,2)</text:span></text:p>
          </table:table-cell>
        </table:table-row>
        <table:table-row table:style-name="Table2.4">
          <table:covered-table-cell/>
          <table:covered-table-cell/>
          <table:table-cell table:style-name="Table2.C8" office:value-type="string">
            <text:p text:style-name="P43">A <text:span text:style-name="T76">relatively</text:span> light, two-handed axe who's blade is drawn into a long <text:span text:style-name="T55">stabbing point</text:span>.</text:p>
            <text:p text:style-name="P44">It it light for a two-handed weapon and moves nimbly as a result, but it also does not hit with quite as much power as heavier axes.</text:p>
          </table:table-cell>
        </table:table-row>
        <table:table-row table:style-name="Table2.4">
          <table:table-cell table:style-name="Table2.A8" table:number-rows-spanned="2" office:value-type="string">
            <text:p text:style-name="P135">Longaxe</text:p>
          </table:table-cell>
          <table:table-cell table:style-name="Table2.A8" table:number-rows-spanned="2" office:value-type="string">
            <text:p text:style-name="P29"><text:span text:style-name="T42">Range: </text:span><text:span text:style-name="T13">Medium</text:span></text:p>
            <text:p text:style-name="P54">Speed: <text:span text:style-name="T13">Medium</text:span></text:p>
            <text:p text:style-name="P68"><text:span text:style-name="T58">Weight:</text:span><text:span text:style-name="T12"> </text:span><text:span text:style-name="T13">210</text:span></text:p>
            <text:p text:style-name="P66">Min <text:span text:style-name="T58">Wielder</text:span> Size <text:span text:style-name="T47">2</text:span>h/<text:span text:style-name="T47">1</text:span>h:</text:p>
            <text:p text:style-name="P67"><text:span text:style-name="T1"><text:s/></text:span><text:span text:style-name="T8">50</text:span><text:span text:style-name="T2">000/</text:span><text:span text:style-name="T8">160000</text:span> </text:p>
            <text:p text:style-name="P67">Cost: <text:span text:style-name="T9">4</text:span></text:p>
          </table:table-cell>
          <table:table-cell table:style-name="Table2.C8" office:value-type="string">
            <text:p text:style-name="P82">Attacks (<text:span text:style-name="T47">prepare,recover</text:span>): <text:span text:style-name="T8">hack</text:span><text:span text:style-name="T1">(</text:span><text:span text:style-name="T8">3</text:span><text:span text:style-name="T2">,</text:span><text:span text:style-name="T8">4)/hack</text:span><text:span text:style-name="T1">(</text:span><text:span text:style-name="T8">3</text:span><text:span text:style-name="T2">,</text:span><text:span text:style-name="T8">4)/</text:span><text:span text:style-name="T10">bash(3,4)</text:span></text:p>
          </table:table-cell>
        </table:table-row>
        <table:table-row table:style-name="Table2.4">
          <table:covered-table-cell/>
          <table:covered-table-cell/>
          <table:table-cell table:style-name="Table2.C8" office:value-type="string">
            <text:p text:style-name="P103">A two-handed axe with a broad, thin blade <text:span text:style-name="T76">capable</text:span> of horrendous cuts. The back end is blunt, but can still be useful to bludgeon anything too well armored to cut.</text:p>
          </table:table-cell>
        </table:table-row>
        <table:table-row table:style-name="Table2.4">
          <table:table-cell table:style-name="Table2.A8" table:number-rows-spanned="2" office:value-type="string">
            <text:p text:style-name="P135">Short Bardiche</text:p>
          </table:table-cell>
          <table:table-cell table:style-name="Table2.A8" table:number-rows-spanned="2" office:value-type="string">
            <text:p text:style-name="P29"><text:span text:style-name="T42">Range: </text:span><text:span text:style-name="T13">Medium</text:span></text:p>
            <text:p text:style-name="P54">Speed: <text:span text:style-name="T31">Medium</text:span></text:p>
            <text:p text:style-name="P68"><text:span text:style-name="T58">Weight: </text:span><text:span text:style-name="T13">2</text:span><text:span text:style-name="T31">2</text:span><text:span text:style-name="T13">0</text:span></text:p>
            <text:p text:style-name="P66">Min <text:span text:style-name="T58">Wielder</text:span> Size <text:span text:style-name="T47">2</text:span>h/<text:span text:style-name="T47">1</text:span>h:</text:p>
            <text:p text:style-name="P67"><text:s/><text:span text:style-name="T8">5</text:span><text:span text:style-name="T5">50</text:span><text:span text:style-name="T2">00/</text:span><text:span text:style-name="T8">170000</text:span> </text:p>
            <text:p text:style-name="P67">Cost: <text:span text:style-name="T8">5</text:span></text:p>
          </table:table-cell>
          <table:table-cell table:style-name="Table2.C8" office:value-type="string">
            <text:p text:style-name="P83">Attacks (<text:span text:style-name="T47">prepare,recover</text:span>): <text:span text:style-name="T8">hack</text:span><text:span text:style-name="T1">(</text:span><text:span text:style-name="T8">3</text:span><text:span text:style-name="T2">,</text:span><text:span text:style-name="T31">4</text:span><text:span text:style-name="T8">)/hack</text:span><text:span text:style-name="T1">(</text:span><text:span text:style-name="T8">3</text:span><text:span text:style-name="T2">,</text:span><text:span text:style-name="T31">4</text:span><text:span text:style-name="T10">)</text:span><text:span text:style-name="T8">/Stab(3,</text:span><text:span text:style-name="T9">3</text:span><text:span text:style-name="T8">)</text:span></text:p>
          </table:table-cell>
        </table:table-row>
        <table:table-row table:style-name="Table2.4">
          <table:covered-table-cell/>
          <table:covered-table-cell/>
          <table:table-cell table:style-name="Table2.C8" office:value-type="string">
            <text:p text:style-name="P104">This two-handed axe it fitted with a very long, curving blade fitted to its shaft at two points.</text:p>
            <text:p text:style-name="P104">It does not have any specialized armor defeating parts, but its large cutting surface does make it suited for large beast and less armored enemies.</text:p>
          </table:table-cell>
        </table:table-row>
        <table:table-row table:style-name="Table2.14">
          <table:table-cell table:style-name="Table2.A8" table:number-rows-spanned="2" office:value-type="string">
            <text:p text:style-name="P135">Short Poleaxe</text:p>
          </table:table-cell>
          <table:table-cell table:style-name="Table2.A8" table:number-rows-spanned="2" office:value-type="string">
            <text:p text:style-name="P29"><text:span text:style-name="T42">Range: </text:span><text:span text:style-name="T13">Medium</text:span></text:p>
            <text:p text:style-name="P54">Speed: <text:span text:style-name="T13">Slower</text:span></text:p>
            <text:p text:style-name="P68"><text:span text:style-name="T58">Weight: </text:span><text:span text:style-name="T13">230</text:span></text:p>
            <text:p text:style-name="P66">Min <text:span text:style-name="T58">Wielder</text:span> Size <text:span text:style-name="T47">2</text:span>h/<text:span text:style-name="T47">1</text:span>h:</text:p>
            <text:p text:style-name="P67"><text:s/><text:span text:style-name="T8">50</text:span><text:span text:style-name="T2">000/</text:span><text:span text:style-name="T8">160000</text:span> </text:p>
            <text:p text:style-name="P67">Cost: <text:span text:style-name="T8">6</text:span></text:p>
          </table:table-cell>
          <table:table-cell table:style-name="Table2.C8" office:value-type="string">
            <text:p text:style-name="P82">Attacks (<text:span text:style-name="T47">prepare,recover</text:span>): <text:span text:style-name="T8">hack</text:span><text:span text:style-name="T1">(</text:span><text:span text:style-name="T8">3</text:span><text:span text:style-name="T2">,</text:span><text:span text:style-name="T10">5</text:span><text:span text:style-name="T8">)/Spike(3,</text:span><text:span text:style-name="T10">5</text:span><text:span text:style-name="T8">)/Stab(3,3)</text:span></text:p>
          </table:table-cell>
        </table:table-row>
        <table:table-row table:style-name="Table2.14">
          <table:covered-table-cell/>
          <table:covered-table-cell/>
          <table:table-cell table:style-name="Table2.C8" office:value-type="string">
            <text:p text:style-name="P103">A shortened poleaxe, acting as a versatile two-handed axe. It is fitted with an axe head, rear facing spike and broad stabbing point.</text:p>
            <text:p text:style-name="P103">Being a bit heavier <text:span text:style-name="T57">than most two-handed axes give it extra heft, but also makes it less nimble. This is mostly intended for armored fighting.</text:span></text:p>
          </table:table-cell>
        </table:table-row>
      </table:table>
      <text:p text:style-name="P4"/>
      <text:p text:style-name="P5"/>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23"><text:span text:style-name="T45">Grim's A&amp;A – </text:span><text:span text:style-name="T46">Weapon</text:span> Reference Sheet: <text:span text:style-name="T57">Hammers</text:span></text:p>
            <text:p text:style-name="P20">Hammers became used in battle, <text:span text:style-name="T76">seemingly</text:span> as a response to plate armor. The flat striking surface is less likely to glance off where an axe or earlier mace designs might. Hammers are weighted and used much the same as axes and often feature the same rear spike.</text:p>
            <text:p text:style-name="P18"/>
            <text:p text:style-name="P20"><text:span text:style-name="T76">In-game</text:span>, they act as a dedicated armor <text:span text:style-name="T72">fighting weapons with mostly blunt damage and some spiking to vary things up.</text:span></text:p>
          </table:table-cell>
          <table:covered-table-cell/>
          <table:covered-table-cell/>
        </table:table-row>
        <table:table-row table:style-name="Table3.2">
          <table:table-cell table:style-name="Table3.A2" table:number-rows-spanned="2" office:value-type="string">
            <text:p text:style-name="P136">Light War Hammer</text:p>
          </table:table-cell>
          <table:table-cell table:style-name="Table3.A2" table:number-rows-spanned="2" office:value-type="string">
            <text:p text:style-name="P30"><text:span text:style-name="T42">Range: </text:span><text:span text:style-name="T12">V. Short</text:span></text:p>
            <text:p text:style-name="P55">Speed: <text:span text:style-name="T14">Medium</text:span></text:p>
            <text:p text:style-name="P69"><text:span text:style-name="T58">Weight:</text:span><text:span text:style-name="T12"> 1</text:span><text:span text:style-name="T14">4</text:span><text:span text:style-name="T12">0</text:span></text:p>
            <text:p text:style-name="P69">Min <text:span text:style-name="T58">Wielder</text:span> Size <text:span text:style-name="T47">2</text:span>h/<text:span text:style-name="T47">1</text:span>h:</text:p>
            <text:p text:style-name="P69"><text:span text:style-name="T1">25000/3</text:span><text:span text:style-name="T8">5</text:span><text:span text:style-name="T14">0</text:span><text:span text:style-name="T1">00</text:span> </text:p>
            <text:p text:style-name="P69">Cost: <text:span text:style-name="T14">3</text:span></text:p>
          </table:table-cell>
          <table:table-cell table:style-name="Table3.C2" office:value-type="string">
            <text:p text:style-name="P84">Attacks (<text:span text:style-name="T47">prepare,recover</text:span>): <text:span text:style-name="T11">bash</text:span><text:span text:style-name="T1">(</text:span><text:span text:style-name="T8">5</text:span><text:span text:style-name="T2">,</text:span><text:span text:style-name="T11">2</text:span><text:span text:style-name="T8">)/</text:span><text:span text:style-name="T11">bash</text:span><text:span text:style-name="T1">(</text:span><text:span text:style-name="T8">5</text:span><text:span text:style-name="T2">,</text:span><text:span text:style-name="T11">2</text:span><text:span text:style-name="T8">)/</text:span><text:span text:style-name="T11">spike</text:span><text:span text:style-name="T1">(</text:span><text:span text:style-name="T8">5,</text:span><text:span text:style-name="T11">2</text:span><text:span text:style-name="T8">)</text:span></text:p>
          </table:table-cell>
        </table:table-row>
        <table:table-row table:style-name="Table3.3">
          <table:covered-table-cell/>
          <table:covered-table-cell/>
          <table:table-cell table:style-name="Table3.C3" office:value-type="string">
            <text:p text:style-name="P45">This one-handed warhammer is a bit lighter and nimbler than most of its siblings, but still hefty enough to gave a<text:span text:style-name="T58">ny</text:span> sane opponent food for thought.</text:p>
            <text:p text:style-name="P45">It is fitted with a <text:span text:style-name="T58">thin hammer head and a spike on the rear.</text:span></text:p>
          </table:table-cell>
        </table:table-row>
        <table:table-row table:style-name="Table3.4">
          <table:table-cell table:style-name="Table3.A4" table:number-rows-spanned="2" office:value-type="string">
            <text:p text:style-name="P137">War Hammer</text:p>
          </table:table-cell>
          <table:table-cell table:style-name="Table3.A4" table:number-rows-spanned="2" office:value-type="string">
            <text:p text:style-name="P30"><text:span text:style-name="T42">Range: </text:span><text:span text:style-name="T12">Short</text:span></text:p>
            <text:p text:style-name="P55">Speed: <text:span text:style-name="T14">Slower</text:span></text:p>
            <text:p text:style-name="P69"><text:span text:style-name="T58">Weight:</text:span><text:span text:style-name="T12"> 1</text:span><text:span text:style-name="T14">8</text:span><text:span text:style-name="T12">0</text:span></text:p>
            <text:p text:style-name="P69">Min <text:span text:style-name="T58">Wielder</text:span> Size <text:span text:style-name="T47">2</text:span>h/<text:span text:style-name="T47">1</text:span>h:</text:p>
            <text:p text:style-name="P69"><text:span text:style-name="T14">3</text:span><text:span text:style-name="T1">5000/</text:span><text:span text:style-name="T14">4</text:span><text:span text:style-name="T8">25</text:span><text:span text:style-name="T1">00</text:span> </text:p>
            <text:p text:style-name="P69"><text:span text:style-name="T58">Cost:</text:span><text:span text:style-name="T12"> </text:span><text:span text:style-name="T14">4</text:span></text:p>
          </table:table-cell>
          <table:table-cell table:style-name="Table3.C3" office:value-type="string">
            <text:p text:style-name="P84">Attacks (<text:span text:style-name="T47">prepare,recover</text:span>): <text:span text:style-name="T11">bash</text:span><text:span text:style-name="T1">(</text:span><text:span text:style-name="T11">4</text:span><text:span text:style-name="T2">,</text:span><text:span text:style-name="T11">4</text:span><text:span text:style-name="T8">)/</text:span><text:span text:style-name="T11">bash</text:span><text:span text:style-name="T1">(</text:span><text:span text:style-name="T11">4,4</text:span><text:span text:style-name="T8">)/</text:span><text:span text:style-name="T11">spike</text:span><text:span text:style-name="T1">(</text:span><text:span text:style-name="T11">4,4</text:span><text:span text:style-name="T8">)</text:span></text:p>
          </table:table-cell>
        </table:table-row>
        <table:table-row table:style-name="Table3.4">
          <table:covered-table-cell/>
          <table:covered-table-cell/>
          <table:table-cell table:style-name="Table3.C3" office:value-type="string">
            <text:p text:style-name="P105">A typical one-handed warhammer with a thick, short spike on the rear.</text:p>
            <text:p text:style-name="P105">It is more than hefty enough to deal with armored opponents, though due to its handling makes it less suitable for unarmored combat.</text:p>
          </table:table-cell>
        </table:table-row>
        <table:table-row table:style-name="Table3.4">
          <table:table-cell table:style-name="Table3.A4" table:number-rows-spanned="2" office:value-type="string">
            <text:p text:style-name="P137">Military Pick</text:p>
          </table:table-cell>
          <table:table-cell table:style-name="Table3.A4" table:number-rows-spanned="2" office:value-type="string">
            <text:p text:style-name="P30"><text:span text:style-name="T42">Range: </text:span><text:span text:style-name="T12">Short</text:span></text:p>
            <text:p text:style-name="P55">Speed: <text:span text:style-name="T14">Slower</text:span></text:p>
            <text:p text:style-name="P69"><text:span text:style-name="T58">Weight:</text:span><text:span text:style-name="T12"> 1</text:span><text:span text:style-name="T14">8</text:span><text:span text:style-name="T12">0</text:span></text:p>
            <text:p text:style-name="P69">Min <text:span text:style-name="T58">Wielder</text:span> Size <text:span text:style-name="T47">2</text:span>h/<text:span text:style-name="T47">1</text:span>h:</text:p>
            <text:p text:style-name="P69"><text:span text:style-name="T14">3</text:span><text:span text:style-name="T1">5000/</text:span><text:span text:style-name="T14">4</text:span><text:span text:style-name="T8">25</text:span><text:span text:style-name="T1">00</text:span> </text:p>
            <text:p text:style-name="P69"><text:span text:style-name="T58">Cost:</text:span><text:span text:style-name="T12"> </text:span><text:span text:style-name="T14">4</text:span></text:p>
          </table:table-cell>
          <table:table-cell table:style-name="Table3.C3" office:value-type="string">
            <text:p text:style-name="P85">Attacks (<text:span text:style-name="T47">prepare,recover</text:span>): <text:span text:style-name="T14">spike</text:span><text:span text:style-name="T1">(</text:span><text:span text:style-name="T11">4,4</text:span><text:span text:style-name="T8">)/</text:span><text:span text:style-name="T11">spike</text:span><text:span text:style-name="T1">(</text:span><text:span text:style-name="T11">4,4</text:span><text:span text:style-name="T8">)/</text:span><text:span text:style-name="T11">bash</text:span><text:span text:style-name="T1">(</text:span><text:span text:style-name="T11">4</text:span><text:span text:style-name="T2">,</text:span><text:span text:style-name="T11">4</text:span><text:span text:style-name="T8">)</text:span></text:p>
          </table:table-cell>
        </table:table-row>
        <table:table-row table:style-name="Table3.4">
          <table:covered-table-cell/>
          <table:covered-table-cell/>
          <table:table-cell table:style-name="Table3.C3" office:value-type="string">
            <text:p text:style-name="P105">This is a warhammer with a more pronounced spike and less pronounced hammer head.</text:p>
            <text:p text:style-name="P105">Accordingly, the spike is used more.</text:p>
          </table:table-cell>
        </table:table-row>
        <table:table-row table:style-name="Table3.4">
          <table:table-cell table:style-name="Table3.A8" table:number-rows-spanned="2" office:value-type="string">
            <text:p text:style-name="P137">Two-handed War Hammer</text:p>
          </table:table-cell>
          <table:table-cell table:style-name="Table3.A8" table:number-rows-spanned="2" office:value-type="string">
            <text:p text:style-name="P30"><text:span text:style-name="T42">Range: </text:span><text:span text:style-name="T14">Medium</text:span></text:p>
            <text:p text:style-name="P55">Speed: <text:span text:style-name="T14">Fast</text:span></text:p>
            <text:p text:style-name="P69"><text:span text:style-name="T58">Weight:</text:span><text:span text:style-name="T12"> </text:span><text:span text:style-name="T14">21</text:span><text:span text:style-name="T12">0</text:span></text:p>
            <text:p text:style-name="P69">Min <text:span text:style-name="T58">Wielder</text:span> Size <text:span text:style-name="T47">2</text:span>h/<text:span text:style-name="T47">1</text:span>h:</text:p>
            <text:p text:style-name="P69"><text:span text:style-name="T14">40</text:span><text:span text:style-name="T1">000/</text:span><text:span text:style-name="T14">1400</text:span><text:span text:style-name="T1">00</text:span> </text:p>
            <text:p text:style-name="P69"><text:span text:style-name="T58">Cost:</text:span><text:span text:style-name="T12"> </text:span><text:span text:style-name="T14">4</text:span></text:p>
          </table:table-cell>
          <table:table-cell table:style-name="Table3.C8" office:value-type="string">
            <text:p text:style-name="P84">Attacks (<text:span text:style-name="T47">prepare,recover</text:span>): <text:span text:style-name="T11">bash</text:span><text:span text:style-name="T1">(</text:span><text:span text:style-name="T14">3,3</text:span><text:span text:style-name="T8">)/</text:span><text:span text:style-name="T11">bash</text:span><text:span text:style-name="T1">(</text:span><text:span text:style-name="T14">3,3</text:span><text:span text:style-name="T8">)/</text:span><text:span text:style-name="T11">spike</text:span><text:span text:style-name="T1">(</text:span><text:span text:style-name="T14">3,3</text:span><text:span text:style-name="T8">)</text:span></text:p>
          </table:table-cell>
        </table:table-row>
        <table:table-row table:style-name="Table3.4">
          <table:covered-table-cell/>
          <table:covered-table-cell/>
          <table:table-cell table:style-name="Table3.C8" office:value-type="string">
            <text:p text:style-name="P46">A slightly stockier warhammer, again with a short and thick spike on the rear. It is mounted on a two-handed shaft, and as such is lot more nimble and hits a bit harder, though obviously it comes at the cost of a shield.</text:p>
          </table:table-cell>
        </table:table-row>
        <table:table-row table:style-name="Table3.4">
          <table:table-cell table:style-name="Table3.A8" table:number-rows-spanned="2" office:value-type="string">
            <text:p text:style-name="P137">Short Polehammer</text:p>
          </table:table-cell>
          <table:table-cell table:style-name="Table3.A8" table:number-rows-spanned="2" office:value-type="string">
            <text:p text:style-name="P30"><text:span text:style-name="T42">Range: </text:span><text:span text:style-name="T14">Medium</text:span></text:p>
            <text:p text:style-name="P55">Speed: <text:span text:style-name="T14">Slower</text:span></text:p>
            <text:p text:style-name="P69"><text:span text:style-name="T58">Weight:</text:span><text:span text:style-name="T12"> </text:span><text:span text:style-name="T14">28</text:span><text:span text:style-name="T12">0</text:span></text:p>
            <text:p text:style-name="P69">Min <text:span text:style-name="T58">Wielder</text:span> Size <text:span text:style-name="T47">2</text:span>h/<text:span text:style-name="T47">1</text:span>h:</text:p>
            <text:p text:style-name="P69"><text:span text:style-name="T14">475</text:span><text:span text:style-name="T1">00/</text:span><text:span text:style-name="T14">1600</text:span><text:span text:style-name="T1">00</text:span> </text:p>
            <text:p text:style-name="P69"><text:span text:style-name="T58">Cost:</text:span><text:span text:style-name="T12"> </text:span><text:span text:style-name="T14">6</text:span></text:p>
          </table:table-cell>
          <table:table-cell table:style-name="Table3.C8" office:value-type="string">
            <text:p text:style-name="P84"><text:span text:style-name="T56">Attacks (prepare,recover): </text:span><text:span text:style-name="T11">bash</text:span><text:span text:style-name="T10">(</text:span><text:span text:style-name="T14">3,5</text:span><text:span text:style-name="T8">)/</text:span><text:span text:style-name="T11">bash</text:span><text:span text:style-name="T10">(</text:span><text:span text:style-name="T14">3,5</text:span><text:span text:style-name="T8">)/</text:span><text:span text:style-name="T11">spike</text:span><text:span text:style-name="T10">(</text:span><text:span text:style-name="T14">3</text:span><text:span text:style-name="T11">,</text:span><text:span text:style-name="T14">5</text:span><text:span text:style-name="T8">)/</text:span><text:span text:style-name="T14">stab(3,3)</text:span></text:p>
          </table:table-cell>
        </table:table-row>
        <table:table-row table:style-name="Table3.4">
          <table:covered-table-cell/>
          <table:covered-table-cell/>
          <table:table-cell table:style-name="Table3.C8" office:value-type="string">
            <text:p text:style-name="P105">A cut-down polehammer, with a pronged head, a long narrow spike on the rear and a narrow stabbing spike.</text:p>
            <text:p text:style-name="P105">The pronged head makes this weapon somewhat more debilitating, though it may also get stuck as a result. It is weightier than the two-handed war hammer.</text:p>
          </table:table-cell>
        </table:table-row>
        <table:table-row table:style-name="Table3.4">
          <table:table-cell table:style-name="Table3.A8" table:number-rows-spanned="2" office:value-type="string">
            <text:p text:style-name="P137">Maul</text:p>
          </table:table-cell>
          <table:table-cell table:style-name="Table3.A8" table:number-rows-spanned="2" office:value-type="string">
            <text:p text:style-name="P30"><text:span text:style-name="T42">Range: </text:span><text:span text:style-name="T14">Short</text:span></text:p>
            <text:p text:style-name="P55">Speed: <text:span text:style-name="T14">V. Slow</text:span></text:p>
            <text:p text:style-name="P69"><text:span text:style-name="T58">Weight:</text:span><text:span text:style-name="T12"> </text:span><text:span text:style-name="T14">450</text:span></text:p>
            <text:p text:style-name="P69">Min <text:span text:style-name="T58">Wielder</text:span> Size <text:span text:style-name="T47">2</text:span>h/<text:span text:style-name="T47">1</text:span>h:</text:p>
            <text:p text:style-name="P69"><text:span text:style-name="T14">500</text:span><text:span text:style-name="T1">00/</text:span><text:span text:style-name="T14">2500</text:span><text:span text:style-name="T1">00</text:span></text:p>
            <text:p text:style-name="P69"><text:span text:style-name="T58">Cost:</text:span><text:span text:style-name="T12"> </text:span><text:span text:style-name="T14">4</text:span></text:p>
          </table:table-cell>
          <table:table-cell table:style-name="Table3.C8" office:value-type="string">
            <text:p text:style-name="P84"><text:span text:style-name="T56">Attacks (prepare,recover): </text:span><text:span text:style-name="T11">bash</text:span><text:span text:style-name="T10">(</text:span><text:span text:style-name="T14">4,6</text:span><text:span text:style-name="T8">)</text:span></text:p>
          </table:table-cell>
        </table:table-row>
        <table:table-row table:style-name="Table3.4">
          <table:covered-table-cell/>
          <table:covered-table-cell/>
          <table:table-cell table:style-name="Table3.C8" office:value-type="string">
            <text:p text:style-name="P105">This medieval sledgehammer is used to drive stakes, knock loose jammed machinery, and occasionally to smash <text:span text:style-name="T73">armored </text:span>enemies.</text:p>
            <text:p text:style-name="P105">Though it is short and <text:span text:style-name="T71">somewhat </text:span>clumsy, if it hits it does so like well... a sledgehammer.</text:p>
          </table:table-cell>
        </table:table-row>
      </table:table>
      <text:p text:style-name="P5"/>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24"><text:span text:style-name="T45">Grim's A&amp;A – </text:span><text:span text:style-name="T46">Weapon</text:span> Reference Sheet: <text:span text:style-name="T59">Maces</text:span></text:p>
            <text:p text:style-name="P19"/>
          </table:table-cell>
          <table:covered-table-cell/>
          <table:covered-table-cell/>
        </table:table-row>
        <table:table-row table:style-name="Table4.2">
          <table:table-cell table:style-name="Table4.A2" table:number-rows-spanned="2" office:value-type="string">
            <text:p text:style-name="P138">Shod Club</text:p>
          </table:table-cell>
          <table:table-cell table:style-name="Table4.A2" table:number-rows-spanned="2" office:value-type="string">
            <text:p text:style-name="P31"><text:span text:style-name="T42">Range: </text:span><text:span text:style-name="T12">V. Short</text:span></text:p>
            <text:p text:style-name="P56">Speed: <text:span text:style-name="T1">Fast</text:span></text:p>
            <text:p text:style-name="P70"><text:span text:style-name="T58">Weight: </text:span><text:span text:style-name="T12">1</text:span><text:span text:style-name="T15">4</text:span><text:span text:style-name="T12">0</text:span></text:p>
            <text:p text:style-name="P70">Min <text:span text:style-name="T58">Wielder</text:span> Size <text:span text:style-name="T47">2</text:span>h/<text:span text:style-name="T47">1</text:span>h:</text:p>
            <text:p text:style-name="P70"><text:span text:style-name="T1">25000/3</text:span><text:span text:style-name="T8">5</text:span><text:span text:style-name="T15">0</text:span><text:span text:style-name="T1">00</text:span> </text:p>
            <text:p text:style-name="P70">Cost: <text:span text:style-name="T15">1</text:span></text:p>
          </table:table-cell>
          <table:table-cell table:style-name="Table4.C2" office:value-type="string">
            <text:p text:style-name="P86">Attacks (<text:span text:style-name="T47">prepare,recover</text:span>): <text:span text:style-name="T15">bash</text:span><text:span text:style-name="T1">(</text:span><text:span text:style-name="T8">5</text:span><text:span text:style-name="T2">,</text:span><text:span text:style-name="T8">1)</text:span></text:p>
          </table:table-cell>
        </table:table-row>
        <table:table-row table:style-name="Table4.3">
          <table:covered-table-cell/>
          <table:covered-table-cell/>
          <table:table-cell table:style-name="Table4.C3" office:value-type="string">
            <text:p text:style-name="P47">A simple wooden club with metal bands around the end. It is short, light and very cheap to make.</text:p>
            <text:p text:style-name="P47">Basic as this weapon might be, it is best not underestimated as it can still easily break skulls and limbs, even through some amount of protection.</text:p>
          </table:table-cell>
        </table:table-row>
        <table:table-row table:style-name="Table4.4">
          <table:table-cell table:style-name="Table4.A4" table:number-rows-spanned="2" office:value-type="string">
            <text:p text:style-name="P138">Spiked Club</text:p>
          </table:table-cell>
          <table:table-cell table:style-name="Table4.A4" table:number-rows-spanned="2" office:value-type="string">
            <text:p text:style-name="P31"><text:span text:style-name="T42">Range: </text:span><text:span text:style-name="T12">V. Short</text:span></text:p>
            <text:p text:style-name="P56">Speed: <text:span text:style-name="T15">Fast</text:span></text:p>
            <text:p text:style-name="P70"><text:span text:style-name="T58">Weight:</text:span><text:span text:style-name="T12"> 1</text:span><text:span text:style-name="T15">4</text:span><text:span text:style-name="T12">5</text:span></text:p>
            <text:p text:style-name="P70">Min <text:span text:style-name="T58">Wielder</text:span> Size <text:span text:style-name="T47">2</text:span>h/<text:span text:style-name="T47">1</text:span>h:</text:p>
            <text:p text:style-name="P70"><text:s/><text:span text:style-name="T1">25000/3</text:span><text:span text:style-name="T8">5</text:span><text:span text:style-name="T15">0</text:span><text:span text:style-name="T1">00</text:span></text:p>
            <text:p text:style-name="P70"><text:span text:style-name="T47">Cost:</text:span><text:span text:style-name="T2"> </text:span><text:span text:style-name="T15">2</text:span></text:p>
          </table:table-cell>
          <table:table-cell table:style-name="Table4.C3" office:value-type="string">
            <text:p text:style-name="P86"><text:span text:style-name="T54">Attacks (prepare,recover):</text:span><text:span text:style-name="T8"> </text:span><text:span text:style-name="T15">bash</text:span><text:span text:style-name="T8">(5</text:span><text:span text:style-name="T2">,</text:span><text:span text:style-name="T8">1)</text:span></text:p>
          </table:table-cell>
        </table:table-row>
        <table:table-row table:style-name="Table4.4">
          <table:covered-table-cell/>
          <table:covered-table-cell/>
          <table:table-cell table:style-name="Table4.C3" office:value-type="string">
            <text:p text:style-name="P106">A shod club fitte<text:span text:style-name="T76">d</text:span> with spiked metal bands, it behaves mostly the same except for some extra maiming done on lightly armored foes. Beware of the odds of getting it stuck in though.</text:p>
          </table:table-cell>
        </table:table-row>
        <table:table-row table:style-name="Table4.4">
          <table:table-cell table:style-name="Table4.A4" table:number-rows-spanned="2" office:value-type="string">
            <text:p text:style-name="P138">Ball Mace</text:p>
          </table:table-cell>
          <table:table-cell table:style-name="Table4.A4" table:number-rows-spanned="2" office:value-type="string">
            <text:p text:style-name="P31"><text:span text:style-name="T42">Range: </text:span><text:span text:style-name="T12">Short</text:span></text:p>
            <text:p text:style-name="P56">Speed: <text:span text:style-name="T16">Medium</text:span></text:p>
            <text:p text:style-name="P70"><text:span text:style-name="T58">Weight: </text:span><text:span text:style-name="T12">1</text:span><text:span text:style-name="T16">70</text:span></text:p>
            <text:p text:style-name="P70">Min <text:span text:style-name="T58">Wielder</text:span> Size <text:span text:style-name="T47">2</text:span>h/<text:span text:style-name="T47">1</text:span>h:</text:p>
            <text:p text:style-name="P70"><text:s/><text:span text:style-name="T8">3</text:span><text:span text:style-name="T16">25</text:span><text:span text:style-name="T8">00</text:span><text:span text:style-name="T2">/</text:span><text:span text:style-name="T8">4</text:span><text:span text:style-name="T16">75</text:span><text:span text:style-name="T2">00</text:span></text:p>
            <text:p text:style-name="P70"><text:span text:style-name="T47">Cost: </text:span><text:span text:style-name="T16">3</text:span></text:p>
          </table:table-cell>
          <table:table-cell table:style-name="Table4.C3" office:value-type="string">
            <text:p text:style-name="P86"><text:span text:style-name="T54">Attacks (prepare,recover):</text:span><text:span text:style-name="T8"> </text:span><text:span text:style-name="T15">bash</text:span><text:span text:style-name="T8">(</text:span><text:span text:style-name="T16">4</text:span><text:span text:style-name="T2">,</text:span><text:span text:style-name="T16">3</text:span><text:span text:style-name="T8">)</text:span></text:p>
          </table:table-cell>
        </table:table-row>
        <table:table-row table:style-name="Table4.4">
          <table:covered-table-cell/>
          <table:covered-table-cell/>
          <table:table-cell table:style-name="Table4.C3" office:value-type="string">
            <text:p text:style-name="P106">A ball on a stick. It is a bit longer and heftier than the clubs <text:span text:style-name="T60">and the large and round business end provides reliable damage, whether your enemy is wearing armor or not.</text:span></text:p>
          </table:table-cell>
        </table:table-row>
        <table:table-row table:style-name="Table4.4">
          <table:table-cell table:style-name="Table4.A4" table:number-rows-spanned="2" office:value-type="string">
            <text:p text:style-name="P138">Flanged Mace</text:p>
          </table:table-cell>
          <table:table-cell table:style-name="Table4.A4" table:number-rows-spanned="2" office:value-type="string">
            <text:p text:style-name="P31"><text:span text:style-name="T42">Range: </text:span><text:span text:style-name="T16">Short</text:span></text:p>
            <text:p text:style-name="P56">Speed: <text:span text:style-name="T16">Medium</text:span></text:p>
            <text:p text:style-name="P70"><text:span text:style-name="T58">Weight:</text:span><text:span text:style-name="T12"> 1</text:span><text:span text:style-name="T16">70</text:span></text:p>
            <text:p text:style-name="P70">Min <text:span text:style-name="T58">Wielder</text:span> Size <text:span text:style-name="T47">2</text:span>h/<text:span text:style-name="T47">1</text:span>h:</text:p>
            <text:p text:style-name="P70"><text:s/><text:span text:style-name="T16">325</text:span><text:span text:style-name="T2">00/</text:span><text:span text:style-name="T16">475</text:span><text:span text:style-name="T8">00</text:span> </text:p>
            <text:p text:style-name="P70">Cost: <text:span text:style-name="T8">3</text:span></text:p>
          </table:table-cell>
          <table:table-cell table:style-name="Table4.C3" office:value-type="string">
            <text:p text:style-name="P86"><text:span text:style-name="T54">Attacks (prepare,recover):</text:span><text:span text:style-name="T8"> </text:span><text:span text:style-name="T15">bash</text:span><text:span text:style-name="T8">(</text:span><text:span text:style-name="T16">4</text:span><text:span text:style-name="T2">,</text:span><text:span text:style-name="T16">3</text:span><text:span text:style-name="T8">)</text:span></text:p>
          </table:table-cell>
        </table:table-row>
        <table:table-row table:style-name="Table4.4">
          <table:covered-table-cell/>
          <table:covered-table-cell/>
          <table:table-cell table:style-name="Table4.C3" office:value-type="string">
            <text:p text:style-name="P48">This weapon's head is composed of a set of metal flanges radiating outwards. It allows for more concentrated force.</text:p>
          </table:table-cell>
        </table:table-row>
        <table:table-row table:style-name="Table4.10">
          <table:table-cell table:style-name="Table4.A4" table:number-rows-spanned="2" office:value-type="string">
            <text:p text:style-name="P138">Morningstar</text:p>
          </table:table-cell>
          <table:table-cell table:style-name="Table4.A4" table:number-rows-spanned="2" office:value-type="string">
            <text:p text:style-name="P31"><text:span text:style-name="T42">Range: </text:span><text:span text:style-name="T16">Short</text:span></text:p>
            <text:p text:style-name="P56">Speed: <text:span text:style-name="T16">Slower</text:span></text:p>
            <text:p text:style-name="P70"><text:span text:style-name="T58">Weight:</text:span><text:span text:style-name="T12"> </text:span><text:span text:style-name="T16">19</text:span><text:span text:style-name="T13">0</text:span></text:p>
            <text:p text:style-name="P70">Min <text:span text:style-name="T58">Wielder</text:span> Size <text:span text:style-name="T47">2</text:span>h/<text:span text:style-name="T47">1</text:span>h:</text:p>
            <text:p text:style-name="P70"><text:span text:style-name="T1"><text:s/></text:span><text:span text:style-name="T16">40</text:span><text:span text:style-name="T2">000/</text:span><text:span text:style-name="T16">55</text:span><text:span text:style-name="T8">000</text:span> </text:p>
            <text:p text:style-name="P70">Cost: <text:span text:style-name="T9">4</text:span></text:p>
          </table:table-cell>
          <table:table-cell table:style-name="Table4.C3" office:value-type="string">
            <text:p text:style-name="P87"><text:span text:style-name="T54">Attacks (prepare,recover):</text:span><text:span text:style-name="T8"> </text:span><text:span text:style-name="T15">bash</text:span><text:span text:style-name="T8">(</text:span><text:span text:style-name="T16">4,4</text:span><text:span text:style-name="T8">)</text:span></text:p>
          </table:table-cell>
        </table:table-row>
        <table:table-row table:style-name="Table4.4">
          <table:covered-table-cell/>
          <table:covered-table-cell/>
          <table:table-cell table:style-name="Table4.C3" office:value-type="string">
            <text:p text:style-name="P107">A <text:span text:style-name="T61">heavier </text:span>ball mace fitted with numerous spikes and <text:span text:style-name="T61">one larger stabbing stab. Quite intimidating, and quite lethal!</text:span></text:p>
            <text:p text:style-name="P108">It is less nimble than its lighter cousins, but makes up for it with heft and some increased versatility.</text:p>
          </table:table-cell>
        </table:table-row>
        <table:table-row table:style-name="Table4.4">
          <table:table-cell table:style-name="Table4.A12" table:number-rows-spanned="2" office:value-type="string">
            <text:p text:style-name="P138">Two-handed Spiked Club</text:p>
          </table:table-cell>
          <table:table-cell table:style-name="Table4.A12" table:number-rows-spanned="2" office:value-type="string">
            <text:p text:style-name="P31"><text:span text:style-name="T42">Range: </text:span><text:span text:style-name="T13">Medium</text:span></text:p>
            <text:p text:style-name="P56">Speed: <text:span text:style-name="T16">Fast</text:span></text:p>
            <text:p text:style-name="P70"><text:span text:style-name="T58">Weight: </text:span><text:span text:style-name="T13">2</text:span><text:span text:style-name="T17">2</text:span><text:span text:style-name="T13">0</text:span></text:p>
            <text:p text:style-name="P70">Min <text:span text:style-name="T58">Wielder</text:span> Size <text:span text:style-name="T47">2</text:span>h/<text:span text:style-name="T47">1</text:span>h:</text:p>
            <text:p text:style-name="P70"><text:s/><text:span text:style-name="T16">400</text:span><text:span text:style-name="T2">00/</text:span><text:span text:style-name="T8">1</text:span><text:span text:style-name="T16">5</text:span><text:span text:style-name="T8">0000</text:span> </text:p>
            <text:p text:style-name="P70">Cost: <text:span text:style-name="T16">3</text:span></text:p>
          </table:table-cell>
          <table:table-cell table:style-name="Table4.C12" office:value-type="string">
            <text:p text:style-name="P88"><text:span text:style-name="T54">Attacks (prepare,recover):</text:span><text:span text:style-name="T8"> </text:span><text:span text:style-name="T15">bash</text:span><text:span text:style-name="T8">(</text:span><text:span text:style-name="T16">3</text:span><text:span text:style-name="T2">,</text:span><text:span text:style-name="T16">3</text:span><text:span text:style-name="T8">)/</text:span><text:span text:style-name="T15">bash</text:span><text:span text:style-name="T8">(</text:span><text:span text:style-name="T16">3</text:span><text:span text:style-name="T2">,</text:span><text:span text:style-name="T16">3</text:span><text:span text:style-name="T8">)/</text:span><text:span text:style-name="T17">stab</text:span><text:span text:style-name="T8">(</text:span><text:span text:style-name="T16">3</text:span><text:span text:style-name="T2">,</text:span><text:span text:style-name="T17">2</text:span><text:span text:style-name="T8">)</text:span></text:p>
          </table:table-cell>
        </table:table-row>
        <table:table-row table:style-name="Table4.4">
          <table:covered-table-cell/>
          <table:covered-table-cell/>
          <table:table-cell table:style-name="Table4.C12" office:value-type="string">
            <text:p text:style-name="P108">A two-handed shaft fitting with spiked metal bands and a narrow stabbing spike. Unsubtle as it might be, it is still fairly nimble.</text:p>
          </table:table-cell>
        </table:table-row>
        <table:table-row table:style-name="Table4.14">
          <table:table-cell table:style-name="Table4.A12" table:number-rows-spanned="2" office:value-type="string">
            <text:p text:style-name="P139">Two-handed <text:span text:style-name="T61">Flanged</text:span> <text:span text:style-name="T61">Mace</text:span></text:p>
          </table:table-cell>
          <table:table-cell table:style-name="Table4.A12" table:number-rows-spanned="2" office:value-type="string">
            <text:p text:style-name="P31"><text:span text:style-name="T42">Range: </text:span><text:span text:style-name="T13">Medium</text:span></text:p>
            <text:p text:style-name="P56">Speed: <text:span text:style-name="T13">Slower</text:span></text:p>
            <text:p text:style-name="P70"><text:span text:style-name="T58">Weight: </text:span><text:span text:style-name="T13">2</text:span><text:span text:style-name="T16">8</text:span><text:span text:style-name="T13">0</text:span></text:p>
            <text:p text:style-name="P70">Min <text:span text:style-name="T58">Wielder</text:span> Size <text:span text:style-name="T47">2</text:span>h/<text:span text:style-name="T47">1</text:span>h:</text:p>
            <text:p text:style-name="P70"><text:s/><text:span text:style-name="T16">4</text:span><text:span text:style-name="T5">50</text:span><text:span text:style-name="T2">00/</text:span><text:span text:style-name="T8">170000</text:span> </text:p>
            <text:p text:style-name="P70">Cost: <text:span text:style-name="T16">4</text:span></text:p>
          </table:table-cell>
          <table:table-cell table:style-name="Table4.C12" office:value-type="string">
            <text:p text:style-name="P87"><text:span text:style-name="T54">Attacks (prepare,recover): </text:span><text:span text:style-name="T15">bash</text:span><text:span text:style-name="T8">(</text:span><text:span text:style-name="T16">3,5</text:span><text:span text:style-name="T8">)</text:span></text:p>
          </table:table-cell>
        </table:table-row>
        <table:table-row table:style-name="Table4.14">
          <table:covered-table-cell/>
          <table:covered-table-cell/>
          <table:table-cell table:style-name="Table4.C12" office:value-type="string">
            <text:p text:style-name="P108">The two-handed version of the flanged mace. Its higher weight and singular purpose make it a good armor wrecking ball, but the lack of edged surfaces make it a lot less suited in an unarmored fight.</text:p>
          </table:table-cell>
        </table:table-row>
        <table:table-row table:style-name="Table4.14">
          <table:table-cell table:style-name="Table4.A12" table:number-rows-spanned="2" office:value-type="string">
            <text:p text:style-name="P9">Goedendag</text:p>
          </table:table-cell>
          <table:table-cell table:style-name="Table4.A12" table:number-rows-spanned="2" office:value-type="string">
            <text:p text:style-name="P31"><text:span text:style-name="T42">Range: </text:span><text:span text:style-name="T13">Medium</text:span></text:p>
            <text:p text:style-name="P56">Speed: <text:span text:style-name="T18">V.</text:span><text:span text:style-name="T62"> </text:span><text:span text:style-name="T13">Slow</text:span></text:p>
            <text:p text:style-name="P70"><text:span text:style-name="T58">Weight: </text:span><text:span text:style-name="T12">5</text:span><text:span text:style-name="T13">50</text:span></text:p>
            <text:p text:style-name="P70">Min <text:span text:style-name="T58">Wielder</text:span> Size <text:span text:style-name="T47">2</text:span>h/<text:span text:style-name="T47">1</text:span>h:</text:p>
            <text:p text:style-name="P70"><text:s/><text:span text:style-name="T8">5</text:span><text:span text:style-name="T5">50</text:span><text:span text:style-name="T2">00/</text:span><text:span text:style-name="T16">2</text:span><text:span text:style-name="T8">70000</text:span> </text:p>
            <text:p text:style-name="P70">Cost: <text:span text:style-name="T16">3</text:span></text:p>
          </table:table-cell>
          <table:table-cell table:style-name="Table4.C12" office:value-type="string">
            <text:p text:style-name="P87"><text:span text:style-name="T54">Attacks (prepare,recover):</text:span><text:span text:style-name="T8"> </text:span><text:span text:style-name="T15">bash</text:span><text:span text:style-name="T8">(</text:span><text:span text:style-name="T16">3,7</text:span><text:span text:style-name="T8">)/</text:span><text:span text:style-name="T15">bash</text:span><text:span text:style-name="T8">(</text:span><text:span text:style-name="T16">3,7</text:span><text:span text:style-name="T8">)/</text:span><text:span text:style-name="T16">stab</text:span><text:span text:style-name="T8">(</text:span><text:span text:style-name="T16">3,3)</text:span></text:p>
          </table:table-cell>
        </table:table-row>
        <table:table-row table:style-name="Table4.14">
          <table:covered-table-cell/>
          <table:covered-table-cell/>
          <table:table-cell table:style-name="Table4.C12" office:value-type="string">
            <text:p text:style-name="P109">A huge wooden shaft that tapers towards the handle, fitted with a metal cap and spike at the end.</text:p>
            <text:p text:style-name="P109">It is an improvised and somewhat clumsy weapon, meant to be used against heavily armored enemies along with other, faster weapons.</text:p>
          </table:table-cell>
        </table:table-row>
        <table:table-row table:style-name="Table4.14">
          <table:table-cell table:style-name="Table4.A4" table:number-rows-spanned="2" office:value-type="string">
            <text:p text:style-name="P10">Club</text:p>
            <text:p text:style-name="P13">(wood only)</text:p>
          </table:table-cell>
          <table:table-cell table:style-name="Table4.A4" table:number-rows-spanned="2" office:value-type="string">
            <text:p text:style-name="P32"><text:span text:style-name="T42">Range: </text:span><text:span text:style-name="T12">V. Short</text:span></text:p>
            <text:p text:style-name="P57">Speed: <text:span text:style-name="T1">Fast</text:span></text:p>
            <text:p text:style-name="P71"><text:span text:style-name="T58">Weight: </text:span><text:span text:style-name="T20">2000</text:span></text:p>
            <text:p text:style-name="P71">Min <text:span text:style-name="T58">Wielder</text:span> Size <text:span text:style-name="T47">2</text:span>h/<text:span text:style-name="T47">1</text:span>h:</text:p>
            <text:p text:style-name="P71"><text:span text:style-name="T1">25000/3</text:span><text:span text:style-name="T8">5</text:span><text:span text:style-name="T15">0</text:span><text:span text:style-name="T1">00</text:span> </text:p>
            <text:p text:style-name="P71"><text:span text:style-name="T64">Cost:</text:span><text:span text:style-name="T20"> </text:span><text:span text:style-name="T15">1</text:span></text:p>
          </table:table-cell>
          <table:table-cell table:style-name="Table4.C3" office:value-type="string">
            <text:p text:style-name="P87"><text:span text:style-name="T54">Attacks (prepare,recover):</text:span><text:span text:style-name="T8"> </text:span><text:span text:style-name="T15">bash</text:span><text:span text:style-name="T8">(</text:span><text:span text:style-name="T20">5</text:span><text:span text:style-name="T16">,</text:span><text:span text:style-name="T20">1</text:span><text:span text:style-name="T8">)</text:span></text:p>
          </table:table-cell>
        </table:table-row>
        <table:table-row table:style-name="Table4.14">
          <table:covered-table-cell/>
          <table:covered-table-cell/>
          <table:table-cell table:style-name="Table4.C3" office:value-type="string">
            <text:p text:style-name="P110">Just a length of wood, shaped and weighted to be a suitable bludgeoning instrument.</text:p>
            <text:p text:style-name="P110">Still surprisingly dangerous.</text:p>
          </table:table-cell>
        </table:table-row>
      </table:table>
      <text:p text:style-name="P6"/>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25"><text:span text:style-name="T45">Grim's A&amp;A – </text:span><text:span text:style-name="T46">Weapon</text:span> Reference Sheet: <text:span text:style-name="T63">Flails</text:span></text:p>
            <text:p text:style-name="P25">These weapons stem from the humble farming implement. <text:span text:style-name="T82">They </text:span>consist of a length of wood attached to a <text:span text:style-name="T82">long</text:span> pole with a short chain. It was used to pound the grain from harvests, and in desperate times to pound the daylights from oppressors.</text:p>
            <text:p text:style-name="P25">There is also the variant consisting of just a ball on a longer chain and a much shorter stick. There is <text:span text:style-name="T79">some </text:span><text:span text:style-name="T80">evidence that these existed</text:span>, though their actual use in medieval times is... debatable at best. <text:span text:style-name="T82">They</text:span> may have just been a gimmicky thing for tournament games.</text:p>
            <text:p text:style-name="P25"/>
            <text:p text:style-name="P25">During the game, these act similar to maces. They have <text:span text:style-name="T82">one primary </text:span>attack: Smash things. For their nature of wrapping around shield<text:span text:style-name="T82">s</text:span> and <text:span text:style-name="T82">other defences</text:span>, these weapons have a 1 point faster wind-up but are overall 1 point slower due to their... ungraceful handling. This can be both a benefit and a detriment but the mental image of enemies being clobbered by heavy, spiky things on chains can make it all worth it.</text:p>
          </table:table-cell>
          <table:covered-table-cell/>
          <table:covered-table-cell/>
        </table:table-row>
        <table:table-row table:style-name="Table5.2">
          <table:table-cell table:style-name="Table5.A2" table:number-rows-spanned="2" office:value-type="string">
            <text:p text:style-name="P140">Ball Flail</text:p>
          </table:table-cell>
          <table:table-cell table:style-name="Table5.A2" table:number-rows-spanned="2" office:value-type="string">
            <text:p text:style-name="P33"><text:span text:style-name="T42">Range: </text:span><text:span text:style-name="T12">V. Short</text:span></text:p>
            <text:p text:style-name="P58">Speed: <text:span text:style-name="T19">Slower</text:span></text:p>
            <text:p text:style-name="P72"><text:span text:style-name="T58">Weight: </text:span><text:span text:style-name="T12">1</text:span><text:span text:style-name="T15">4</text:span><text:span text:style-name="T12">0</text:span></text:p>
            <text:p text:style-name="P72">Min <text:span text:style-name="T58">Wielder</text:span> Size <text:span text:style-name="T47">2</text:span>h/<text:span text:style-name="T47">1</text:span>h:</text:p>
            <text:p text:style-name="P72"><text:span text:style-name="T19">32</text:span><text:span text:style-name="T1">500/3</text:span><text:span text:style-name="T19">75</text:span><text:span text:style-name="T1">00</text:span> </text:p>
            <text:p text:style-name="P72">Cost: <text:span text:style-name="T19">3</text:span></text:p>
          </table:table-cell>
          <table:table-cell table:style-name="Table5.C2" office:value-type="string">
            <text:p text:style-name="P89">Attacks (<text:span text:style-name="T47">prepare,recover</text:span>): <text:span text:style-name="T15">bash</text:span><text:span text:style-name="T1">(</text:span><text:span text:style-name="T28">3</text:span><text:span text:style-name="T2">,</text:span><text:span text:style-name="T28">5</text:span><text:span text:style-name="T8">)</text:span></text:p>
          </table:table-cell>
        </table:table-row>
        <table:table-row table:style-name="Table5.3">
          <table:covered-table-cell/>
          <table:covered-table-cell/>
          <table:table-cell table:style-name="Table5.C3" office:value-type="string">
            <text:p text:style-name="P52">A ball on chain, on a stick. No spikes, and on the lighter end of one-handed flails.</text:p>
          </table:table-cell>
        </table:table-row>
        <table:table-row table:style-name="Table5.4">
          <table:table-cell table:style-name="Table5.A4" table:number-rows-spanned="2" office:value-type="string">
            <text:p text:style-name="P140">Morningstar Flail</text:p>
          </table:table-cell>
          <table:table-cell table:style-name="Table5.A4" table:number-rows-spanned="2" office:value-type="string">
            <text:p text:style-name="P33"><text:span text:style-name="T42">Range: </text:span><text:span text:style-name="T12">V. Short</text:span></text:p>
            <text:p text:style-name="P58">Speed: <text:span text:style-name="T19">Slow</text:span></text:p>
            <text:p text:style-name="P72"><text:span text:style-name="T58">Weight:</text:span><text:span text:style-name="T12"> </text:span><text:span text:style-name="T19">180</text:span></text:p>
            <text:p text:style-name="P72">Min <text:span text:style-name="T58">Wielder</text:span> Size <text:span text:style-name="T47">2</text:span>h/<text:span text:style-name="T47">1</text:span>h:</text:p>
            <text:p text:style-name="P72"><text:s/><text:span text:style-name="T19">3</text:span><text:span text:style-name="T28">7</text:span><text:span text:style-name="T19">5</text:span><text:span text:style-name="T1">00/</text:span><text:span text:style-name="T28">42</text:span><text:span text:style-name="T19">5</text:span><text:span text:style-name="T1">00</text:span></text:p>
            <text:p text:style-name="P72"><text:span text:style-name="T47">Cost:</text:span><text:span text:style-name="T2"> </text:span><text:span text:style-name="T19">4</text:span></text:p>
          </table:table-cell>
          <table:table-cell table:style-name="Table5.C3" office:value-type="string">
            <text:p text:style-name="P89"><text:span text:style-name="T54">Attacks (prepare,recover):</text:span><text:span text:style-name="T8"> </text:span><text:span text:style-name="T15">bash</text:span><text:span text:style-name="T8">(</text:span><text:span text:style-name="T28">3</text:span><text:span text:style-name="T2">,</text:span><text:span text:style-name="T28">6</text:span><text:span text:style-name="T8">)</text:span></text:p>
          </table:table-cell>
        </table:table-row>
        <table:table-row table:style-name="Table5.4">
          <table:covered-table-cell/>
          <table:covered-table-cell/>
          <table:table-cell table:style-name="Table5.C3" office:value-type="string">
            <text:p text:style-name="P118">A <text:span text:style-name="T79">spiky </text:span><text:span text:style-name="T80">ball on a chain, on a stick! A bit heavier than its smooth counterpart.</text:span></text:p>
          </table:table-cell>
        </table:table-row>
        <table:table-row table:style-name="Table5.4">
          <table:table-cell table:style-name="Table5.A6" table:number-rows-spanned="2" office:value-type="string">
            <text:p text:style-name="P140">Studded Threshing Flail</text:p>
          </table:table-cell>
          <table:table-cell table:style-name="Table5.A6" table:number-rows-spanned="2" office:value-type="string">
            <text:p text:style-name="P33"><text:span text:style-name="T42">Range: </text:span><text:span text:style-name="T19">Long</text:span></text:p>
            <text:p text:style-name="P58">Speed: <text:span text:style-name="T19">Slow</text:span></text:p>
            <text:p text:style-name="P72"><text:span text:style-name="T58">Weight: </text:span><text:span text:style-name="T19">40</text:span><text:span text:style-name="T16">0</text:span></text:p>
            <text:p text:style-name="P72">Min <text:span text:style-name="T58">Wielder</text:span> Size <text:span text:style-name="T47">2</text:span>h/<text:span text:style-name="T47">1</text:span>h:</text:p>
            <text:p text:style-name="P72"><text:s/><text:span text:style-name="T19">4</text:span><text:span text:style-name="T16">25</text:span><text:span text:style-name="T8">00</text:span><text:span text:style-name="T2">/</text:span><text:span text:style-name="T19">2100</text:span><text:span text:style-name="T2">00</text:span></text:p>
            <text:p text:style-name="P72"><text:span text:style-name="T47">Cost: </text:span><text:span text:style-name="T19">2</text:span></text:p>
          </table:table-cell>
          <table:table-cell table:style-name="Table5.C6" office:value-type="string">
            <text:p text:style-name="P89"><text:span text:style-name="T54">Attacks (prepare,recover): </text:span><text:span text:style-name="T15">bash</text:span><text:span text:style-name="T8">(</text:span><text:span text:style-name="T28">1</text:span><text:span text:style-name="T2">,</text:span><text:span text:style-name="T34">10</text:span><text:span text:style-name="T8">)</text:span></text:p>
          </table:table-cell>
        </table:table-row>
        <table:table-row table:style-name="Table5.4">
          <table:covered-table-cell/>
          <table:covered-table-cell/>
          <table:table-cell table:style-name="Table5.C6" office:value-type="string">
            <text:p text:style-name="P118">A threshing implement, hastily fitted with metal spikes for use in uprisings and other rowdy business.</text:p>
            <text:p text:style-name="P118">Certainly not the most graceful of weapons out there but it can land a pretty devastating blow at good range. The wind-down is long though so it is best to make that first hit count, or have lots of friends to back you up!</text:p>
          </table:table-cell>
        </table:table-row>
        <table:table-row table:style-name="Table5.4">
          <table:table-cell table:style-name="Table5.A6" table:number-rows-spanned="2" office:value-type="string">
            <text:p text:style-name="P141">Threshing Flail<text:span text:style-name="T64"> </text:span><text:span text:style-name="T20">(wood only)</text:span></text:p>
          </table:table-cell>
          <table:table-cell table:style-name="Table5.A6" table:number-rows-spanned="2" office:value-type="string">
            <text:p text:style-name="P34"><text:span text:style-name="T42">Range: </text:span><text:span text:style-name="T19">Long</text:span></text:p>
            <text:p text:style-name="P59">Speed: <text:span text:style-name="T19">Slow</text:span></text:p>
            <text:p text:style-name="P73"><text:span text:style-name="T58">Weight: </text:span><text:span text:style-name="T19">4</text:span><text:span text:style-name="T29">0</text:span><text:span text:style-name="T19">0</text:span><text:span text:style-name="T16">0</text:span></text:p>
            <text:p text:style-name="P73">Min <text:span text:style-name="T58">Wielder</text:span> Size <text:span text:style-name="T47">2</text:span>h/<text:span text:style-name="T47">1</text:span>h:</text:p>
            <text:p text:style-name="P73"><text:s/><text:span text:style-name="T19">4</text:span><text:span text:style-name="T16">25</text:span><text:span text:style-name="T8">00</text:span><text:span text:style-name="T2">/</text:span><text:span text:style-name="T19">2100</text:span><text:span text:style-name="T2">00</text:span></text:p>
            <text:p text:style-name="P73"><text:span text:style-name="T2">Cost: </text:span><text:span text:style-name="T29">1</text:span></text:p>
          </table:table-cell>
          <table:table-cell table:style-name="Table5.C6" office:value-type="string">
            <text:p text:style-name="P90"><text:span text:style-name="T54">Attacks (prepare,recover): </text:span><text:span text:style-name="T15">bash</text:span><text:span text:style-name="T8">(</text:span><text:span text:style-name="T28">1</text:span><text:span text:style-name="T2">,</text:span><text:span text:style-name="T34">10</text:span><text:span text:style-name="T8">)</text:span></text:p>
          </table:table-cell>
        </table:table-row>
        <table:table-row table:style-name="Table5.4">
          <table:covered-table-cell/>
          <table:covered-table-cell/>
          <table:table-cell table:style-name="Table5.C6" office:value-type="string">
            <text:p text:style-name="P52">A threshing implement, without even and metal spikes. Otherwise very similar to its pointier brethren. May be found in the hands of certain <text:span text:style-name="T81">forest</text:span>-dwell<text:span text:style-name="T81">ers.</text:span></text:p>
          </table:table-cell>
        </table:table-row>
      </table:table>
      <text:p text:style-name="P7"/>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126"><text:span text:style-name="T45">Grim's A&amp;A – </text:span><text:span text:style-name="T46">Weapon</text:span> Reference Sheet: <text:span text:style-name="T64">Spears</text:span></text:p>
            <text:p text:style-name="P128"><text:span text:style-name="T67">S</text:span><text:span text:style-name="T66">pears are among simplest and oldest weapons, and arguably most frequently deployed weapon on battlefields throughout history.</text:span></text:p>
            <text:p text:style-name="P21">They are fast, long reach stabbing weapons and hit with enough force to split bones and pierce light armor.</text:p>
            <text:p text:style-name="P26"/>
            <text:p text:style-name="P21"><text:span text:style-name="T76">In-game</text:span> they function much the same. <text:span text:style-name="T68">Fast, long reach weapons specialized for thrusting. They can easily fend off lightly armored opponents and larger beasts, the later due to the large penetration depths being able to reach vital organs.</text:span></text:p>
            <text:p text:style-name="P22">They do however suffer in <text:span text:style-name="T76">effectivity</text:span> against armor and <text:span text:style-name="T74">spearmen should not be deployed against armored enemies on their own.</text:span></text:p>
          </table:table-cell>
          <table:covered-table-cell/>
          <table:covered-table-cell/>
        </table:table-row>
        <table:table-row table:style-name="Table6.2">
          <table:table-cell table:style-name="Table6.A2" table:number-rows-spanned="2" office:value-type="string">
            <text:p text:style-name="P142">Shortspear</text:p>
          </table:table-cell>
          <table:table-cell table:style-name="Table6.A2" table:number-rows-spanned="2" office:value-type="string">
            <text:p text:style-name="P32"><text:span text:style-name="T42">Range: </text:span><text:span text:style-name="T20">Medium</text:span></text:p>
            <text:p text:style-name="P147">Speed: <text:span text:style-name="T39">V. </text:span><text:span text:style-name="T1">Fast</text:span></text:p>
            <text:p text:style-name="P71"><text:span text:style-name="T58">Weight: </text:span><text:span text:style-name="T12">18</text:span><text:span text:style-name="T20">0</text:span></text:p>
            <text:p text:style-name="P71">Min <text:span text:style-name="T58">Wielder</text:span> Size <text:span text:style-name="T47">2</text:span>h/<text:span text:style-name="T47">1</text:span>h:</text:p>
            <text:p text:style-name="P71"><text:span text:style-name="T1">5000/3</text:span><text:span text:style-name="T8">5</text:span><text:span text:style-name="T15">0</text:span><text:span text:style-name="T1">00</text:span> </text:p>
            <text:p text:style-name="P71">Cost: <text:span text:style-name="T15">1</text:span></text:p>
          </table:table-cell>
          <table:table-cell table:style-name="Table6.C2" office:value-type="string">
            <text:p text:style-name="P90">Attacks (<text:span text:style-name="T47">prepare,recover</text:span>): <text:span text:style-name="T21">stab</text:span><text:span text:style-name="T1">(</text:span><text:span text:style-name="T20">3</text:span><text:span text:style-name="T2">,</text:span><text:span text:style-name="T35">1</text:span><text:span text:style-name="T8">)</text:span></text:p>
          </table:table-cell>
        </table:table-row>
        <table:table-row table:style-name="Table6.3">
          <table:covered-table-cell/>
          <table:covered-table-cell/>
          <table:table-cell table:style-name="Table6.C3" office:value-type="string">
            <text:p text:style-name="P49">A very basic, short spear often seen as being used by primitive tribes and small animal people.</text:p>
            <text:p text:style-name="P49">It can be handled effectivelly by very small creatures.</text:p>
          </table:table-cell>
        </table:table-row>
        <table:table-row table:style-name="Table6.4">
          <table:table-cell table:style-name="Table6.A4" table:number-rows-spanned="2" office:value-type="string">
            <text:p text:style-name="P142">Longspear</text:p>
          </table:table-cell>
          <table:table-cell table:style-name="Table6.A4" table:number-rows-spanned="2" office:value-type="string">
            <text:p text:style-name="P32"><text:span text:style-name="T42">Range: </text:span><text:span text:style-name="T20">Long</text:span></text:p>
            <text:p text:style-name="P147">Speed: <text:span text:style-name="T39">V. </text:span><text:span text:style-name="T15">Fast</text:span></text:p>
            <text:p text:style-name="P71"><text:span text:style-name="T58">Weight:</text:span><text:span text:style-name="T12"> </text:span><text:span text:style-name="T20">240</text:span></text:p>
            <text:p text:style-name="P71">Min <text:span text:style-name="T58">Wielder</text:span> Size <text:span text:style-name="T47">2</text:span>h/<text:span text:style-name="T47">1</text:span>h:</text:p>
            <text:p text:style-name="P71"><text:s/><text:span text:style-name="T20">375</text:span><text:span text:style-name="T1">00/</text:span><text:span text:style-name="T20">475</text:span><text:span text:style-name="T1">00</text:span></text:p>
            <text:p text:style-name="P71"><text:span text:style-name="T47">Cost:</text:span><text:span text:style-name="T2"> </text:span><text:span text:style-name="T20">1</text:span></text:p>
          </table:table-cell>
          <table:table-cell table:style-name="Table6.C3" office:value-type="string">
            <text:p text:style-name="P90">Attacks (<text:span text:style-name="T47">prepare,recover</text:span>): <text:span text:style-name="T21">stab</text:span><text:span text:style-name="T1">(</text:span><text:span text:style-name="T21">2</text:span><text:span text:style-name="T2">,</text:span><text:span text:style-name="T35">2</text:span><text:span text:style-name="T8">)</text:span></text:p>
          </table:table-cell>
        </table:table-row>
        <table:table-row table:style-name="Table6.4">
          <table:covered-table-cell/>
          <table:covered-table-cell/>
          <table:table-cell table:style-name="Table6.C3" office:value-type="string">
            <text:p text:style-name="P111">A simple spear, usually slightly taller than its wielder. The head is a fairly av<text:span text:style-name="T76">e</text:span>rage width, making it neither specialized against armor or against soft targets. The lack of any guard along the shaft means it can run through even very large things.</text:p>
          </table:table-cell>
        </table:table-row>
        <table:table-row table:style-name="Table6.4">
          <table:table-cell table:style-name="Table6.A4" table:number-rows-spanned="2" office:value-type="string">
            <text:p text:style-name="P142">Awl Pike</text:p>
          </table:table-cell>
          <table:table-cell table:style-name="Table6.A4" table:number-rows-spanned="2" office:value-type="string">
            <text:p text:style-name="P32"><text:span text:style-name="T42">Range: </text:span><text:span text:style-name="T20">Long</text:span></text:p>
            <text:p text:style-name="P147">Speed: <text:span text:style-name="T39">V. </text:span><text:span text:style-name="T1">Fast</text:span></text:p>
            <text:p text:style-name="P71"><text:span text:style-name="T58">Weight:</text:span><text:span text:style-name="T12"> 23</text:span><text:span text:style-name="T16">0</text:span></text:p>
            <text:p text:style-name="P71">Min <text:span text:style-name="T58">Wielder</text:span> Size <text:span text:style-name="T47">2</text:span>h/<text:span text:style-name="T47">1</text:span>h:</text:p>
            <text:p text:style-name="P71"><text:s/><text:span text:style-name="T20">375</text:span><text:span text:style-name="T1">00/</text:span><text:span text:style-name="T20">475</text:span><text:span text:style-name="T1">00</text:span></text:p>
            <text:p text:style-name="P71"><text:span text:style-name="T47">Cost: </text:span><text:span text:style-name="T20">2</text:span></text:p>
          </table:table-cell>
          <table:table-cell table:style-name="Table6.C3" office:value-type="string">
            <text:p text:style-name="P91"><text:span text:style-name="T54">Attacks (prepare,recover): </text:span><text:span text:style-name="T21">stab</text:span><text:span text:style-name="T8">(</text:span><text:span text:style-name="T21">2</text:span><text:span text:style-name="T2">,</text:span><text:span text:style-name="T35">2</text:span><text:span text:style-name="T21">3</text:span><text:span text:style-name="T8">)</text:span></text:p>
          </table:table-cell>
        </table:table-row>
        <table:table-row table:style-name="Table6.4">
          <table:covered-table-cell/>
          <table:covered-table-cell/>
          <table:table-cell table:style-name="Table6.C3" office:value-type="string">
            <text:p text:style-name="P111">This spear consists of a long, stout spike mounted on a spear shaft with a rondel guard. It is meant be used for piercing through mail and light armor, or seeking out vulnerable spots on plate armor.</text:p>
            <text:p text:style-name="P111">The wounds it leaves are small and clean and may not incapacitate enemies as quick as a larger spearhead.</text:p>
          </table:table-cell>
        </table:table-row>
        <table:table-row table:style-name="Table6.4">
          <table:table-cell table:style-name="Table6.A4" table:number-rows-spanned="2" office:value-type="string">
            <text:p text:style-name="P142">Bear Spear</text:p>
          </table:table-cell>
          <table:table-cell table:style-name="Table6.A4" table:number-rows-spanned="2" office:value-type="string">
            <text:p text:style-name="P32"><text:span text:style-name="T42">Range: </text:span><text:span text:style-name="T20">Long</text:span></text:p>
            <text:p text:style-name="P147">Speed: <text:span text:style-name="T39">V. </text:span><text:span text:style-name="T1">Fast</text:span></text:p>
            <text:p text:style-name="P71"><text:span text:style-name="T58">Weight:</text:span><text:span text:style-name="T12"> </text:span><text:span text:style-name="T20">26</text:span><text:span text:style-name="T16">0</text:span></text:p>
            <text:p text:style-name="P71">Min <text:span text:style-name="T58">Wielder</text:span> Size <text:span text:style-name="T47">2</text:span>h/<text:span text:style-name="T47">1</text:span>h:</text:p>
            <text:p text:style-name="P71"><text:span text:style-name="T20">425</text:span><text:span text:style-name="T1">00/</text:span><text:span text:style-name="T20">525</text:span><text:span text:style-name="T1">00</text:span></text:p>
            <text:p text:style-name="P71">Cost: <text:span text:style-name="T20">2</text:span></text:p>
          </table:table-cell>
          <table:table-cell table:style-name="Table6.C3" office:value-type="string">
            <text:p text:style-name="P91"><text:span text:style-name="T54">Attacks (prepare,recover): </text:span><text:span text:style-name="T21">stab</text:span><text:span text:style-name="T8">(</text:span><text:span text:style-name="T21">2</text:span><text:span text:style-name="T2">,</text:span><text:span text:style-name="T35">2</text:span><text:span text:style-name="T8">)</text:span></text:p>
          </table:table-cell>
        </table:table-row>
        <table:table-row table:style-name="Table6.4">
          <table:covered-table-cell/>
          <table:covered-table-cell/>
          <table:table-cell table:style-name="Table6.C3" office:value-type="string">
            <text:p text:style-name="P49">As the name implies, this spear was designed to be able to safely hunt boar. A set of quillons below the extra broad spearhead prevent angry prey from being running up the shaft and mauling the hunter.</text:p>
            <text:p text:style-name="P49">Its design is not suited for fighting armor, but can still incapacitate soft targets quicker than most spears.</text:p>
          </table:table-cell>
        </table:table-row>
        <table:table-row table:style-name="Table6.10">
          <table:table-cell table:style-name="Table6.A10" table:number-rows-spanned="2" office:value-type="string">
            <text:p text:style-name="P142">Pike</text:p>
          </table:table-cell>
          <table:table-cell table:style-name="Table6.A10" table:number-rows-spanned="2" office:value-type="string">
            <text:p text:style-name="P32"><text:span text:style-name="T42">Range: </text:span><text:span text:style-name="T20">V. Long</text:span></text:p>
            <text:p text:style-name="P147">Speed: <text:span text:style-name="T39">V. </text:span><text:span text:style-name="T1">Fast</text:span></text:p>
            <text:p text:style-name="P71"><text:span text:style-name="T58">Weight:</text:span><text:span text:style-name="T12"> </text:span><text:span text:style-name="T20">340</text:span></text:p>
            <text:p text:style-name="P71">Min <text:span text:style-name="T58">Wielder</text:span> Size <text:span text:style-name="T47">2</text:span>h/<text:span text:style-name="T47">1</text:span>h:</text:p>
            <text:p text:style-name="P71"><text:span text:style-name="T1"><text:s/></text:span><text:span text:style-name="T16">4</text:span><text:span text:style-name="T20">25</text:span><text:span text:style-name="T2">00/</text:span><text:span text:style-name="T20">16</text:span><text:span text:style-name="T16">5</text:span><text:span text:style-name="T8">000</text:span> </text:p>
            <text:p text:style-name="P71">Cost: <text:span text:style-name="T20">1</text:span></text:p>
          </table:table-cell>
          <table:table-cell table:style-name="Table6.C10" office:value-type="string">
            <text:p text:style-name="P91"><text:span text:style-name="T65">Attacks (prepare,recover): </text:span><text:span text:style-name="T21">stab</text:span><text:span text:style-name="T16">(</text:span><text:span text:style-name="T21">1</text:span><text:span text:style-name="T2">,</text:span><text:span text:style-name="T35">3</text:span><text:span text:style-name="T8">)</text:span></text:p>
          </table:table-cell>
        </table:table-row>
        <table:table-row table:style-name="Table6.4">
          <table:covered-table-cell/>
          <table:covered-table-cell/>
          <table:table-cell table:style-name="Table6.C10" office:value-type="string">
            <text:p text:style-name="P111">A very long spear, usually used with two hands and in large formations. The reach and speed of this weapon can be a formidable obstacle, although its lack of versatility and armor fighting abilities <text:span text:style-name="T69">can</text:span> leave it vulnerable.</text:p>
          </table:table-cell>
        </table:table-row>
        <table:table-row table:style-name="Table6.4">
          <table:table-cell table:style-name="Table6.A10" table:number-rows-spanned="2" office:value-type="string">
            <text:p text:style-name="P142">Ox Tongue</text:p>
          </table:table-cell>
          <table:table-cell table:style-name="Table6.A10" table:number-rows-spanned="2" office:value-type="string">
            <text:p text:style-name="P32"><text:span text:style-name="T42">Range: </text:span><text:span text:style-name="T20">Long</text:span></text:p>
            <text:p text:style-name="P57">Speed: <text:span text:style-name="T40">Fast</text:span></text:p>
            <text:p text:style-name="P71"><text:span text:style-name="T58">Weight: </text:span><text:span text:style-name="T13">2</text:span><text:span text:style-name="T21">8</text:span><text:span text:style-name="T13">0</text:span></text:p>
            <text:p text:style-name="P71">Min <text:span text:style-name="T58">Wielder</text:span> Size <text:span text:style-name="T47">2</text:span>h/<text:span text:style-name="T47">1</text:span>h:</text:p>
            <text:p text:style-name="P71"><text:s/><text:span text:style-name="T16">4</text:span><text:span text:style-name="T21">25</text:span><text:span text:style-name="T2">00/</text:span><text:span text:style-name="T8">1</text:span><text:span text:style-name="T16">5</text:span><text:span text:style-name="T8">0000</text:span> </text:p>
            <text:p text:style-name="P71">Cost: <text:span text:style-name="T16">3</text:span></text:p>
          </table:table-cell>
          <table:table-cell table:style-name="Table6.C10" office:value-type="string">
            <text:p text:style-name="P91"><text:span text:style-name="T54">Attacks (prepare,recover): </text:span><text:span text:style-name="T21">stab</text:span><text:span text:style-name="T8">(</text:span><text:span text:style-name="T21">2</text:span><text:span text:style-name="T2">,</text:span><text:span text:style-name="T35">3</text:span><text:span text:style-name="T8">)/</text:span><text:span text:style-name="T21">stab</text:span><text:span text:style-name="T8">(</text:span><text:span text:style-name="T21">2</text:span><text:span text:style-name="T2">,</text:span><text:span text:style-name="T35">3</text:span><text:span text:style-name="T8">)/</text:span><text:span text:style-name="T21">slash</text:span><text:span text:style-name="T8">(</text:span><text:span text:style-name="T21">2</text:span><text:span text:style-name="T2">,</text:span><text:span text:style-name="T35">4</text:span><text:span text:style-name="T8">)</text:span></text:p>
          </table:table-cell>
        </table:table-row>
        <table:table-row table:style-name="Table6.4">
          <table:covered-table-cell/>
          <table:covered-table-cell/>
          <table:table-cell table:style-name="Table6.C10" office:value-type="string">
            <text:p text:style-name="P112">This spear-like polearm is one of the earliest cut-and-through polearms, and is basically a very large-headed, two-handed spear that can be used for slashing as well as thrusting.</text:p>
            <text:p text:style-name="P112">Its attacks are still mainly focussed on stabbing but it can deliver substantial cuts as well due to its length and heft.</text:p>
          </table:table-cell>
        </table:table-row>
        <table:table-row table:style-name="Table6.14">
          <table:table-cell table:style-name="Table6.A10" table:number-rows-spanned="2" office:value-type="string">
            <text:p text:style-name="P142">Spetum</text:p>
          </table:table-cell>
          <table:table-cell table:style-name="Table6.A10" table:number-rows-spanned="2" office:value-type="string">
            <text:p text:style-name="P32"><text:span text:style-name="T42">Range: </text:span><text:span text:style-name="T20">Long</text:span></text:p>
            <text:p text:style-name="P57">Speed: <text:span text:style-name="T40">Fast</text:span></text:p>
            <text:p text:style-name="P71"><text:span text:style-name="T58">Weight: </text:span><text:span text:style-name="T21">31</text:span><text:span text:style-name="T13">0</text:span></text:p>
            <text:p text:style-name="P71">Min <text:span text:style-name="T58">Wielder</text:span> Size <text:span text:style-name="T47">2</text:span>h/<text:span text:style-name="T47">1</text:span>h:</text:p>
            <text:p text:style-name="P71"><text:s/><text:span text:style-name="T16">4</text:span><text:span text:style-name="T21">50</text:span><text:span text:style-name="T2">00/</text:span><text:span text:style-name="T8">1</text:span><text:span text:style-name="T21">50</text:span><text:span text:style-name="T8">000</text:span> </text:p>
            <text:p text:style-name="P71">Cost: <text:span text:style-name="T16">4</text:span></text:p>
          </table:table-cell>
          <table:table-cell table:style-name="Table6.C10" office:value-type="string">
            <text:p text:style-name="P92"><text:span text:style-name="T54">Attacks (prepare,recover):</text:span><text:span text:style-name="T8"> </text:span><text:span text:style-name="T21">stab</text:span><text:span text:style-name="T8">(</text:span><text:span text:style-name="T21">2</text:span><text:span text:style-name="T2">,</text:span><text:span text:style-name="T35">3</text:span><text:span text:style-name="T8">)/</text:span><text:span text:style-name="T21">stab</text:span><text:span text:style-name="T8">(</text:span><text:span text:style-name="T21">2</text:span><text:span text:style-name="T2">,</text:span><text:span text:style-name="T35">3</text:span><text:span text:style-name="T8">)/</text:span><text:span text:style-name="T21">slash</text:span><text:span text:style-name="T8">(</text:span><text:span text:style-name="T22">3,</text:span><text:span text:style-name="T35">2</text:span><text:span text:style-name="T8">)</text:span></text:p>
          </table:table-cell>
        </table:table-row>
        <table:table-row table:style-name="Table6.14">
          <table:covered-table-cell/>
          <table:covered-table-cell/>
          <table:table-cell table:style-name="Table6.C10" office:value-type="string">
            <text:p text:style-name="P113">A long, narrow spear<text:span text:style-name="T70">point</text:span> with a pair of additional blades protruding from the base.</text:p>
            <text:p text:style-name="P114">It is much like a two-handed version of the awl pike with some extra versatility added.</text:p>
          </table:table-cell>
        </table:table-row>
        <table:table-row table:style-name="Table6.14">
          <table:table-cell table:style-name="Table6.A4" table:number-rows-spanned="2" office:value-type="string">
            <text:p text:style-name="P10">Stake</text:p>
            <text:p text:style-name="P13">(wood only)</text:p>
          </table:table-cell>
          <table:table-cell table:style-name="Table6.A4" table:number-rows-spanned="2" office:value-type="string">
            <text:p text:style-name="P32"><text:span text:style-name="T42">Range: </text:span><text:span text:style-name="T20">Long</text:span></text:p>
            <text:p text:style-name="P57">Speed: <text:span text:style-name="T29">Fast</text:span></text:p>
            <text:p text:style-name="P71"><text:span text:style-name="T58">Weight: </text:span><text:span text:style-name="T29">2800</text:span></text:p>
            <text:p text:style-name="P71">Min <text:span text:style-name="T58">Wielder</text:span> Size <text:span text:style-name="T47">2</text:span>h/<text:span text:style-name="T47">1</text:span>h:</text:p>
            <text:p text:style-name="P71"><text:s/><text:span text:style-name="T29">37500</text:span><text:span text:style-name="T2">/</text:span><text:span text:style-name="T29">575</text:span><text:span text:style-name="T8">00</text:span> </text:p>
            <text:p text:style-name="P71">Cost: <text:span text:style-name="T29">1</text:span></text:p>
          </table:table-cell>
          <table:table-cell table:style-name="Table6.C3" office:value-type="string">
            <text:p text:style-name="P92"><text:span text:style-name="T54">Attacks (prepare,recover):</text:span><text:span text:style-name="T8"> </text:span><text:span text:style-name="T21">stab</text:span><text:span text:style-name="T8">(</text:span><text:span text:style-name="T21">2</text:span><text:span text:style-name="T2">,</text:span><text:span text:style-name="T37">2</text:span><text:span text:style-name="T8">)/</text:span><text:span text:style-name="T21">stab</text:span><text:span text:style-name="T8">(</text:span><text:span text:style-name="T21">2</text:span><text:span text:style-name="T2">,</text:span><text:span text:style-name="T37">2</text:span><text:span text:style-name="T8">)/</text:span><text:span text:style-name="T29">bash</text:span><text:span text:style-name="T8">(</text:span><text:span text:style-name="T29">2,</text:span><text:span text:style-name="T37">3</text:span><text:span text:style-name="T8">)</text:span></text:p>
          </table:table-cell>
        </table:table-row>
        <table:table-row table:style-name="Table6.14">
          <table:covered-table-cell/>
          <table:covered-table-cell/>
          <table:table-cell table:style-name="Table6.C3" office:value-type="string">
            <text:p text:style-name="P119">This is just a wooden pole with a pointy end, about the size of a longspear. Can be used for stabbing and bashing. It is still best not to underestimate them!</text:p>
          </table:table-cell>
        </table:table-row>
      </table:table>
      <text:p text:style-name="P8"/>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27"><text:span text:style-name="T45">Grim's A&amp;A – </text:span><text:span text:style-name="T46">Weapon</text:span> Reference Sheet: <text:span text:style-name="T74">Polearms</text:span></text:p>
            <text:p text:style-name="P23">'Polearms' of course also incorporates spears, but here we will use them for cut-and-thrust-centered polearms as well as family of weapons known as pollaxe. They are <text:span text:style-name="T76">exclusively</text:span> two-handed and use the vanill<text:span text:style-name="T76">a</text:span> 'pike' skill (with changed profession names) to keep the game from giving the entity soldiers a shield as well.</text:p>
            <text:p text:style-name="P24">The first five entries here are all pollaxe variants, the later five consist of a single blade of various shapes and sizes.</text:p>
            <text:p text:style-name="P27"/>
            <text:p text:style-name="P23">These weapons hit the hard and far and were the mainstay of many a late-medieval infantry force. <text:span text:style-name="T76">Equipping</text:span> your soldiers with these will sacrifice any option of giving them a shield, at the gain of good anti-armor and anti-large-beasty capability.</text:p>
          </table:table-cell>
          <table:covered-table-cell/>
          <table:covered-table-cell/>
        </table:table-row>
        <table:table-row table:style-name="Table7.2">
          <table:table-cell table:style-name="Table7.A2" table:number-rows-spanned="2" office:value-type="string">
            <text:p text:style-name="P143">Light Poleaxe</text:p>
          </table:table-cell>
          <table:table-cell table:style-name="Table7.A2" table:number-rows-spanned="2" office:value-type="string">
            <text:p text:style-name="P35"><text:span text:style-name="T42">Range: </text:span><text:span text:style-name="T24">Long</text:span></text:p>
            <text:p text:style-name="P60">Speed: <text:span text:style-name="T1">Fast</text:span></text:p>
            <text:p text:style-name="P74"><text:span text:style-name="T58">Weight: </text:span><text:span text:style-name="T23">320</text:span></text:p>
            <text:p text:style-name="P74">Min <text:span text:style-name="T58">Wielder</text:span> Size <text:span text:style-name="T47">2</text:span>h/<text:span text:style-name="T47">1</text:span>h:</text:p>
            <text:p text:style-name="P74"><text:span text:style-name="T24">4</text:span><text:span text:style-name="T25">0</text:span><text:span text:style-name="T1">000/</text:span><text:span text:style-name="T24">160</text:span><text:span text:style-name="T15">0</text:span><text:span text:style-name="T1">00</text:span> </text:p>
            <text:p text:style-name="P74">Cost: <text:span text:style-name="T24">4</text:span></text:p>
          </table:table-cell>
          <table:table-cell table:style-name="Table7.C2" office:value-type="string">
            <text:p text:style-name="P85">Attacks (<text:span text:style-name="T47">prepare,recover</text:span>): <text:span text:style-name="T24">hack</text:span><text:span text:style-name="T1">(</text:span><text:span text:style-name="T24">2,4</text:span><text:span text:style-name="T8">)/</text:span><text:span text:style-name="T24">spike(2,4</text:span><text:span text:style-name="T8">)/</text:span><text:span text:style-name="T24">stab</text:span><text:span text:style-name="T1">(</text:span><text:span text:style-name="T24">2,3</text:span><text:span text:style-name="T8">)</text:span></text:p>
          </table:table-cell>
        </table:table-row>
        <table:table-row table:style-name="Table7.3">
          <table:covered-table-cell/>
          <table:covered-table-cell/>
          <table:table-cell table:style-name="Table7.C3" office:value-type="string">
            <text:p text:style-name="P50">A smaller breed of pollaxe, fairly lightly build with a narrow axehead, a spike on the reverse and a broad stabbing point.</text:p>
            <text:p text:style-name="P50">'Pollaxe' covers all man-high, multifunctional and (usually) multi-component polearms which are meant to fight in armor, against armor. They strike a balance between speed, reach and armor-piercing potential and rely on heavy armor to keep the wielder in one piece.</text:p>
            <text:p text:style-name="P50">For <text:span text:style-name="T76">understandability</text:span> the variants have been giving unique names.</text:p>
          </table:table-cell>
        </table:table-row>
        <table:table-row table:style-name="Table7.4">
          <table:table-cell table:style-name="Table7.A4" table:number-rows-spanned="2" office:value-type="string">
            <text:p text:style-name="P144">Polehammer</text:p>
          </table:table-cell>
          <table:table-cell table:style-name="Table7.A4" table:number-rows-spanned="2" office:value-type="string">
            <text:p text:style-name="P35"><text:span text:style-name="T42">Range: </text:span><text:span text:style-name="T20">Long</text:span></text:p>
            <text:p text:style-name="P60">Speed: <text:span text:style-name="T24">Medium</text:span></text:p>
            <text:p text:style-name="P74"><text:span text:style-name="T58">Weight:</text:span><text:span text:style-name="T12"> </text:span><text:span text:style-name="T24">37</text:span><text:span text:style-name="T20">0</text:span></text:p>
            <text:p text:style-name="P74">Min <text:span text:style-name="T58">Wielder</text:span> Size <text:span text:style-name="T47">2</text:span>h/<text:span text:style-name="T47">1</text:span>h:</text:p>
            <text:p text:style-name="P74"><text:s/><text:span text:style-name="T24">450</text:span><text:span text:style-name="T1">00/</text:span><text:span text:style-name="T24">1800</text:span><text:span text:style-name="T1">00</text:span></text:p>
            <text:p text:style-name="P74"><text:span text:style-name="T47">Cost:</text:span><text:span text:style-name="T2"> </text:span><text:span text:style-name="T24">5</text:span></text:p>
          </table:table-cell>
          <table:table-cell table:style-name="Table7.C3" office:value-type="string">
            <text:p text:style-name="P85">Attacks (<text:span text:style-name="T47">prepare,recover</text:span>): <text:span text:style-name="T24">bash</text:span><text:span text:style-name="T1">(</text:span><text:span text:style-name="T24">2,5</text:span><text:span text:style-name="T8">)/</text:span><text:span text:style-name="T24">bash(2,5</text:span><text:span text:style-name="T8">)/</text:span><text:span text:style-name="T24">spike(2,5</text:span><text:span text:style-name="T8">)/</text:span><text:span text:style-name="T24">stab</text:span><text:span text:style-name="T1">(</text:span><text:span text:style-name="T24">2,4</text:span><text:span text:style-name="T8">)</text:span></text:p>
          </table:table-cell>
        </table:table-row>
        <table:table-row table:style-name="Table7.4">
          <table:covered-table-cell/>
          <table:covered-table-cell/>
          <table:table-cell table:style-name="Table7.C3" office:value-type="string">
            <text:p text:style-name="P2">Some pollaxes had no actual axe head on them, but medieval people didn't seem to care and just called them 'axe' anyway. It did handle almost the same as its more axe-like brethren.</text:p>
            <text:p text:style-name="P2">This one in particular has a multi-pronged head, a spike on the reverse and a narrow stabbing point.</text:p>
          </table:table-cell>
        </table:table-row>
        <table:table-row table:style-name="Table7.4">
          <table:table-cell table:style-name="Table7.A4" table:number-rows-spanned="2" office:value-type="string">
            <text:p text:style-name="P144">Crow's Beak</text:p>
          </table:table-cell>
          <table:table-cell table:style-name="Table7.A4" table:number-rows-spanned="2" office:value-type="string">
            <text:p text:style-name="P35"><text:span text:style-name="T42">Range: </text:span><text:span text:style-name="T20">Long</text:span></text:p>
            <text:p text:style-name="P60">Speed: <text:span text:style-name="T24">Medium</text:span></text:p>
            <text:p text:style-name="P74"><text:span text:style-name="T58">Weight: </text:span><text:span text:style-name="T12">38</text:span><text:span text:style-name="T16">0</text:span></text:p>
            <text:p text:style-name="P74">Min <text:span text:style-name="T58">Wielder</text:span> Size <text:span text:style-name="T47">2</text:span>h/<text:span text:style-name="T47">1</text:span>h:</text:p>
            <text:p text:style-name="P75"><text:s/><text:span text:style-name="T24">450</text:span><text:span text:style-name="T1">00/</text:span><text:span text:style-name="T24">1800</text:span><text:span text:style-name="T1">00</text:span></text:p>
            <text:p text:style-name="P74"><text:span text:style-name="T47">Cost: </text:span><text:span text:style-name="T24">5</text:span></text:p>
          </table:table-cell>
          <table:table-cell table:style-name="Table7.C3" office:value-type="string">
            <text:p text:style-name="P85">Attacks (<text:span text:style-name="T47">prepare,recover</text:span>): <text:span text:style-name="T24">spike(2,</text:span><text:span text:style-name="T25">5</text:span><text:span text:style-name="T8">)/</text:span><text:span text:style-name="T24">spike(2,</text:span><text:span text:style-name="T25">5</text:span><text:span text:style-name="T8">)/</text:span><text:span text:style-name="T24">bash</text:span><text:span text:style-name="T1">(</text:span><text:span text:style-name="T24">2,4</text:span><text:span text:style-name="T8">)/</text:span><text:span text:style-name="T24">stab</text:span><text:span text:style-name="T1">(</text:span><text:span text:style-name="T24">2,3</text:span><text:span text:style-name="T8">)</text:span></text:p>
          </table:table-cell>
        </table:table-row>
        <table:table-row table:style-name="Table7.4">
          <table:covered-table-cell/>
          <table:covered-table-cell/>
          <table:table-cell table:style-name="Table7.C3" office:value-type="string">
            <text:p text:style-name="P115">This polehammer was named after its rather more pronounced 'beak', a long and sturdy spike along with a flat hammerhead and a narrow stabbing point. Such a splendid spike will surely tempt its wielder to use it more often!</text:p>
          </table:table-cell>
        </table:table-row>
        <table:table-row table:style-name="Table7.4">
          <table:table-cell table:style-name="Table7.A4" table:number-rows-spanned="2" office:value-type="string">
            <text:p text:style-name="P145">Heavy Poleaxe</text:p>
          </table:table-cell>
          <table:table-cell table:style-name="Table7.A4" table:number-rows-spanned="2" office:value-type="string">
            <text:p text:style-name="P36"><text:span text:style-name="T42">Range: </text:span><text:span text:style-name="T20">Long</text:span></text:p>
            <text:p text:style-name="P61">Speed: <text:span text:style-name="T24">Slow</text:span></text:p>
            <text:p text:style-name="P75"><text:span text:style-name="T58">Weight:</text:span><text:span text:style-name="T12"> </text:span><text:span text:style-name="T24">405</text:span></text:p>
            <text:p text:style-name="P75">Min <text:span text:style-name="T58">Wielder</text:span> Size <text:span text:style-name="T47">2</text:span>h/<text:span text:style-name="T47">1</text:span>h:</text:p>
            <text:p text:style-name="P75"><text:span text:style-name="T24">500</text:span><text:span text:style-name="T1">00/</text:span><text:span text:style-name="T25">20</text:span><text:span text:style-name="T24">00</text:span><text:span text:style-name="T1">00</text:span></text:p>
            <text:p text:style-name="P75"><text:span text:style-name="T20">Cost: </text:span><text:span text:style-name="T24">6</text:span></text:p>
          </table:table-cell>
          <table:table-cell table:style-name="Table7.C3" office:value-type="string">
            <text:p text:style-name="P85">Attacks (<text:span text:style-name="T47">prepare,recover</text:span>): <text:span text:style-name="T24">hack</text:span><text:span text:style-name="T1">(</text:span><text:span text:style-name="T24">2,6</text:span><text:span text:style-name="T8">)/</text:span><text:span text:style-name="T24">bash(2,6</text:span><text:span text:style-name="T8">)/</text:span><text:span text:style-name="T24">stab</text:span><text:span text:style-name="T1">(</text:span><text:span text:style-name="T24">2,4</text:span><text:span text:style-name="T8">)</text:span></text:p>
          </table:table-cell>
        </table:table-row>
        <table:table-row table:style-name="Table7.4">
          <table:covered-table-cell/>
          <table:covered-table-cell/>
          <table:table-cell table:style-name="Table7.C3" office:value-type="string">
            <text:p text:style-name="P50">As the name implies, this a somewhat more beefy poleaxe. It features a broad, flat axehead, a rectangular hammerhead and a narrow stabbing point.</text:p>
            <text:p text:style-name="P50">It handle<text:span text:style-name="T77">s</text:span> slightly slower but make<text:span text:style-name="T77">s</text:span> up for it with a <text:span text:style-name="T75">proportionately increased wallop.</text:span></text:p>
          </table:table-cell>
        </table:table-row>
        <table:table-row table:style-name="Table7.4">
          <table:table-cell table:style-name="Table7.A4" table:number-rows-spanned="2" office:value-type="string">
            <text:p text:style-name="P145">Double Polehammer</text:p>
          </table:table-cell>
          <table:table-cell table:style-name="Table7.A4" table:number-rows-spanned="2" office:value-type="string">
            <text:p text:style-name="P36"><text:span text:style-name="T42">Range: </text:span><text:span text:style-name="T20">Long</text:span></text:p>
            <text:p text:style-name="P61">Speed: <text:span text:style-name="T24">Slow</text:span></text:p>
            <text:p text:style-name="P75"><text:span text:style-name="T58">Weight:</text:span><text:span text:style-name="T12"> </text:span><text:span text:style-name="T24">415</text:span></text:p>
            <text:p text:style-name="P75">Min <text:span text:style-name="T58">Wielder</text:span> Size <text:span text:style-name="T47">2</text:span>h/<text:span text:style-name="T47">1</text:span>h:</text:p>
            <text:p text:style-name="P75"><text:span text:style-name="T24">500</text:span><text:span text:style-name="T1">00/</text:span><text:span text:style-name="T25">20</text:span><text:span text:style-name="T24">00</text:span><text:span text:style-name="T1">00</text:span></text:p>
            <text:p text:style-name="P75">Cost: <text:span text:style-name="T24">6</text:span></text:p>
          </table:table-cell>
          <table:table-cell table:style-name="Table7.C3" office:value-type="string">
            <text:p text:style-name="P85">Attacks (<text:span text:style-name="T47">prepare,recover</text:span>): <text:span text:style-name="T24">bash</text:span><text:span text:style-name="T1">(</text:span><text:span text:style-name="T24">2,6</text:span><text:span text:style-name="T8">)/</text:span><text:span text:style-name="T24">bash(2,6</text:span><text:span text:style-name="T8">)/</text:span><text:span text:style-name="T24">stab</text:span><text:span text:style-name="T1">(</text:span><text:span text:style-name="T24">2,4</text:span><text:span text:style-name="T8">)</text:span></text:p>
          </table:table-cell>
        </table:table-row>
        <table:table-row table:style-name="Table7.4">
          <table:covered-table-cell/>
          <table:covered-table-cell/>
          <table:table-cell table:style-name="Table7.C3" office:value-type="string">
            <text:p text:style-name="P51">A polehammer with a large, round and flat hammer on both sides! It can smash things, and also smash things. It does also has a narrow stabbing point.</text:p>
            <text:p text:style-name="P51">Like the Heavy Poleaxe it is on the heavier end of pollaxes.</text:p>
          </table:table-cell>
        </table:table-row>
        <table:table-row table:style-name="Table7.12">
          <table:table-cell table:style-name="Table7.A4" table:number-rows-spanned="2" office:value-type="string">
            <text:p text:style-name="P146">Bardiche</text:p>
          </table:table-cell>
          <table:table-cell table:style-name="Table7.A4" table:number-rows-spanned="2" office:value-type="string">
            <text:p text:style-name="P35"><text:span text:style-name="T42">Range: </text:span><text:span text:style-name="T24">Long</text:span></text:p>
            <text:p text:style-name="P60">Speed: <text:span text:style-name="T24">Medium</text:span></text:p>
            <text:p text:style-name="P74"><text:span text:style-name="T58">Weight:</text:span><text:span text:style-name="T12"> </text:span><text:span text:style-name="T24">370</text:span></text:p>
            <text:p text:style-name="P74">Min <text:span text:style-name="T58">Wielder</text:span> Size <text:span text:style-name="T47">2</text:span>h/<text:span text:style-name="T47">1</text:span>h:</text:p>
            <text:p text:style-name="P75"><text:span text:style-name="T24">500</text:span><text:span text:style-name="T1">00/</text:span><text:span text:style-name="T24">1900</text:span><text:span text:style-name="T1">00</text:span></text:p>
            <text:p text:style-name="P74">Cost: <text:span text:style-name="T24">4</text:span></text:p>
          </table:table-cell>
          <table:table-cell table:style-name="Table7.C3" office:value-type="string">
            <text:p text:style-name="P85">Attacks (<text:span text:style-name="T47">prepare,recover</text:span>): <text:span text:style-name="T24">hack</text:span><text:span text:style-name="T1">(</text:span><text:span text:style-name="T24">2,5</text:span><text:span text:style-name="T8">)/</text:span><text:span text:style-name="T24">hack</text:span><text:span text:style-name="T1">(</text:span><text:span text:style-name="T24">2,5</text:span><text:span text:style-name="T8">)/</text:span><text:span text:style-name="T24">stab</text:span><text:span text:style-name="T1">(</text:span><text:span text:style-name="T24">2,4</text:span><text:span text:style-name="T8">)</text:span></text:p>
          </table:table-cell>
        </table:table-row>
        <table:table-row table:style-name="Table7.4">
          <table:covered-table-cell/>
          <table:covered-table-cell/>
          <table:table-cell table:style-name="Table7.C3" office:value-type="string">
            <text:p text:style-name="P116">An axe drawn out into a long, curved blade with the bottom point of the axe attached to the pole. The weapon is about man-high and specializes mainly in cutting power, with the off-centre point not being the best for stabbing things.</text:p>
          </table:table-cell>
        </table:table-row>
        <table:table-row table:style-name="Table7.4">
          <table:table-cell table:style-name="Table7.A4" table:number-rows-spanned="2" office:value-type="string">
            <text:p text:style-name="P146">Military Scythe</text:p>
          </table:table-cell>
          <table:table-cell table:style-name="Table7.A4" table:number-rows-spanned="2" office:value-type="string">
            <text:p text:style-name="P37"><text:span text:style-name="T42">Range:</text:span><text:span text:style-name="T2"> </text:span><text:span text:style-name="T26">V. </text:span><text:span text:style-name="T20">Long</text:span></text:p>
            <text:p text:style-name="P60">Speed: <text:span text:style-name="T21">Medium</text:span></text:p>
            <text:p text:style-name="P74"><text:span text:style-name="T58">Weight: </text:span><text:span text:style-name="T24">34</text:span><text:span text:style-name="T13">0</text:span></text:p>
            <text:p text:style-name="P74">Min <text:span text:style-name="T58">Wielder</text:span> Size <text:span text:style-name="T47">2</text:span>h/<text:span text:style-name="T47">1</text:span>h:</text:p>
            <text:p text:style-name="P74"><text:s/><text:span text:style-name="T16">4</text:span><text:span text:style-name="T25">7</text:span><text:span text:style-name="T21">5</text:span><text:span text:style-name="T2">00/</text:span><text:span text:style-name="T8">1</text:span><text:span text:style-name="T24">80</text:span><text:span text:style-name="T8">000</text:span> </text:p>
            <text:p text:style-name="P74">Cost: <text:span text:style-name="T16">3</text:span></text:p>
          </table:table-cell>
          <table:table-cell table:style-name="Table7.C3" office:value-type="string">
            <text:p text:style-name="P85">Attacks (<text:span text:style-name="T47">prepare,recover</text:span>): <text:span text:style-name="T24">slash(1,6)/hack(1,6)</text:span></text:p>
          </table:table-cell>
        </table:table-row>
        <table:table-row table:style-name="Table7.4">
          <table:covered-table-cell/>
          <table:covered-table-cell/>
          <table:table-cell table:style-name="Table7.C3" office:value-type="string">
            <text:p text:style-name="P116">A scythe-like blade, mounted parallel to the shaft. The blade is also significantly sturdier than an average scythe, though still light enough to make this a fast and very long cutting-focussed polearm.</text:p>
            <text:p text:style-name="P116">It is entirely incapable of stabbing though the highly curved point of the blade can be used to spike things.</text:p>
          </table:table-cell>
        </table:table-row>
        <table:table-row table:style-name="Table7.16">
          <table:table-cell table:style-name="Table7.A4" table:number-rows-spanned="2" office:value-type="string">
            <text:p text:style-name="P146">Glaive</text:p>
          </table:table-cell>
          <table:table-cell table:style-name="Table7.A4" table:number-rows-spanned="2" office:value-type="string">
            <text:p text:style-name="P37"><text:span text:style-name="T42">Range:</text:span><text:span text:style-name="T2"> </text:span><text:span text:style-name="T26">V. </text:span><text:span text:style-name="T20">Long</text:span></text:p>
            <text:p text:style-name="P60">Speed: <text:span text:style-name="T25">Slower</text:span></text:p>
            <text:p text:style-name="P74"><text:span text:style-name="T58">Weight: </text:span><text:span text:style-name="T35">39</text:span><text:span text:style-name="T13">0</text:span></text:p>
            <text:p text:style-name="P74">Min <text:span text:style-name="T58">Wielder</text:span> Size <text:span text:style-name="T47">2</text:span>h/<text:span text:style-name="T47">1</text:span>h:</text:p>
            <text:p text:style-name="P74"><text:s/><text:span text:style-name="T16">4</text:span><text:span text:style-name="T25">75</text:span><text:span text:style-name="T2">00/</text:span><text:span text:style-name="T25">21</text:span><text:span text:style-name="T21">0</text:span><text:span text:style-name="T8">000</text:span> </text:p>
            <text:p text:style-name="P74">Cost: <text:span text:style-name="T16">4</text:span></text:p>
          </table:table-cell>
          <table:table-cell table:style-name="Table7.C3" office:value-type="string">
            <text:p text:style-name="P93">Attacks (<text:span text:style-name="T47">prepare,recover</text:span>): <text:span text:style-name="T24">slash(</text:span><text:span text:style-name="T38">1,7</text:span><text:span text:style-name="T24">)/slash(</text:span><text:span text:style-name="T38">1,7</text:span><text:span text:style-name="T24">)/stab(1,5)/stab(1,5)</text:span></text:p>
          </table:table-cell>
        </table:table-row>
        <table:table-row table:style-name="Table7.16">
          <table:covered-table-cell/>
          <table:covered-table-cell/>
          <table:table-cell table:style-name="Table7.C3" office:value-type="string">
            <text:p text:style-name="P116">This long polearm has been fitted with a <text:span text:style-name="T86">long </text:span>single-edged blade that comes to a <text:span text:style-name="T86">fairly narrow point. Decent cutting power at range, though nothing amout it is particularly good against armor.</text:span></text:p>
            <text:p text:style-name="P116">The weight <text:span text:style-name="T86">and</text:span> <text:span text:style-name="T84">balancing is avarage for its type of weapon</text:span>, making it a good compromise between speed and power.</text:p>
          </table:table-cell>
        </table:table-row>
        <table:table-row table:style-name="Table7.16">
          <table:table-cell table:style-name="Table7.A4" table:number-rows-spanned="2" office:value-type="string">
            <text:p text:style-name="P11">Bill-hook</text:p>
          </table:table-cell>
          <table:table-cell table:style-name="Table7.A4" table:number-rows-spanned="2" office:value-type="string">
            <text:p text:style-name="P37"><text:span text:style-name="T42">Range:</text:span><text:span text:style-name="T2"> </text:span><text:span text:style-name="T26">V. </text:span><text:span text:style-name="T20">Long</text:span></text:p>
            <text:p text:style-name="P60">Speed: <text:span text:style-name="T13">Slow</text:span></text:p>
            <text:p text:style-name="P74"><text:span text:style-name="T58">Weight: </text:span><text:span text:style-name="T12">44</text:span><text:span text:style-name="T13">0</text:span></text:p>
            <text:p text:style-name="P74">Min <text:span text:style-name="T58">Wielder</text:span> Size <text:span text:style-name="T47">2</text:span>h/<text:span text:style-name="T47">1</text:span>h:</text:p>
            <text:p text:style-name="P74"><text:s/><text:span text:style-name="T8">5</text:span><text:span text:style-name="T27">00</text:span><text:span text:style-name="T2">00/</text:span><text:span text:style-name="T16">2</text:span><text:span text:style-name="T27">2</text:span><text:span text:style-name="T8">0000</text:span> </text:p>
            <text:p text:style-name="P74">Cost: <text:span text:style-name="T27">4</text:span></text:p>
          </table:table-cell>
          <table:table-cell table:style-name="Table7.C3" office:value-type="string">
            <text:p text:style-name="P94">Attacks (<text:span text:style-name="T47">prepare,recover</text:span>): <text:span text:style-name="T24">slash(</text:span><text:span text:style-name="T38">2,7</text:span><text:span text:style-name="T24">)/hack(</text:span><text:span text:style-name="T38">2,7</text:span><text:span text:style-name="T24">)/stab(1,5)/stab(1,5)</text:span></text:p>
          </table:table-cell>
        </table:table-row>
        <table:table-row table:style-name="Table7.16">
          <table:covered-table-cell/>
          <table:covered-table-cell/>
          <table:table-cell table:style-name="Table7.C3" office:value-type="string">
            <text:p text:style-name="P117">A <text:span text:style-name="T86">sinlge-edged</text:span> <text:span text:style-name="T86">blade </text:span>with a curved, forward pointing hook and a <text:span text:style-name="T86">very long</text:span>, <text:span text:style-name="T84">awl-like</text:span> point. Good range, <text:span text:style-name="T84">decent</text:span> cutting power, <text:span text:style-name="T84">more emphasis on thursting than other polearms in this section. One thing to note is due to the exceptional length of the point, the slash and hack attacks have a lower range.</text:span></text:p>
            <text:p text:style-name="P116">It is <text:span text:style-name="T78">one of the heavier cut-and-thrust polearms out there.</text:span></text:p>
          </table:table-cell>
        </table:table-row>
        <table:table-row table:style-name="Table7.16">
          <table:table-cell table:style-name="Table7.A4" table:number-rows-spanned="2" office:value-type="string">
            <text:p text:style-name="P11">Halberd</text:p>
          </table:table-cell>
          <table:table-cell table:style-name="Table7.A4" table:number-rows-spanned="2" office:value-type="string">
            <text:p text:style-name="P38"><text:span text:style-name="T42">Range:</text:span><text:span text:style-name="T2"> </text:span><text:span text:style-name="T26">V. </text:span><text:span text:style-name="T20">Long</text:span></text:p>
            <text:p text:style-name="P62">Speed: <text:span text:style-name="T13">Slow</text:span></text:p>
            <text:p text:style-name="P76"><text:span text:style-name="T58">Weight: </text:span><text:span text:style-name="T12">4</text:span><text:span text:style-name="T35">4</text:span><text:span text:style-name="T13">0</text:span></text:p>
            <text:p text:style-name="P76">Min <text:span text:style-name="T58">Wielder</text:span> Size <text:span text:style-name="T47">2</text:span>h/<text:span text:style-name="T47">1</text:span>h:</text:p>
            <text:p text:style-name="P76"><text:s/><text:span text:style-name="T8">5</text:span><text:span text:style-name="T25">25</text:span><text:span text:style-name="T2">00/</text:span><text:span text:style-name="T16">2</text:span><text:span text:style-name="T25">3</text:span><text:span text:style-name="T8">0000</text:span> </text:p>
            <text:p text:style-name="P76">Cost: <text:span text:style-name="T27">4</text:span></text:p>
          </table:table-cell>
          <table:table-cell table:style-name="Table7.C3" office:value-type="string">
            <text:p text:style-name="P85">Attacks (<text:span text:style-name="T47">prepare,recover</text:span>): <text:span text:style-name="T24">hack</text:span><text:span text:style-name="T1">(</text:span><text:span text:style-name="T24">1,</text:span><text:span text:style-name="T25">8</text:span><text:span text:style-name="T8">)/</text:span><text:span text:style-name="T24">spike(1,</text:span><text:span text:style-name="T25">8</text:span><text:span text:style-name="T8">)/</text:span><text:span text:style-name="T24">stab</text:span><text:span text:style-name="T1">(</text:span><text:span text:style-name="T24">1,5</text:span><text:span text:style-name="T8">)</text:span></text:p>
          </table:table-cell>
        </table:table-row>
        <table:table-row table:style-name="Table7.16">
          <table:covered-table-cell/>
          <table:covered-table-cell/>
          <table:table-cell table:style-name="Table7.C3" office:value-type="string">
            <text:p text:style-name="P116">The well-known axe-like polearm. Quite long, in possession of a mean point and spike on the back. The slashing attack will be somewhat more focussed and while it may more cut as big a cut as the other cut-and-thrust polearms it stands a slightly better chance against armor. </text:p>
          </table:table-cell>
        </table:table-row>
        <table:table-row table:style-name="Table7.16">
          <table:table-cell table:style-name="Table7.A4" table:number-rows-spanned="2" office:value-type="string">
            <text:p text:style-name="P12">Quarterstaff</text:p>
            <text:p text:style-name="P14">(wood only)</text:p>
          </table:table-cell>
          <table:table-cell table:style-name="Table7.A4" table:number-rows-spanned="2" office:value-type="string">
            <text:p text:style-name="P38"><text:span text:style-name="T42">Range:</text:span><text:span text:style-name="T2"> </text:span><text:span text:style-name="T20">Long</text:span></text:p>
            <text:p text:style-name="P62">Speed: <text:span text:style-name="T30">Fast</text:span></text:p>
            <text:p text:style-name="P76"><text:span text:style-name="T58">Weight: </text:span><text:span text:style-name="T30">3200</text:span></text:p>
            <text:p text:style-name="P76">Min <text:span text:style-name="T58">Wielder</text:span> Size <text:span text:style-name="T47">2</text:span>h/<text:span text:style-name="T47">1</text:span>h:</text:p>
            <text:p text:style-name="P76"><text:s/><text:span text:style-name="T30">400</text:span><text:span text:style-name="T2">00/</text:span><text:span text:style-name="T30">160</text:span><text:span text:style-name="T8">000</text:span> </text:p>
            <text:p text:style-name="P76">Cost: <text:span text:style-name="T30">1</text:span></text:p>
          </table:table-cell>
          <table:table-cell table:style-name="Table7.C3" office:value-type="string">
            <text:p text:style-name="P85">Attacks (<text:span text:style-name="T47">prepare,recover</text:span>): <text:span text:style-name="T30">bash</text:span><text:span text:style-name="T1">(</text:span><text:span text:style-name="T30">2</text:span><text:span text:style-name="T24">,</text:span><text:span text:style-name="T36">3</text:span><text:span text:style-name="T8">)/</text:span><text:span text:style-name="T30">jab</text:span><text:span text:style-name="T24">(</text:span><text:span text:style-name="T30">2</text:span><text:span text:style-name="T24">,</text:span><text:span text:style-name="T36">2</text:span><text:span text:style-name="T8">)</text:span></text:p>
          </table:table-cell>
        </table:table-row>
        <table:table-row table:style-name="Table7.16">
          <table:covered-table-cell/>
          <table:covered-table-cell/>
          <table:table-cell table:style-name="Table7.C3" office:value-type="string">
            <text:p text:style-name="P120"><text:span text:style-name="T85">A regular</text:span> wooden pole, <text:span text:style-name="T85">but a dangerous one at that.</text:span> It can be used to rapidly <text:span text:style-name="T85">beat</text:span> and jab things at range.</text:p>
            <text:p text:style-name="P120">Makes for a good walking aid, and a surprisingly decent self-defence tool for when caught by bandits while walking abou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1T07:26:29.962000000</meta:creation-date>
    <dc:date>2017-03-10T22:40:24.358000000</dc:date>
    <meta:editing-duration>PT17H25M34S</meta:editing-duration>
    <meta:editing-cycles>52</meta:editing-cycles>
    <meta:generator>LibreOffice/4.3.4.1$Windows_x86 LibreOffice_project/bc356b2f991740509f321d70e4512a6a54c5f243</meta:generator>
    <meta:document-statistic meta:table-count="7" meta:image-count="0" meta:object-count="0" meta:page-count="7" meta:paragraph-count="565" meta:word-count="3720" meta:character-count="23486" meta:non-whitespace-character-count="20245"/>
  </office:meta>
</office:document-meta>
</file>